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09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rif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2">
      <style:table-cell-properties style:diagonal-bl-tr="none" style:diagonal-tl-br="none" fo:background-color="transparent" fo:border="0.74pt solid #000000" style:rotation-align="none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1.7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ifa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DESTINO</text:p>
          </table:table-cell>
          <table:table-cell table:style-name="ce5" office:value-type="string" office:string-value="BUS (40 PAX)" calcext:value-type="string">
            <text:p><text:s/>BUS (40 PAX) </text:p>
          </table:table-cell>
          <table:table-cell table:style-name="ce5" office:value-type="string" office:string-value="BUSETAS (25-28 PAX)" calcext:value-type="string">
            <text:p><text:s/>BUSETAS (25-28 PAX) </text:p>
          </table:table-cell>
          <table:table-cell table:style-name="ce5" office:value-type="string" office:string-value="BUSETA (19-24 PAX)" calcext:value-type="string">
            <text:p><text:s/>BUSETA (19-24 PAX) </text:p>
          </table:table-cell>
          <table:table-cell table:style-name="ce5" office:value-type="string" office:string-value="MICRO (16-11 PAX)" calcext:value-type="string">
            <text:p><text:s/>MICRO (16-11 PAX) </text:p>
          </table:table-cell>
          <table:table-cell table:style-name="ce5" office:value-type="string" office:string-value="H1 (10 PAX)" calcext:value-type="string">
            <text:p><text:s/>H1 (10 PAX) 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TAGRACIA</text:p>
          </table:table-cell>
          <table:table-cell table:style-name="ce6" office:value-type="float" office:value="240000" calcext:value-type="float">
            <text:p><text:s/>$ 24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60000" calcext:value-type="float">
            <text:p><text:s/>$ 160.000 </text:p>
          </table:table-cell>
          <table:table-cell table:style-name="ce6" office:value-type="float" office:value="120000" calcext:value-type="float">
            <text:p><text:s/>$ 1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]&amp;&quot;','&quot;&amp;[.B2]&amp;&quot;','&quot;&amp;[.C2]&amp;&quot;','&quot;&amp;[.D2]&amp;&quot;','&quot;&amp;[.E2]&amp;&quot;','&quot;&amp;[.F2]&amp;&quot;');&quot;" office:value-type="string" office:string-value="('ALTAGRACIA','240000','180000','160000','120000','');" calcext:value-type="string">
            <text:p>('ALTAGRACIA','240000','180000','160000','120000','');</text:p>
          </table:table-cell>
          <table:table-cell table:formula="of:=[.H2]&amp;[.I2]" office:value-type="string" office:string-value="INSERT INTO tbtarifas (nombre,bus40,buseta2528,buseta1924,micro1611,h110) VALUES ('ALTAGRACIA','240000','180000','160000','120000','');" calcext:value-type="string">
            <text:p>INSERT INTO tbtarifas (nombre,bus40,buseta2528,buseta1924,micro1611,h110) VALUES ('ALTAGRACIA','240000','180000','160000','1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CACIAS META (3 DIAS)</text:p>
          </table:table-cell>
          <table:table-cell table:style-name="ce6" office:value-type="float" office:value="4300000" calcext:value-type="float">
            <text:p><text:s/>$ 4.300.000 </text:p>
          </table:table-cell>
          <table:table-cell table:style-name="ce6" office:value-type="float" office:value="4000000" calcext:value-type="float">
            <text:p><text:s/>$ 4.000.000 </text:p>
          </table:table-cell>
          <table:table-cell table:style-name="ce6" office:value-type="float" office:value="3600000" calcext:value-type="float">
            <text:p><text:s/>$ 3.600.000 </text:p>
          </table:table-cell>
          <table:table-cell table:style-name="ce6" office:value-type="float" office:value="3000000" calcext:value-type="float">
            <text:p><text:s/>$ 3.0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]&amp;&quot;','&quot;&amp;[.B3]&amp;&quot;','&quot;&amp;[.C3]&amp;&quot;','&quot;&amp;[.D3]&amp;&quot;','&quot;&amp;[.E3]&amp;&quot;','&quot;&amp;[.F3]&amp;&quot;');&quot;" office:value-type="string" office:string-value="('ACACIAS META (3 DIAS)','4300000','4000000','3600000','3000000','');" calcext:value-type="string">
            <text:p>('ACACIAS META (3 DIAS)','4300000','4000000','3600000','3000000','');</text:p>
          </table:table-cell>
          <table:table-cell table:formula="of:=[.H3]&amp;[.I3]" office:value-type="string" office:string-value="INSERT INTO tbtarifas (nombre,bus40,buseta2528,buseta1924,micro1611,h110) VALUES ('ACACIAS META (3 DIAS)','4300000','4000000','3600000','3000000','');" calcext:value-type="string">
            <text:p>INSERT INTO tbtarifas (nombre,bus40,buseta2528,buseta1924,micro1611,h110) VALUES ('ACACIAS META (3 DIAS)','4300000','4000000','3600000','30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IA ADICIONAL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]&amp;&quot;','&quot;&amp;[.B4]&amp;&quot;','&quot;&amp;[.C4]&amp;&quot;','&quot;&amp;[.D4]&amp;&quot;','&quot;&amp;[.E4]&amp;&quot;','&quot;&amp;[.F4]&amp;&quot;');&quot;" office:value-type="string" office:string-value="('DIA ADICIONAL','280000','350000','250000','200000','');" calcext:value-type="string">
            <text:p>('DIA ADICIONAL','280000','350000','250000','200000','');</text:p>
          </table:table-cell>
          <table:table-cell table:formula="of:=[.H4]&amp;[.I4]" office:value-type="string" office:string-value="INSERT INTO tbtarifas (nombre,bus40,buseta2528,buseta1924,micro1611,h110) VALUES ('DIA ADICIONAL','280000','350000','250000','200000','');" calcext:value-type="string">
            <text:p>INSERT INTO tbtarifas (nombre,bus40,buseta2528,buseta1924,micro1611,h110) VALUES ('DIA ADICIONAL','280000','350000','250000','2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CAPULCO/VIA VITERBO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270000" calcext:value-type="float">
            <text:p><text:s/>$ 270.000 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6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]&amp;&quot;','&quot;&amp;[.B5]&amp;&quot;','&quot;&amp;[.C5]&amp;&quot;','&quot;&amp;[.D5]&amp;&quot;','&quot;&amp;[.E5]&amp;&quot;','&quot;&amp;[.F5]&amp;&quot;');&quot;" office:value-type="string" office:string-value="('ACAPULCO/VIA VITERBO','380000','320000','270000','220000','');" calcext:value-type="string">
            <text:p>('ACAPULCO/VIA VITERBO','380000','320000','270000','220000','');</text:p>
          </table:table-cell>
          <table:table-cell table:formula="of:=[.H5]&amp;[.I5]" office:value-type="string" office:string-value="INSERT INTO tbtarifas (nombre,bus40,buseta2528,buseta1924,micro1611,h110) VALUES ('ACAPULCO/VIA VITERBO','380000','320000','270000','220000','');" calcext:value-type="string">
            <text:p>INSERT INTO tbtarifas (nombre,bus40,buseta2528,buseta1924,micro1611,h110) VALUES ('ACAPULCO/VIA VITERBO','380000','320000','270000','2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GUA CHICA CESAR (3 DIAS)</text:p>
          </table:table-cell>
          <table:table-cell table:style-name="ce6" office:value-type="float" office:value="5000000" calcext:value-type="float">
            <text:p><text:s/>$ 5.000.000 </text:p>
          </table:table-cell>
          <table:table-cell table:style-name="ce6" office:value-type="float" office:value="4200000" calcext:value-type="float">
            <text:p><text:s/>$ 4.200.000 </text:p>
          </table:table-cell>
          <table:table-cell table:style-name="ce6" office:value-type="float" office:value="3800000" calcext:value-type="float">
            <text:p><text:s/>$ 3.800.000 </text:p>
          </table:table-cell>
          <table:table-cell table:style-name="ce6" office:value-type="float" office:value="3200000" calcext:value-type="float">
            <text:p><text:s/>$ 3.2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]&amp;&quot;','&quot;&amp;[.B6]&amp;&quot;','&quot;&amp;[.C6]&amp;&quot;','&quot;&amp;[.D6]&amp;&quot;','&quot;&amp;[.E6]&amp;&quot;','&quot;&amp;[.F6]&amp;&quot;');&quot;" office:value-type="string" office:string-value="('AGUA CHICA CESAR (3 DIAS)','5000000','4200000','3800000','3200000','');" calcext:value-type="string">
            <text:p>('AGUA CHICA CESAR (3 DIAS)','5000000','4200000','3800000','3200000','');</text:p>
          </table:table-cell>
          <table:table-cell table:formula="of:=[.H6]&amp;[.I6]" office:value-type="string" office:string-value="INSERT INTO tbtarifas (nombre,bus40,buseta2528,buseta1924,micro1611,h110) VALUES ('AGUA CHICA CESAR (3 DIAS)','5000000','4200000','3800000','3200000','');" calcext:value-type="string">
            <text:p>INSERT INTO tbtarifas (nombre,bus40,buseta2528,buseta1924,micro1611,h110) VALUES ('AGUA CHICA CESAR (3 DIAS)','5000000','4200000','3800000','32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GUADAS-CALDAS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6" office:value-type="float" office:value="1650000" calcext:value-type="float">
            <text:p><text:s/>$ 1.650.000 </text:p>
          </table:table-cell>
          <table:table-cell table:style-name="ce6" office:value-type="float" office:value="1350000" calcext:value-type="float">
            <text:p><text:s/>$ 1.35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]&amp;&quot;','&quot;&amp;[.B7]&amp;&quot;','&quot;&amp;[.C7]&amp;&quot;','&quot;&amp;[.D7]&amp;&quot;','&quot;&amp;[.E7]&amp;&quot;','&quot;&amp;[.F7]&amp;&quot;');&quot;" office:value-type="string" office:string-value="('AGUADAS-CALDAS','1900000','1650000','1350000','1200000','');" calcext:value-type="string">
            <text:p>('AGUADAS-CALDAS','1900000','1650000','1350000','1200000','');</text:p>
          </table:table-cell>
          <table:table-cell table:formula="of:=[.H7]&amp;[.I7]" office:value-type="string" office:string-value="INSERT INTO tbtarifas (nombre,bus40,buseta2528,buseta1924,micro1611,h110) VALUES ('AGUADAS-CALDAS','1900000','1650000','1350000','1200000','');" calcext:value-type="string">
            <text:p>INSERT INTO tbtarifas (nombre,bus40,buseta2528,buseta1924,micro1611,h110) VALUES ('AGUADAS-CALDAS','1900000','1650000','1350000','12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GUILA-VALLE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6" office:value-type="float" office:value="580000" calcext:value-type="float">
            <text:p><text:s/>$ 58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]&amp;&quot;','&quot;&amp;[.B8]&amp;&quot;','&quot;&amp;[.C8]&amp;&quot;','&quot;&amp;[.D8]&amp;&quot;','&quot;&amp;[.E8]&amp;&quot;','&quot;&amp;[.F8]&amp;&quot;');&quot;" office:value-type="string" office:string-value="('AGUILA-VALLE','900000','700000','580000','500000','');" calcext:value-type="string">
            <text:p>('AGUILA-VALLE','900000','700000','580000','500000','');</text:p>
          </table:table-cell>
          <table:table-cell table:formula="of:=[.H8]&amp;[.I8]" office:value-type="string" office:string-value="INSERT INTO tbtarifas (nombre,bus40,buseta2528,buseta1924,micro1611,h110) VALUES ('AGUILA-VALLE','900000','700000','580000','500000','');" calcext:value-type="string">
            <text:p>INSERT INTO tbtarifas (nombre,bus40,buseta2528,buseta1924,micro1611,h110) VALUES ('AGUILA-VALLE','900000','700000','580000','5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LCALA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]&amp;&quot;','&quot;&amp;[.B9]&amp;&quot;','&quot;&amp;[.C9]&amp;&quot;','&quot;&amp;[.D9]&amp;&quot;','&quot;&amp;[.E9]&amp;&quot;','&quot;&amp;[.F9]&amp;&quot;');&quot;" office:value-type="string" office:string-value="('ALCALA','380000','320000','280000','200000','');" calcext:value-type="string">
            <text:p>('ALCALA','380000','320000','280000','200000','');</text:p>
          </table:table-cell>
          <table:table-cell table:formula="of:=[.H9]&amp;[.I9]" office:value-type="string" office:string-value="INSERT INTO tbtarifas (nombre,bus40,buseta2528,buseta1924,micro1611,h110) VALUES ('ALCALA','380000','320000','280000','200000','');" calcext:value-type="string">
            <text:p>INSERT INTO tbtarifas (nombre,bus40,buseta2528,buseta1924,micro1611,h110) VALUES ('ALCALA','380000','320000','280000','2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NDALUCIA-VALLE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]&amp;&quot;','&quot;&amp;[.B10]&amp;&quot;','&quot;&amp;[.C10]&amp;&quot;','&quot;&amp;[.D10]&amp;&quot;','&quot;&amp;[.E10]&amp;&quot;','&quot;&amp;[.F10]&amp;&quot;');&quot;" office:value-type="string" office:string-value="('ANDALUCIA-VALLE','550000','420000','380000','320000','');" calcext:value-type="string">
            <text:p>('ANDALUCIA-VALLE','550000','420000','380000','320000','');</text:p>
          </table:table-cell>
          <table:table-cell table:formula="of:=[.H10]&amp;[.I10]" office:value-type="string" office:string-value="INSERT INTO tbtarifas (nombre,bus40,buseta2528,buseta1924,micro1611,h110) VALUES ('ANDALUCIA-VALLE','550000','420000','380000','320000','');" calcext:value-type="string">
            <text:p>INSERT INTO tbtarifas (nombre,bus40,buseta2528,buseta1924,micro1611,h110) VALUES ('ANDALUCIA-VALLE','550000','420000','380000','3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NSERMA-CALDAS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90000" calcext:value-type="float">
            <text:p><text:s/>$ 39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]&amp;&quot;','&quot;&amp;[.B11]&amp;&quot;','&quot;&amp;[.C11]&amp;&quot;','&quot;&amp;[.D11]&amp;&quot;','&quot;&amp;[.E11]&amp;&quot;','&quot;&amp;[.F11]&amp;&quot;');&quot;" office:value-type="string" office:string-value="('ANSERMA-CALDAS','550000','450000','390000','320000','');" calcext:value-type="string">
            <text:p>('ANSERMA-CALDAS','550000','450000','390000','320000','');</text:p>
          </table:table-cell>
          <table:table-cell table:formula="of:=[.H11]&amp;[.I11]" office:value-type="string" office:string-value="INSERT INTO tbtarifas (nombre,bus40,buseta2528,buseta1924,micro1611,h110) VALUES ('ANSERMA-CALDAS','550000','450000','390000','320000','');" calcext:value-type="string">
            <text:p>INSERT INTO tbtarifas (nombre,bus40,buseta2528,buseta1924,micro1611,h110) VALUES ('ANSERMA-CALDAS','550000','450000','390000','3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NSERMA-VALLE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90000" calcext:value-type="float">
            <text:p><text:s/>$ 39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]&amp;&quot;','&quot;&amp;[.B12]&amp;&quot;','&quot;&amp;[.C12]&amp;&quot;','&quot;&amp;[.D12]&amp;&quot;','&quot;&amp;[.E12]&amp;&quot;','&quot;&amp;[.F12]&amp;&quot;');&quot;" office:value-type="string" office:string-value="('ANSERMA-VALLE','420000','390000','350000','280000','');" calcext:value-type="string">
            <text:p>('ANSERMA-VALLE','420000','390000','350000','280000','');</text:p>
          </table:table-cell>
          <table:table-cell table:formula="of:=[.H12]&amp;[.I12]" office:value-type="string" office:string-value="INSERT INTO tbtarifas (nombre,bus40,buseta2528,buseta1924,micro1611,h110) VALUES ('ANSERMA-VALLE','420000','390000','350000','280000','');" calcext:value-type="string">
            <text:p>INSERT INTO tbtarifas (nombre,bus40,buseta2528,buseta1924,micro1611,h110) VALUES ('ANSERMA-VALLE','420000','390000','350000','28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PIA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]&amp;&quot;','&quot;&amp;[.B13]&amp;&quot;','&quot;&amp;[.C13]&amp;&quot;','&quot;&amp;[.D13]&amp;&quot;','&quot;&amp;[.E13]&amp;&quot;','&quot;&amp;[.F13]&amp;&quot;');&quot;" office:value-type="string" office:string-value="('APIA','450000','360000','320000','300000','');" calcext:value-type="string">
            <text:p>('APIA','450000','360000','320000','300000','');</text:p>
          </table:table-cell>
          <table:table-cell table:formula="of:=[.H13]&amp;[.I13]" office:value-type="string" office:string-value="INSERT INTO tbtarifas (nombre,bus40,buseta2528,buseta1924,micro1611,h110) VALUES ('APIA','450000','360000','320000','300000','');" calcext:value-type="string">
            <text:p>INSERT INTO tbtarifas (nombre,bus40,buseta2528,buseta1924,micro1611,h110) VALUES ('APIA','450000','360000','320000','3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RABIA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]&amp;&quot;','&quot;&amp;[.B14]&amp;&quot;','&quot;&amp;[.C14]&amp;&quot;','&quot;&amp;[.D14]&amp;&quot;','&quot;&amp;[.E14]&amp;&quot;','&quot;&amp;[.F14]&amp;&quot;');&quot;" office:value-type="string" office:string-value="('ARABIA','280000','220000','180000','150000','');" calcext:value-type="string">
            <text:p>('ARABIA','280000','220000','180000','150000','');</text:p>
          </table:table-cell>
          <table:table-cell table:formula="of:=[.H14]&amp;[.I14]" office:value-type="string" office:string-value="INSERT INTO tbtarifas (nombre,bus40,buseta2528,buseta1924,micro1611,h110) VALUES ('ARABIA','280000','220000','180000','150000','');" calcext:value-type="string">
            <text:p>INSERT INTO tbtarifas (nombre,bus40,buseta2528,buseta1924,micro1611,h110) VALUES ('ARABIA','280000','220000','180000','1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RANZAZU-CALDAS</text:p>
          </table:table-cell>
          <table:table-cell table:style-name="ce6" office:value-type="float" office:value="850000" calcext:value-type="float">
            <text:p><text:s/>$ 850.000 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6" office:value-type="float" office:value="620000" calcext:value-type="float">
            <text:p><text:s/>$ 620.000 </text:p>
          </table:table-cell>
          <table:table-cell table:style-name="ce6" office:value-type="float" office:value="530000" calcext:value-type="float">
            <text:p><text:s/>$ 53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]&amp;&quot;','&quot;&amp;[.B15]&amp;&quot;','&quot;&amp;[.C15]&amp;&quot;','&quot;&amp;[.D15]&amp;&quot;','&quot;&amp;[.E15]&amp;&quot;','&quot;&amp;[.F15]&amp;&quot;');&quot;" office:value-type="string" office:string-value="('ARANZAZU-CALDAS','850000','700000','620000','530000','');" calcext:value-type="string">
            <text:p>('ARANZAZU-CALDAS','850000','700000','620000','530000','');</text:p>
          </table:table-cell>
          <table:table-cell table:formula="of:=[.H15]&amp;[.I15]" office:value-type="string" office:string-value="INSERT INTO tbtarifas (nombre,bus40,buseta2528,buseta1924,micro1611,h110) VALUES ('ARANZAZU-CALDAS','850000','700000','620000','530000','');" calcext:value-type="string">
            <text:p>INSERT INTO tbtarifas (nombre,bus40,buseta2528,buseta1924,micro1611,h110) VALUES ('ARANZAZU-CALDAS','850000','700000','620000','53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RAUCA-CALDAS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]&amp;&quot;','&quot;&amp;[.B16]&amp;&quot;','&quot;&amp;[.C16]&amp;&quot;','&quot;&amp;[.D16]&amp;&quot;','&quot;&amp;[.E16]&amp;&quot;','&quot;&amp;[.F16]&amp;&quot;');&quot;" office:value-type="string" office:string-value="('ARAUCA-CALDAS','500000','420000','360000','320000','');" calcext:value-type="string">
            <text:p>('ARAUCA-CALDAS','500000','420000','360000','320000','');</text:p>
          </table:table-cell>
          <table:table-cell table:formula="of:=[.H16]&amp;[.I16]" office:value-type="string" office:string-value="INSERT INTO tbtarifas (nombre,bus40,buseta2528,buseta1924,micro1611,h110) VALUES ('ARAUCA-CALDAS','500000','420000','360000','320000','');" calcext:value-type="string">
            <text:p>INSERT INTO tbtarifas (nombre,bus40,buseta2528,buseta1924,micro1611,h110) VALUES ('ARAUCA-CALDAS','500000','420000','360000','3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RGELIA-VALLE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660000" calcext:value-type="float">
            <text:p><text:s/>$ 660.000 </text:p>
          </table:table-cell>
          <table:table-cell table:style-name="ce6" office:value-type="float" office:value="580000" calcext:value-type="float">
            <text:p><text:s/>$ 58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]&amp;&quot;','&quot;&amp;[.B17]&amp;&quot;','&quot;&amp;[.C17]&amp;&quot;','&quot;&amp;[.D17]&amp;&quot;','&quot;&amp;[.E17]&amp;&quot;','&quot;&amp;[.F17]&amp;&quot;');&quot;" office:value-type="string" office:string-value="('ARGELIA-VALLE','800000','660000','580000','500000','');" calcext:value-type="string">
            <text:p>('ARGELIA-VALLE','800000','660000','580000','500000','');</text:p>
          </table:table-cell>
          <table:table-cell table:formula="of:=[.H17]&amp;[.I17]" office:value-type="string" office:string-value="INSERT INTO tbtarifas (nombre,bus40,buseta2528,buseta1924,micro1611,h110) VALUES ('ARGELIA-VALLE','800000','660000','580000','500000','');" calcext:value-type="string">
            <text:p>INSERT INTO tbtarifas (nombre,bus40,buseta2528,buseta1924,micro1611,h110) VALUES ('ARGELIA-VALLE','800000','660000','580000','5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RMENIA</text:p>
          </table:table-cell>
          <table:table-cell table:style-name="ce6" office:value-type="float" office:value="460000" calcext:value-type="float">
            <text:p><text:s/>$ 46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]&amp;&quot;','&quot;&amp;[.B18]&amp;&quot;','&quot;&amp;[.C18]&amp;&quot;','&quot;&amp;[.D18]&amp;&quot;','&quot;&amp;[.E18]&amp;&quot;','&quot;&amp;[.F18]&amp;&quot;');&quot;" office:value-type="string" office:string-value="('ARMENIA','460000','400000','360000','300000','');" calcext:value-type="string">
            <text:p>('ARMENIA','460000','400000','360000','300000','');</text:p>
          </table:table-cell>
          <table:table-cell table:formula="of:=[.H18]&amp;[.I18]" office:value-type="string" office:string-value="INSERT INTO tbtarifas (nombre,bus40,buseta2528,buseta1924,micro1611,h110) VALUES ('ARMENIA','460000','400000','360000','300000','');" calcext:value-type="string">
            <text:p>INSERT INTO tbtarifas (nombre,bus40,buseta2528,buseta1924,micro1611,h110) VALUES ('ARMENIA','460000','400000','360000','3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RMERO-TOLIMA</text:p>
          </table:table-cell>
          <table:table-cell table:style-name="ce6" office:value-type="float" office:value="2000000" calcext:value-type="float">
            <text:p><text:s/>$ 2.000.000 </text:p>
          </table:table-cell>
          <table:table-cell table:style-name="ce6" office:value-type="float" office:value="1700000" calcext:value-type="float">
            <text:p><text:s/>$ 1.700.000 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]&amp;&quot;','&quot;&amp;[.B19]&amp;&quot;','&quot;&amp;[.C19]&amp;&quot;','&quot;&amp;[.D19]&amp;&quot;','&quot;&amp;[.E19]&amp;&quot;','&quot;&amp;[.F19]&amp;&quot;');&quot;" office:value-type="string" office:string-value="('ARMERO-TOLIMA','2000000','1700000','1500000','1200000','');" calcext:value-type="string">
            <text:p>('ARMERO-TOLIMA','2000000','1700000','1500000','1200000','');</text:p>
          </table:table-cell>
          <table:table-cell table:formula="of:=[.H19]&amp;[.I19]" office:value-type="string" office:string-value="INSERT INTO tbtarifas (nombre,bus40,buseta2528,buseta1924,micro1611,h110) VALUES ('ARMERO-TOLIMA','2000000','1700000','1500000','1200000','');" calcext:value-type="string">
            <text:p>INSERT INTO tbtarifas (nombre,bus40,buseta2528,buseta1924,micro1611,h110) VALUES ('ARMERO-TOLIMA','2000000','1700000','1500000','12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ALBOA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0]&amp;&quot;','&quot;&amp;[.B20]&amp;&quot;','&quot;&amp;[.C20]&amp;&quot;','&quot;&amp;[.D20]&amp;&quot;','&quot;&amp;[.E20]&amp;&quot;','&quot;&amp;[.F20]&amp;&quot;');&quot;" office:value-type="string" office:string-value="('BALBOA','450000','360000','320000','300000','');" calcext:value-type="string">
            <text:p>('BALBOA','450000','360000','320000','300000','');</text:p>
          </table:table-cell>
          <table:table-cell table:formula="of:=[.H20]&amp;[.I20]" office:value-type="string" office:string-value="INSERT INTO tbtarifas (nombre,bus40,buseta2528,buseta1924,micro1611,h110) VALUES ('BALBOA','450000','360000','320000','300000','');" calcext:value-type="string">
            <text:p>INSERT INTO tbtarifas (nombre,bus40,buseta2528,buseta1924,micro1611,h110) VALUES ('BALBOA','450000','360000','320000','3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ARRAGAN-QUINDIO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70000" calcext:value-type="float">
            <text:p><text:s/>$ 37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1]&amp;&quot;','&quot;&amp;[.B21]&amp;&quot;','&quot;&amp;[.C21]&amp;&quot;','&quot;&amp;[.D21]&amp;&quot;','&quot;&amp;[.E21]&amp;&quot;','&quot;&amp;[.F21]&amp;&quot;');&quot;" office:value-type="string" office:string-value="('BARRAGAN-QUINDIO','600000','480000','450000','370000','');" calcext:value-type="string">
            <text:p>('BARRAGAN-QUINDIO','600000','480000','450000','370000','');</text:p>
          </table:table-cell>
          <table:table-cell table:formula="of:=[.H21]&amp;[.I21]" office:value-type="string" office:string-value="INSERT INTO tbtarifas (nombre,bus40,buseta2528,buseta1924,micro1611,h110) VALUES ('BARRAGAN-QUINDIO','600000','480000','450000','370000','');" calcext:value-type="string">
            <text:p>INSERT INTO tbtarifas (nombre,bus40,buseta2528,buseta1924,micro1611,h110) VALUES ('BARRAGAN-QUINDIO','600000','480000','450000','37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ARRANCABERMEJA (2 DIAS)</text:p>
          </table:table-cell>
          <table:table-cell table:style-name="ce6" office:value-type="float" office:value="4500000" calcext:value-type="float">
            <text:p><text:s/>$ 4.500.000 </text:p>
          </table:table-cell>
          <table:table-cell table:style-name="ce6" office:value-type="float" office:value="4000000" calcext:value-type="float">
            <text:p><text:s/>$ 4.000.000 </text:p>
          </table:table-cell>
          <table:table-cell table:style-name="ce6" office:value-type="float" office:value="3700000" calcext:value-type="float">
            <text:p><text:s/>$ 3.700.000 </text:p>
          </table:table-cell>
          <table:table-cell table:style-name="ce6" office:value-type="float" office:value="2900000" calcext:value-type="float">
            <text:p><text:s/>$ 2.900.000 </text:p>
          </table:table-cell>
          <table:table-cell table:style-name="ce8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2]&amp;&quot;','&quot;&amp;[.B22]&amp;&quot;','&quot;&amp;[.C22]&amp;&quot;','&quot;&amp;[.D22]&amp;&quot;','&quot;&amp;[.E22]&amp;&quot;','&quot;&amp;[.F22]&amp;&quot;');&quot;" office:value-type="string" office:string-value="('BARRANCABERMEJA (2 DIAS)','4500000','4000000','3700000','2900000','');" calcext:value-type="string">
            <text:p>('BARRANCABERMEJA (2 DIAS)','4500000','4000000','3700000','2900000','');</text:p>
          </table:table-cell>
          <table:table-cell table:formula="of:=[.H22]&amp;[.I22]" office:value-type="string" office:string-value="INSERT INTO tbtarifas (nombre,bus40,buseta2528,buseta1924,micro1611,h110) VALUES ('BARRANCABERMEJA (2 DIAS)','4500000','4000000','3700000','2900000','');" calcext:value-type="string">
            <text:p>INSERT INTO tbtarifas (nombre,bus40,buseta2528,buseta1924,micro1611,h110) VALUES ('BARRANCABERMEJA (2 DIAS)','4500000','4000000','3700000','29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IA ADICIONAL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3]&amp;&quot;','&quot;&amp;[.B23]&amp;&quot;','&quot;&amp;[.C23]&amp;&quot;','&quot;&amp;[.D23]&amp;&quot;','&quot;&amp;[.E23]&amp;&quot;','&quot;&amp;[.F23]&amp;&quot;');&quot;" office:value-type="string" office:string-value="('DIA ADICIONAL','400000','350000','300000','250000','');" calcext:value-type="string">
            <text:p>('DIA ADICIONAL','400000','350000','300000','250000','');</text:p>
          </table:table-cell>
          <table:table-cell table:formula="of:=[.H23]&amp;[.I23]" office:value-type="string" office:string-value="INSERT INTO tbtarifas (nombre,bus40,buseta2528,buseta1924,micro1611,h110) VALUES ('DIA ADICIONAL','400000','350000','300000','250000','');" calcext:value-type="string">
            <text:p>INSERT INTO tbtarifas (nombre,bus40,buseta2528,buseta1924,micro1611,h110) VALUES ('DIA ADICIONAL','400000','350000','300000','2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ELALCAZAR-CALDAS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4]&amp;&quot;','&quot;&amp;[.B24]&amp;&quot;','&quot;&amp;[.C24]&amp;&quot;','&quot;&amp;[.D24]&amp;&quot;','&quot;&amp;[.E24]&amp;&quot;','&quot;&amp;[.F24]&amp;&quot;');&quot;" office:value-type="string" office:string-value="('BELALCAZAR-CALDAS','450000','380000','350000','300000','');" calcext:value-type="string">
            <text:p>('BELALCAZAR-CALDAS','450000','380000','350000','300000','');</text:p>
          </table:table-cell>
          <table:table-cell table:formula="of:=[.H24]&amp;[.I24]" office:value-type="string" office:string-value="INSERT INTO tbtarifas (nombre,bus40,buseta2528,buseta1924,micro1611,h110) VALUES ('BELALCAZAR-CALDAS','450000','380000','350000','300000','');" calcext:value-type="string">
            <text:p>INSERT INTO tbtarifas (nombre,bus40,buseta2528,buseta1924,micro1611,h110) VALUES ('BELALCAZAR-CALDAS','450000','380000','350000','3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ELEN DE UMBRIA</text:p>
          </table:table-cell>
          <table:table-cell table:style-name="ce6" office:value-type="float" office:value="560000" calcext:value-type="float">
            <text:p><text:s/>$ 56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30000" calcext:value-type="float">
            <text:p><text:s/>$ 33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5]&amp;&quot;','&quot;&amp;[.B25]&amp;&quot;','&quot;&amp;[.C25]&amp;&quot;','&quot;&amp;[.D25]&amp;&quot;','&quot;&amp;[.E25]&amp;&quot;','&quot;&amp;[.F25]&amp;&quot;');&quot;" office:value-type="string" office:string-value="('BELEN DE UMBRIA','560000','450000','400000','330000','');" calcext:value-type="string">
            <text:p>('BELEN DE UMBRIA','560000','450000','400000','330000','');</text:p>
          </table:table-cell>
          <table:table-cell table:formula="of:=[.H25]&amp;[.I25]" office:value-type="string" office:string-value="INSERT INTO tbtarifas (nombre,bus40,buseta2528,buseta1924,micro1611,h110) VALUES ('BELEN DE UMBRIA','560000','450000','400000','330000','');" calcext:value-type="string">
            <text:p>INSERT INTO tbtarifas (nombre,bus40,buseta2528,buseta1924,micro1611,h110) VALUES ('BELEN DE UMBRIA','560000','450000','400000','33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OGOTA (3 DIAS) RECORRIDO INTERNO</text:p>
          </table:table-cell>
          <table:table-cell table:style-name="ce6" office:value-type="float" office:value="2700000" calcext:value-type="float">
            <text:p><text:s/>$ 2.700.000 </text:p>
          </table:table-cell>
          <table:table-cell table:style-name="ce6" office:value-type="float" office:value="2300000" calcext:value-type="float">
            <text:p><text:s/>$ 2.300.000 </text:p>
          </table:table-cell>
          <table:table-cell table:style-name="ce6" office:value-type="float" office:value="2000000" calcext:value-type="float">
            <text:p><text:s/>$ 2.000.000 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8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6]&amp;&quot;','&quot;&amp;[.B26]&amp;&quot;','&quot;&amp;[.C26]&amp;&quot;','&quot;&amp;[.D26]&amp;&quot;','&quot;&amp;[.E26]&amp;&quot;','&quot;&amp;[.F26]&amp;&quot;');&quot;" office:value-type="string" office:string-value="('BOGOTA (3 DIAS) RECORRIDO INTERNO','2700000','2300000','2000000','1500000','');" calcext:value-type="string">
            <text:p>('BOGOTA (3 DIAS) RECORRIDO INTERNO','2700000','2300000','2000000','1500000','');</text:p>
          </table:table-cell>
          <table:table-cell table:formula="of:=[.H26]&amp;[.I26]" office:value-type="string" office:string-value="INSERT INTO tbtarifas (nombre,bus40,buseta2528,buseta1924,micro1611,h110) VALUES ('BOGOTA (3 DIAS) RECORRIDO INTERNO','2700000','2300000','2000000','1500000','');" calcext:value-type="string">
            <text:p>INSERT INTO tbtarifas (nombre,bus40,buseta2528,buseta1924,micro1611,h110) VALUES ('BOGOTA (3 DIAS) RECORRIDO INTERNO','2700000','2300000','2000000','15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IA ADICIONAL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7]&amp;&quot;','&quot;&amp;[.B27]&amp;&quot;','&quot;&amp;[.C27]&amp;&quot;','&quot;&amp;[.D27]&amp;&quot;','&quot;&amp;[.E27]&amp;&quot;','&quot;&amp;[.F27]&amp;&quot;');&quot;" office:value-type="string" office:string-value="('DIA ADICIONAL','450000','350000','300000','250000','');" calcext:value-type="string">
            <text:p>('DIA ADICIONAL','450000','350000','300000','250000','');</text:p>
          </table:table-cell>
          <table:table-cell table:formula="of:=[.H27]&amp;[.I27]" office:value-type="string" office:string-value="INSERT INTO tbtarifas (nombre,bus40,buseta2528,buseta1924,micro1611,h110) VALUES ('DIA ADICIONAL','450000','350000','300000','250000','');" calcext:value-type="string">
            <text:p>INSERT INTO tbtarifas (nombre,bus40,buseta2528,buseta1924,micro1611,h110) VALUES ('DIA ADICIONAL','450000','350000','300000','2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OLIVAR-VALLE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30000" calcext:value-type="float">
            <text:p><text:s/>$ 43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8]&amp;&quot;','&quot;&amp;[.B28]&amp;&quot;','&quot;&amp;[.C28]&amp;&quot;','&quot;&amp;[.D28]&amp;&quot;','&quot;&amp;[.E28]&amp;&quot;','&quot;&amp;[.F28]&amp;&quot;');&quot;" office:value-type="string" office:string-value="('BOLIVAR-VALLE','600000','550000','480000','430000','');" calcext:value-type="string">
            <text:p>('BOLIVAR-VALLE','600000','550000','480000','430000','');</text:p>
          </table:table-cell>
          <table:table-cell table:formula="of:=[.H28]&amp;[.I28]" office:value-type="string" office:string-value="INSERT INTO tbtarifas (nombre,bus40,buseta2528,buseta1924,micro1611,h110) VALUES ('BOLIVAR-VALLE','600000','550000','480000','430000','');" calcext:value-type="string">
            <text:p>INSERT INTO tbtarifas (nombre,bus40,buseta2528,buseta1924,micro1611,h110) VALUES ('BOLIVAR-VALLE','600000','550000','480000','43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OYACA-TUNJA (3 DIAS)</text:p>
          </table:table-cell>
          <table:table-cell table:style-name="ce6" office:value-type="float" office:value="4800000" calcext:value-type="float">
            <text:p><text:s/>$ 4.800.000 </text:p>
          </table:table-cell>
          <table:table-cell table:style-name="ce6" office:value-type="float" office:value="4200000" calcext:value-type="float">
            <text:p><text:s/>$ 4.200.000 </text:p>
          </table:table-cell>
          <table:table-cell table:style-name="ce6" office:value-type="float" office:value="3700000" calcext:value-type="float">
            <text:p><text:s/>$ 3.700.000 </text:p>
          </table:table-cell>
          <table:table-cell table:style-name="ce6" office:value-type="float" office:value="3000000" calcext:value-type="float">
            <text:p><text:s/>$ 3.0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29]&amp;&quot;','&quot;&amp;[.B29]&amp;&quot;','&quot;&amp;[.C29]&amp;&quot;','&quot;&amp;[.D29]&amp;&quot;','&quot;&amp;[.E29]&amp;&quot;','&quot;&amp;[.F29]&amp;&quot;');&quot;" office:value-type="string" office:string-value="('BOYACA-TUNJA (3 DIAS)','4800000','4200000','3700000','3000000','');" calcext:value-type="string">
            <text:p>('BOYACA-TUNJA (3 DIAS)','4800000','4200000','3700000','3000000','');</text:p>
          </table:table-cell>
          <table:table-cell table:formula="of:=[.H29]&amp;[.I29]" office:value-type="string" office:string-value="INSERT INTO tbtarifas (nombre,bus40,buseta2528,buseta1924,micro1611,h110) VALUES ('BOYACA-TUNJA (3 DIAS)','4800000','4200000','3700000','3000000','');" calcext:value-type="string">
            <text:p>INSERT INTO tbtarifas (nombre,bus40,buseta2528,buseta1924,micro1611,h110) VALUES ('BOYACA-TUNJA (3 DIAS)','4800000','4200000','3700000','30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IA ADICIONAL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0]&amp;&quot;','&quot;&amp;[.B30]&amp;&quot;','&quot;&amp;[.C30]&amp;&quot;','&quot;&amp;[.D30]&amp;&quot;','&quot;&amp;[.E30]&amp;&quot;','&quot;&amp;[.F30]&amp;&quot;');&quot;" office:value-type="string" office:string-value="('DIA ADICIONAL','450000','350000','300000','250000','');" calcext:value-type="string">
            <text:p>('DIA ADICIONAL','450000','350000','300000','250000','');</text:p>
          </table:table-cell>
          <table:table-cell table:formula="of:=[.H30]&amp;[.I30]" office:value-type="string" office:string-value="INSERT INTO tbtarifas (nombre,bus40,buseta2528,buseta1924,micro1611,h110) VALUES ('DIA ADICIONAL','450000','350000','300000','250000','');" calcext:value-type="string">
            <text:p>INSERT INTO tbtarifas (nombre,bus40,buseta2528,buseta1924,micro1611,h110) VALUES ('DIA ADICIONAL','450000','350000','300000','2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UCARAMANGA (3 DIAS)</text:p>
          </table:table-cell>
          <table:table-cell table:style-name="ce6" office:value-type="float" office:value="4500000" calcext:value-type="float">
            <text:p><text:s/>$ 4.500.000 </text:p>
          </table:table-cell>
          <table:table-cell table:style-name="ce6" office:value-type="float" office:value="3900000" calcext:value-type="float">
            <text:p><text:s/>$ 3.900.000 </text:p>
          </table:table-cell>
          <table:table-cell table:style-name="ce6" office:value-type="float" office:value="3600000" calcext:value-type="float">
            <text:p><text:s/>$ 3.600.000 </text:p>
          </table:table-cell>
          <table:table-cell table:style-name="ce6" office:value-type="float" office:value="2800000" calcext:value-type="float">
            <text:p><text:s/>$ 2.800.000 </text:p>
          </table:table-cell>
          <table:table-cell table:style-name="ce6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1]&amp;&quot;','&quot;&amp;[.B31]&amp;&quot;','&quot;&amp;[.C31]&amp;&quot;','&quot;&amp;[.D31]&amp;&quot;','&quot;&amp;[.E31]&amp;&quot;','&quot;&amp;[.F31]&amp;&quot;');&quot;" office:value-type="string" office:string-value="('BUCARAMANGA (3 DIAS)','4500000','3900000','3600000','2800000','');" calcext:value-type="string">
            <text:p>('BUCARAMANGA (3 DIAS)','4500000','3900000','3600000','2800000','');</text:p>
          </table:table-cell>
          <table:table-cell table:formula="of:=[.H31]&amp;[.I31]" office:value-type="string" office:string-value="INSERT INTO tbtarifas (nombre,bus40,buseta2528,buseta1924,micro1611,h110) VALUES ('BUCARAMANGA (3 DIAS)','4500000','3900000','3600000','2800000','');" calcext:value-type="string">
            <text:p>INSERT INTO tbtarifas (nombre,bus40,buseta2528,buseta1924,micro1611,h110) VALUES ('BUCARAMANGA (3 DIAS)','4500000','3900000','3600000','28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IA ADICIONAL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2]&amp;&quot;','&quot;&amp;[.B32]&amp;&quot;','&quot;&amp;[.C32]&amp;&quot;','&quot;&amp;[.D32]&amp;&quot;','&quot;&amp;[.E32]&amp;&quot;','&quot;&amp;[.F32]&amp;&quot;');&quot;" office:value-type="string" office:string-value="('DIA ADICIONAL','450000','350000','300000','250000','');" calcext:value-type="string">
            <text:p>('DIA ADICIONAL','450000','350000','300000','250000','');</text:p>
          </table:table-cell>
          <table:table-cell table:formula="of:=[.H32]&amp;[.I32]" office:value-type="string" office:string-value="INSERT INTO tbtarifas (nombre,bus40,buseta2528,buseta1924,micro1611,h110) VALUES ('DIA ADICIONAL','450000','350000','300000','250000','');" calcext:value-type="string">
            <text:p>INSERT INTO tbtarifas (nombre,bus40,buseta2528,buseta1924,micro1611,h110) VALUES ('DIA ADICIONAL','450000','350000','300000','2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UENA VISTA-QUINDIO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90000" calcext:value-type="float">
            <text:p><text:s/>$ 39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3]&amp;&quot;','&quot;&amp;[.B33]&amp;&quot;','&quot;&amp;[.C33]&amp;&quot;','&quot;&amp;[.D33]&amp;&quot;','&quot;&amp;[.E33]&amp;&quot;','&quot;&amp;[.F33]&amp;&quot;');&quot;" office:value-type="string" office:string-value="('BUENA VISTA-QUINDIO','480000','420000','390000','360000','');" calcext:value-type="string">
            <text:p>('BUENA VISTA-QUINDIO','480000','420000','390000','360000','');</text:p>
          </table:table-cell>
          <table:table-cell table:formula="of:=[.H33]&amp;[.I33]" office:value-type="string" office:string-value="INSERT INTO tbtarifas (nombre,bus40,buseta2528,buseta1924,micro1611,h110) VALUES ('BUENA VISTA-QUINDIO','480000','420000','390000','360000','');" calcext:value-type="string">
            <text:p>INSERT INTO tbtarifas (nombre,bus40,buseta2528,buseta1924,micro1611,h110) VALUES ('BUENA VISTA-QUINDIO','480000','420000','390000','36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UENAVENTURA (3 DIAS)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4]&amp;&quot;','&quot;&amp;[.B34]&amp;&quot;','&quot;&amp;[.C34]&amp;&quot;','&quot;&amp;[.D34]&amp;&quot;','&quot;&amp;[.E34]&amp;&quot;','&quot;&amp;[.F34]&amp;&quot;');&quot;" office:value-type="string" office:string-value="('BUENAVENTURA (3 DIAS)','2100000','1900000','1600000','1400000','');" calcext:value-type="string">
            <text:p>('BUENAVENTURA (3 DIAS)','2100000','1900000','1600000','1400000','');</text:p>
          </table:table-cell>
          <table:table-cell table:formula="of:=[.H34]&amp;[.I34]" office:value-type="string" office:string-value="INSERT INTO tbtarifas (nombre,bus40,buseta2528,buseta1924,micro1611,h110) VALUES ('BUENAVENTURA (3 DIAS)','2100000','1900000','1600000','1400000','');" calcext:value-type="string">
            <text:p>INSERT INTO tbtarifas (nombre,bus40,buseta2528,buseta1924,micro1611,h110) VALUES ('BUENAVENTURA (3 DIAS)','2100000','1900000','1600000','1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DIA ADICIONAL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5]&amp;&quot;','&quot;&amp;[.B35]&amp;&quot;','&quot;&amp;[.C35]&amp;&quot;','&quot;&amp;[.D35]&amp;&quot;','&quot;&amp;[.E35]&amp;&quot;','&quot;&amp;[.F35]&amp;&quot;');&quot;" office:value-type="string" office:string-value="('DIA ADICIONAL','450000','350000','300000','250000','');" calcext:value-type="string">
            <text:p>('DIA ADICIONAL','450000','350000','300000','250000','');</text:p>
          </table:table-cell>
          <table:table-cell table:formula="of:=[.H35]&amp;[.I35]" office:value-type="string" office:string-value="INSERT INTO tbtarifas (nombre,bus40,buseta2528,buseta1924,micro1611,h110) VALUES ('DIA ADICIONAL','450000','350000','300000','250000','');" calcext:value-type="string">
            <text:p>INSERT INTO tbtarifas (nombre,bus40,buseta2528,buseta1924,micro1611,h110) VALUES ('DIA ADICIONAL','450000','350000','300000','2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BUGA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6]&amp;&quot;','&quot;&amp;[.B36]&amp;&quot;','&quot;&amp;[.C36]&amp;&quot;','&quot;&amp;[.D36]&amp;&quot;','&quot;&amp;[.E36]&amp;&quot;','&quot;&amp;[.F36]&amp;&quot;');&quot;" office:value-type="string" office:string-value="('BUGA','650000','550000','450000','380000','');" calcext:value-type="string">
            <text:p>('BUGA','650000','550000','450000','380000','');</text:p>
          </table:table-cell>
          <table:table-cell table:formula="of:=[.H36]&amp;[.I36]" office:value-type="string" office:string-value="INSERT INTO tbtarifas (nombre,bus40,buseta2528,buseta1924,micro1611,h110) VALUES ('BUGA','650000','550000','450000','380000','');" calcext:value-type="string">
            <text:p>INSERT INTO tbtarifas (nombre,bus40,buseta2528,buseta1924,micro1611,h110) VALUES ('BUGA','650000','550000','450000','3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BUGA-EL PARAISO</text:p>
          </table:table-cell>
          <table:table-cell table:style-name="ce6" office:value-type="float" office:value="750000" calcext:value-type="float">
            <text:p><text:s/>$ 750.000 </text:p>
          </table:table-cell>
          <table:table-cell table:style-name="ce6" office:value-type="float" office:value="680000" calcext:value-type="float">
            <text:p><text:s/>$ 68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20000" calcext:value-type="float">
            <text:p><text:s/>$ 5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7]&amp;&quot;','&quot;&amp;[.B37]&amp;&quot;','&quot;&amp;[.C37]&amp;&quot;','&quot;&amp;[.D37]&amp;&quot;','&quot;&amp;[.E37]&amp;&quot;','&quot;&amp;[.F37]&amp;&quot;');&quot;" office:value-type="string" office:string-value="('BUGA-EL PARAISO','750000','680000','650000','520000','');" calcext:value-type="string">
            <text:p>('BUGA-EL PARAISO','750000','680000','650000','520000','');</text:p>
          </table:table-cell>
          <table:table-cell table:formula="of:=[.H37]&amp;[.I37]" office:value-type="string" office:string-value="INSERT INTO tbtarifas (nombre,bus40,buseta2528,buseta1924,micro1611,h110) VALUES ('BUGA-EL PARAISO','750000','680000','650000','520000','');" calcext:value-type="string">
            <text:p>INSERT INTO tbtarifas (nombre,bus40,buseta2528,buseta1924,micro1611,h110) VALUES ('BUGA-EL PARAISO','750000','680000','650000','5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BUGA LA GRANDE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70000" calcext:value-type="float">
            <text:p><text:s/>$ 470.000 </text:p>
          </table:table-cell>
          <table:table-cell table:style-name="ce6" office:value-type="float" office:value="440000" calcext:value-type="float">
            <text:p><text:s/>$ 44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8]&amp;&quot;','&quot;&amp;[.B38]&amp;&quot;','&quot;&amp;[.C38]&amp;&quot;','&quot;&amp;[.D38]&amp;&quot;','&quot;&amp;[.E38]&amp;&quot;','&quot;&amp;[.F38]&amp;&quot;');&quot;" office:value-type="string" office:string-value="('BUGA LA GRANDE','550000','470000','440000','360000','');" calcext:value-type="string">
            <text:p>('BUGA LA GRANDE','550000','470000','440000','360000','');</text:p>
          </table:table-cell>
          <table:table-cell table:formula="of:=[.H38]&amp;[.I38]" office:value-type="string" office:string-value="INSERT INTO tbtarifas (nombre,bus40,buseta2528,buseta1924,micro1611,h110) VALUES ('BUGA LA GRANDE','550000','470000','440000','360000','');" calcext:value-type="string">
            <text:p>INSERT INTO tbtarifas (nombre,bus40,buseta2528,buseta1924,micro1611,h110) VALUES ('BUGA LA GRANDE','550000','470000','440000','36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BO DE LA VELA (10 DIAS)</text:p>
          </table:table-cell>
          <table:table-cell table:style-name="ce6" office:value-type="float" office:value="9000000" calcext:value-type="float">
            <text:p><text:s/>$ 9.000.000 </text:p>
          </table:table-cell>
          <table:table-cell table:style-name="ce6" office:value-type="float" office:value="8200000" calcext:value-type="float">
            <text:p><text:s/>$ 8.200.000 </text:p>
          </table:table-cell>
          <table:table-cell table:style-name="ce6" office:value-type="float" office:value="7200000" calcext:value-type="float">
            <text:p><text:s/>$ 7.200.000 </text:p>
          </table:table-cell>
          <table:table-cell table:style-name="ce6" office:value-type="float" office:value="6000000" calcext:value-type="float">
            <text:p><text:s/>$ 6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39]&amp;&quot;','&quot;&amp;[.B39]&amp;&quot;','&quot;&amp;[.C39]&amp;&quot;','&quot;&amp;[.D39]&amp;&quot;','&quot;&amp;[.E39]&amp;&quot;','&quot;&amp;[.F39]&amp;&quot;');&quot;" office:value-type="string" office:string-value="('CABO DE LA VELA (10 DIAS)','9000000','8200000','7200000','6000000','');" calcext:value-type="string">
            <text:p>('CABO DE LA VELA (10 DIAS)','9000000','8200000','7200000','6000000','');</text:p>
          </table:table-cell>
          <table:table-cell table:formula="of:=[.H39]&amp;[.I39]" office:value-type="string" office:string-value="INSERT INTO tbtarifas (nombre,bus40,buseta2528,buseta1924,micro1611,h110) VALUES ('CABO DE LA VELA (10 DIAS)','9000000','8200000','7200000','6000000','');" calcext:value-type="string">
            <text:p>INSERT INTO tbtarifas (nombre,bus40,buseta2528,buseta1924,micro1611,h110) VALUES ('CABO DE LA VELA (10 DIAS)','9000000','8200000','7200000','6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ICEDONIA-VALLE</text:p>
          </table:table-cell>
          <table:table-cell table:style-name="ce6" office:value-type="float" office:value="620000" calcext:value-type="float">
            <text:p><text:s/>$ 620.000 </text:p>
          </table:table-cell>
          <table:table-cell table:style-name="ce6" office:value-type="float" office:value="540000" calcext:value-type="float">
            <text:p><text:s/>$ 540.000 </text:p>
          </table:table-cell>
          <table:table-cell table:style-name="ce6" office:value-type="float" office:value="460000" calcext:value-type="float">
            <text:p><text:s/>$ 460.000 </text:p>
          </table:table-cell>
          <table:table-cell table:style-name="ce6" office:value-type="float" office:value="410000" calcext:value-type="float">
            <text:p><text:s/>$ 41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0]&amp;&quot;','&quot;&amp;[.B40]&amp;&quot;','&quot;&amp;[.C40]&amp;&quot;','&quot;&amp;[.D40]&amp;&quot;','&quot;&amp;[.E40]&amp;&quot;','&quot;&amp;[.F40]&amp;&quot;');&quot;" office:value-type="string" office:string-value="('CAICEDONIA-VALLE','620000','540000','460000','410000','250000');" calcext:value-type="string">
            <text:p>('CAICEDONIA-VALLE','620000','540000','460000','410000','250000');</text:p>
          </table:table-cell>
          <table:table-cell table:formula="of:=[.H40]&amp;[.I40]" office:value-type="string" office:string-value="INSERT INTO tbtarifas (nombre,bus40,buseta2528,buseta1924,micro1611,h110) VALUES ('CAICEDONIA-VALLE','620000','540000','460000','410000','250000');" calcext:value-type="string">
            <text:p>INSERT INTO tbtarifas (nombre,bus40,buseta2528,buseta1924,micro1611,h110) VALUES ('CAICEDONIA-VALLE','620000','540000','460000','410000','250000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IRO-VALLE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6" office:value-type="float" office:value="940000" calcext:value-type="float">
            <text:p><text:s/>$ 940.000 </text:p>
          </table:table-cell>
          <table:table-cell table:style-name="ce6" office:value-type="float" office:value="820000" calcext:value-type="float">
            <text:p><text:s/>$ 820.000 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1]&amp;&quot;','&quot;&amp;[.B41]&amp;&quot;','&quot;&amp;[.C41]&amp;&quot;','&quot;&amp;[.D41]&amp;&quot;','&quot;&amp;[.E41]&amp;&quot;','&quot;&amp;[.F41]&amp;&quot;');&quot;" office:value-type="string" office:string-value="('CAIRO-VALLE','1000000','940000','820000','600000','');" calcext:value-type="string">
            <text:p>('CAIRO-VALLE','1000000','940000','820000','600000','');</text:p>
          </table:table-cell>
          <table:table-cell table:formula="of:=[.H41]&amp;[.I41]" office:value-type="string" office:string-value="INSERT INTO tbtarifas (nombre,bus40,buseta2528,buseta1924,micro1611,h110) VALUES ('CAIRO-VALLE','1000000','940000','820000','600000','');" calcext:value-type="string">
            <text:p>INSERT INTO tbtarifas (nombre,bus40,buseta2528,buseta1924,micro1611,h110) VALUES ('CAIRO-VALLE','1000000','940000','820000','6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JAMARCA-TOLIMA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780000" calcext:value-type="float">
            <text:p><text:s/>$ 780.000 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6" office:value-type="float" office:value="610000" calcext:value-type="float">
            <text:p><text:s/>$ 61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2]&amp;&quot;','&quot;&amp;[.B42]&amp;&quot;','&quot;&amp;[.C42]&amp;&quot;','&quot;&amp;[.D42]&amp;&quot;','&quot;&amp;[.E42]&amp;&quot;','&quot;&amp;[.F42]&amp;&quot;');&quot;" office:value-type="string" office:string-value="('CAJAMARCA-TOLIMA','900000','780000','700000','610000','');" calcext:value-type="string">
            <text:p>('CAJAMARCA-TOLIMA','900000','780000','700000','610000','');</text:p>
          </table:table-cell>
          <table:table-cell table:formula="of:=[.H42]&amp;[.I42]" office:value-type="string" office:string-value="INSERT INTO tbtarifas (nombre,bus40,buseta2528,buseta1924,micro1611,h110) VALUES ('CAJAMARCA-TOLIMA','900000','780000','700000','610000','');" calcext:value-type="string">
            <text:p>INSERT INTO tbtarifas (nombre,bus40,buseta2528,buseta1924,micro1611,h110) VALUES ('CAJAMARCA-TOLIMA','900000','780000','700000','61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LARCA-MARIPOSARIO-QUINDIO</text:p>
          </table:table-cell>
          <table:table-cell table:style-name="ce6" office:value-type="float" office:value="540000" calcext:value-type="float">
            <text:p><text:s/>$ 540.000 </text:p>
          </table:table-cell>
          <table:table-cell table:style-name="ce6" office:value-type="float" office:value="490000" calcext:value-type="float">
            <text:p><text:s/>$ 490.000 </text:p>
          </table:table-cell>
          <table:table-cell table:style-name="ce6" office:value-type="float" office:value="440000" calcext:value-type="float">
            <text:p><text:s/>$ 44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3]&amp;&quot;','&quot;&amp;[.B43]&amp;&quot;','&quot;&amp;[.C43]&amp;&quot;','&quot;&amp;[.D43]&amp;&quot;','&quot;&amp;[.E43]&amp;&quot;','&quot;&amp;[.F43]&amp;&quot;');&quot;" office:value-type="string" office:string-value="('CALARCA-MARIPOSARIO-QUINDIO','540000','490000','440000','360000','');" calcext:value-type="string">
            <text:p>('CALARCA-MARIPOSARIO-QUINDIO','540000','490000','440000','360000','');</text:p>
          </table:table-cell>
          <table:table-cell table:formula="of:=[.H43]&amp;[.I43]" office:value-type="string" office:string-value="INSERT INTO tbtarifas (nombre,bus40,buseta2528,buseta1924,micro1611,h110) VALUES ('CALARCA-MARIPOSARIO-QUINDIO','540000','490000','440000','360000','');" calcext:value-type="string">
            <text:p>INSERT INTO tbtarifas (nombre,bus40,buseta2528,buseta1924,micro1611,h110) VALUES ('CALARCA-MARIPOSARIO-QUINDIO','540000','490000','440000','36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LI-VALLE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4]&amp;&quot;','&quot;&amp;[.B44]&amp;&quot;','&quot;&amp;[.C44]&amp;&quot;','&quot;&amp;[.D44]&amp;&quot;','&quot;&amp;[.E44]&amp;&quot;','&quot;&amp;[.F44]&amp;&quot;');&quot;" office:value-type="string" office:string-value="('CALI-VALLE','1000000','900000','800000','600000','');" calcext:value-type="string">
            <text:p>('CALI-VALLE','1000000','900000','800000','600000','');</text:p>
          </table:table-cell>
          <table:table-cell table:formula="of:=[.H44]&amp;[.I44]" office:value-type="string" office:string-value="INSERT INTO tbtarifas (nombre,bus40,buseta2528,buseta1924,micro1611,h110) VALUES ('CALI-VALLE','1000000','900000','800000','600000','');" calcext:value-type="string">
            <text:p>INSERT INTO tbtarifas (nombre,bus40,buseta2528,buseta1924,micro1611,h110) VALUES ('CALI-VALLE','1000000','900000','800000','6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LIMA-VALLE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5]&amp;&quot;','&quot;&amp;[.B45]&amp;&quot;','&quot;&amp;[.C45]&amp;&quot;','&quot;&amp;[.D45]&amp;&quot;','&quot;&amp;[.E45]&amp;&quot;','&quot;&amp;[.F45]&amp;&quot;');&quot;" office:value-type="string" office:string-value="('CALIMA-VALLE','1000000','900000','800000','600000','');" calcext:value-type="string">
            <text:p>('CALIMA-VALLE','1000000','900000','800000','600000','');</text:p>
          </table:table-cell>
          <table:table-cell table:formula="of:=[.H45]&amp;[.I45]" office:value-type="string" office:string-value="INSERT INTO tbtarifas (nombre,bus40,buseta2528,buseta1924,micro1611,h110) VALUES ('CALIMA-VALLE','1000000','900000','800000','600000','');" calcext:value-type="string">
            <text:p>INSERT INTO tbtarifas (nombre,bus40,buseta2528,buseta1924,micro1611,h110) VALUES ('CALIMA-VALLE','1000000','900000','800000','6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MINO REAL</text:p>
          </table:table-cell>
          <table:table-cell table:style-name="ce6" office:value-type="float" office:value="160000" calcext:value-type="float">
            <text:p><text:s/>$ 160.000 </text:p>
          </table:table-cell>
          <table:table-cell table:style-name="ce6" office:value-type="float" office:value="130000" calcext:value-type="float">
            <text:p><text:s/>$ 130.000 </text:p>
          </table:table-cell>
          <table:table-cell table:number-columns-repeated="2" table:style-name="ce6" office:value-type="float" office:value="100000" calcext:value-type="float">
            <text:p><text:s/>$ 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6]&amp;&quot;','&quot;&amp;[.B46]&amp;&quot;','&quot;&amp;[.C46]&amp;&quot;','&quot;&amp;[.D46]&amp;&quot;','&quot;&amp;[.E46]&amp;&quot;','&quot;&amp;[.F46]&amp;&quot;');&quot;" office:value-type="string" office:string-value="('CAMINO REAL','160000','130000','100000','100000','');" calcext:value-type="string">
            <text:p>('CAMINO REAL','160000','130000','100000','100000','');</text:p>
          </table:table-cell>
          <table:table-cell table:formula="of:=[.H46]&amp;[.I46]" office:value-type="string" office:string-value="INSERT INTO tbtarifas (nombre,bus40,buseta2528,buseta1924,micro1611,h110) VALUES ('CAMINO REAL','160000','130000','100000','100000','');" calcext:value-type="string">
            <text:p>INSERT INTO tbtarifas (nombre,bus40,buseta2528,buseta1924,micro1611,h110) VALUES ('CAMINO REAL','160000','130000','100000','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RMEN DE APICALA-MELGAR-CUNDINAMARCA (3 DIAS)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950000" calcext:value-type="float">
            <text:p><text:s/>$ 1.950.000 </text:p>
          </table:table-cell>
          <table:table-cell table:style-name="ce6" office:value-type="float" office:value="1550000" calcext:value-type="float">
            <text:p><text:s/>$ 1.55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7]&amp;&quot;','&quot;&amp;[.B47]&amp;&quot;','&quot;&amp;[.C47]&amp;&quot;','&quot;&amp;[.D47]&amp;&quot;','&quot;&amp;[.E47]&amp;&quot;','&quot;&amp;[.F47]&amp;&quot;');&quot;" office:value-type="string" office:string-value="('CARMEN DE APICALA-MELGAR-CUNDINAMARCA (3 DIAS)','2200000','1950000','1550000','1400000','');" calcext:value-type="string">
            <text:p>('CARMEN DE APICALA-MELGAR-CUNDINAMARCA (3 DIAS)','2200000','1950000','1550000','1400000','');</text:p>
          </table:table-cell>
          <table:table-cell table:formula="of:=[.H47]&amp;[.I47]" office:value-type="string" office:string-value="INSERT INTO tbtarifas (nombre,bus40,buseta2528,buseta1924,micro1611,h110) VALUES ('CARMEN DE APICALA-MELGAR-CUNDINAMARCA (3 DIAS)','2200000','1950000','1550000','1400000','');" calcext:value-type="string">
            <text:p>INSERT INTO tbtarifas (nombre,bus40,buseta2528,buseta1924,micro1611,h110) VALUES ('CARMEN DE APICALA-MELGAR-CUNDINAMARCA (3 DIAS)','2200000','1950000','1550000','1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RTAGENA-SANTA MARTA (8 DIAS)</text:p>
          </table:table-cell>
          <table:table-cell table:style-name="ce6" office:value-type="float" office:value="7500000" calcext:value-type="float">
            <text:p><text:s/>$ 7.500.000 </text:p>
          </table:table-cell>
          <table:table-cell table:style-name="ce6" office:value-type="float" office:value="6200000" calcext:value-type="float">
            <text:p><text:s/>$ 6.200.000 </text:p>
          </table:table-cell>
          <table:table-cell table:style-name="ce6" office:value-type="float" office:value="5500000" calcext:value-type="float">
            <text:p><text:s/>$ 5.500.000 </text:p>
          </table:table-cell>
          <table:table-cell table:style-name="ce6" office:value-type="float" office:value="3800000" calcext:value-type="float">
            <text:p><text:s/>$ 3.8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8]&amp;&quot;','&quot;&amp;[.B48]&amp;&quot;','&quot;&amp;[.C48]&amp;&quot;','&quot;&amp;[.D48]&amp;&quot;','&quot;&amp;[.E48]&amp;&quot;','&quot;&amp;[.F48]&amp;&quot;');&quot;" office:value-type="string" office:string-value="('CARTAGENA-SANTA MARTA (8 DIAS)','7500000','6200000','5500000','3800000','');" calcext:value-type="string">
            <text:p>('CARTAGENA-SANTA MARTA (8 DIAS)','7500000','6200000','5500000','3800000','');</text:p>
          </table:table-cell>
          <table:table-cell table:formula="of:=[.H48]&amp;[.I48]" office:value-type="string" office:string-value="INSERT INTO tbtarifas (nombre,bus40,buseta2528,buseta1924,micro1611,h110) VALUES ('CARTAGENA-SANTA MARTA (8 DIAS)','7500000','6200000','5500000','3800000','');" calcext:value-type="string">
            <text:p>INSERT INTO tbtarifas (nombre,bus40,buseta2528,buseta1924,micro1611,h110) VALUES ('CARTAGENA-SANTA MARTA (8 DIAS)','7500000','6200000','5500000','38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RTAGO-VALLE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60000" calcext:value-type="float">
            <text:p><text:s/>$ 260.000 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49]&amp;&quot;','&quot;&amp;[.B49]&amp;&quot;','&quot;&amp;[.C49]&amp;&quot;','&quot;&amp;[.D49]&amp;&quot;','&quot;&amp;[.E49]&amp;&quot;','&quot;&amp;[.F49]&amp;&quot;');&quot;" office:value-type="string" office:string-value="('CARTAGO-VALLE','300000','260000','220000','200000','');" calcext:value-type="string">
            <text:p>('CARTAGO-VALLE','300000','260000','220000','200000','');</text:p>
          </table:table-cell>
          <table:table-cell table:formula="of:=[.H49]&amp;[.I49]" office:value-type="string" office:string-value="INSERT INTO tbtarifas (nombre,bus40,buseta2528,buseta1924,micro1611,h110) VALUES ('CARTAGO-VALLE','300000','260000','220000','200000','');" calcext:value-type="string">
            <text:p>INSERT INTO tbtarifas (nombre,bus40,buseta2528,buseta1924,micro1611,h110) VALUES ('CARTAGO-VALLE','300000','260000','220000','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ERRITOS-RISARALDA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6" office:value-type="float" office:value="120000" calcext:value-type="float">
            <text:p><text:s/>$ 120.000 </text:p>
          </table:table-cell>
          <table:table-cell table:style-name="ce6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0]&amp;&quot;','&quot;&amp;[.B50]&amp;&quot;','&quot;&amp;[.C50]&amp;&quot;','&quot;&amp;[.D50]&amp;&quot;','&quot;&amp;[.E50]&amp;&quot;','&quot;&amp;[.F50]&amp;&quot;');&quot;" office:value-type="string" office:string-value="('CERRITOS-RISARALDA','200000','180000','150000','120000','');" calcext:value-type="string">
            <text:p>('CERRITOS-RISARALDA','200000','180000','150000','120000','');</text:p>
          </table:table-cell>
          <table:table-cell table:formula="of:=[.H50]&amp;[.I50]" office:value-type="string" office:string-value="INSERT INTO tbtarifas (nombre,bus40,buseta2528,buseta1924,micro1611,h110) VALUES ('CERRITOS-RISARALDA','200000','180000','150000','120000','');" calcext:value-type="string">
            <text:p>INSERT INTO tbtarifas (nombre,bus40,buseta2528,buseta1924,micro1611,h110) VALUES ('CERRITOS-RISARALDA','200000','180000','150000','1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ERRITO-VALLE</text:p>
          </table:table-cell>
          <table:table-cell table:style-name="ce6" office:value-type="float" office:value="750000" calcext:value-type="float">
            <text:p><text:s/>$ 750.000 </text:p>
          </table:table-cell>
          <table:table-cell table:style-name="ce6" office:value-type="float" office:value="680000" calcext:value-type="float">
            <text:p><text:s/>$ 68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20000" calcext:value-type="float">
            <text:p><text:s/>$ 5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1]&amp;&quot;','&quot;&amp;[.B51]&amp;&quot;','&quot;&amp;[.C51]&amp;&quot;','&quot;&amp;[.D51]&amp;&quot;','&quot;&amp;[.E51]&amp;&quot;','&quot;&amp;[.F51]&amp;&quot;');&quot;" office:value-type="string" office:string-value="('CERRITO-VALLE','750000','680000','650000','520000','');" calcext:value-type="string">
            <text:p>('CERRITO-VALLE','750000','680000','650000','520000','');</text:p>
          </table:table-cell>
          <table:table-cell table:formula="of:=[.H51]&amp;[.I51]" office:value-type="string" office:string-value="INSERT INTO tbtarifas (nombre,bus40,buseta2528,buseta1924,micro1611,h110) VALUES ('CERRITO-VALLE','750000','680000','650000','520000','');" calcext:value-type="string">
            <text:p>INSERT INTO tbtarifas (nombre,bus40,buseta2528,buseta1924,micro1611,h110) VALUES ('CERRITO-VALLE','750000','680000','650000','5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HAPARRAL-TOLIMA</text:p>
          </table:table-cell>
          <table:table-cell table:style-name="ce6" office:value-type="float" office:value="2600000" calcext:value-type="float">
            <text:p><text:s/>$ 2.600.000 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2]&amp;&quot;','&quot;&amp;[.B52]&amp;&quot;','&quot;&amp;[.C52]&amp;&quot;','&quot;&amp;[.D52]&amp;&quot;','&quot;&amp;[.E52]&amp;&quot;','&quot;&amp;[.F52]&amp;&quot;');&quot;" office:value-type="string" office:string-value="('CHAPARRAL-TOLIMA','2600000','2200000','1900000','1500000','');" calcext:value-type="string">
            <text:p>('CHAPARRAL-TOLIMA','2600000','2200000','1900000','1500000','');</text:p>
          </table:table-cell>
          <table:table-cell table:formula="of:=[.H52]&amp;[.I52]" office:value-type="string" office:string-value="INSERT INTO tbtarifas (nombre,bus40,buseta2528,buseta1924,micro1611,h110) VALUES ('CHAPARRAL-TOLIMA','2600000','2200000','1900000','1500000','');" calcext:value-type="string">
            <text:p>INSERT INTO tbtarifas (nombre,bus40,buseta2528,buseta1924,micro1611,h110) VALUES ('CHAPARRAL-TOLIMA','2600000','2200000','1900000','15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AUCASIA-ANTIOQUIA</text:p>
          </table:table-cell>
          <table:table-cell table:style-name="ce6" office:value-type="float" office:value="4200000" calcext:value-type="float">
            <text:p><text:s/>$ 4.200.000 </text:p>
          </table:table-cell>
          <table:table-cell table:style-name="ce6" office:value-type="float" office:value="3900000" calcext:value-type="float">
            <text:p><text:s/>$ 3.900.000 </text:p>
          </table:table-cell>
          <table:table-cell table:style-name="ce6" office:value-type="float" office:value="3300000" calcext:value-type="float">
            <text:p><text:s/>$ 3.300.000 </text:p>
          </table:table-cell>
          <table:table-cell table:style-name="ce6" office:value-type="float" office:value="2500000" calcext:value-type="float">
            <text:p><text:s/>$ 2.5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3]&amp;&quot;','&quot;&amp;[.B53]&amp;&quot;','&quot;&amp;[.C53]&amp;&quot;','&quot;&amp;[.D53]&amp;&quot;','&quot;&amp;[.E53]&amp;&quot;','&quot;&amp;[.F53]&amp;&quot;');&quot;" office:value-type="string" office:string-value="('CAUCASIA-ANTIOQUIA','4200000','3900000','3300000','2500000','');" calcext:value-type="string">
            <text:p>('CAUCASIA-ANTIOQUIA','4200000','3900000','3300000','2500000','');</text:p>
          </table:table-cell>
          <table:table-cell table:formula="of:=[.H53]&amp;[.I53]" office:value-type="string" office:string-value="INSERT INTO tbtarifas (nombre,bus40,buseta2528,buseta1924,micro1611,h110) VALUES ('CAUCASIA-ANTIOQUIA','4200000','3900000','3300000','2500000','');" calcext:value-type="string">
            <text:p>INSERT INTO tbtarifas (nombre,bus40,buseta2528,buseta1924,micro1611,h110) VALUES ('CAUCASIA-ANTIOQUIA','4200000','3900000','3300000','25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HINCHINA-CALDAS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60000" calcext:value-type="float">
            <text:p><text:s/>$ 26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4]&amp;&quot;','&quot;&amp;[.B54]&amp;&quot;','&quot;&amp;[.C54]&amp;&quot;','&quot;&amp;[.D54]&amp;&quot;','&quot;&amp;[.E54]&amp;&quot;','&quot;&amp;[.F54]&amp;&quot;');&quot;" office:value-type="string" office:string-value="('CHINCHINA-CALDAS','420000','350000','300000','260000','');" calcext:value-type="string">
            <text:p>('CHINCHINA-CALDAS','420000','350000','300000','260000','');</text:p>
          </table:table-cell>
          <table:table-cell table:formula="of:=[.H54]&amp;[.I54]" office:value-type="string" office:string-value="INSERT INTO tbtarifas (nombre,bus40,buseta2528,buseta1924,micro1611,h110) VALUES ('CHINCHINA-CALDAS','420000','350000','300000','260000','');" calcext:value-type="string">
            <text:p>INSERT INTO tbtarifas (nombre,bus40,buseta2528,buseta1924,micro1611,h110) VALUES ('CHINCHINA-CALDAS','420000','350000','300000','26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IRCACIA-QUINDIO</text:p>
          </table:table-cell>
          <table:table-cell table:style-name="ce6" office:value-type="float" office:value="430000" calcext:value-type="float">
            <text:p><text:s/>$ 43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30000" calcext:value-type="float">
            <text:p><text:s/>$ 33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5]&amp;&quot;','&quot;&amp;[.B55]&amp;&quot;','&quot;&amp;[.C55]&amp;&quot;','&quot;&amp;[.D55]&amp;&quot;','&quot;&amp;[.E55]&amp;&quot;','&quot;&amp;[.F55]&amp;&quot;');&quot;" office:value-type="string" office:string-value="('CIRCACIA-QUINDIO','430000','360000','330000','280000','');" calcext:value-type="string">
            <text:p>('CIRCACIA-QUINDIO','430000','360000','330000','280000','');</text:p>
          </table:table-cell>
          <table:table-cell table:formula="of:=[.H55]&amp;[.I55]" office:value-type="string" office:string-value="INSERT INTO tbtarifas (nombre,bus40,buseta2528,buseta1924,micro1611,h110) VALUES ('CIRCACIA-QUINDIO','430000','360000','330000','280000','');" calcext:value-type="string">
            <text:p>INSERT INTO tbtarifas (nombre,bus40,buseta2528,buseta1924,micro1611,h110) VALUES ('CIRCACIA-QUINDIO','430000','360000','330000','2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VALLE DEL COCORA-SALENTO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60000" calcext:value-type="float">
            <text:p><text:s/>$ 46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6]&amp;&quot;','&quot;&amp;[.B56]&amp;&quot;','&quot;&amp;[.C56]&amp;&quot;','&quot;&amp;[.D56]&amp;&quot;','&quot;&amp;[.E56]&amp;&quot;','&quot;&amp;[.F56]&amp;&quot;');&quot;" office:value-type="string" office:string-value="('VALLE DEL COCORA-SALENTO','550000','460000','400000','350000','');" calcext:value-type="string">
            <text:p>('VALLE DEL COCORA-SALENTO','550000','460000','400000','350000','');</text:p>
          </table:table-cell>
          <table:table-cell table:formula="of:=[.H56]&amp;[.I56]" office:value-type="string" office:string-value="INSERT INTO tbtarifas (nombre,bus40,buseta2528,buseta1924,micro1611,h110) VALUES ('VALLE DEL COCORA-SALENTO','550000','460000','400000','350000','');" calcext:value-type="string">
            <text:p>INSERT INTO tbtarifas (nombre,bus40,buseta2528,buseta1924,micro1611,h110) VALUES ('VALLE DEL COCORA-SALENTO','550000','460000','400000','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OMBIA (CRUCERO)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6" office:value-type="float" office:value="120000" calcext:value-type="float">
            <text:p><text:s/>$ 120.000 </text:p>
          </table:table-cell>
          <table:table-cell table:style-name="ce6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7]&amp;&quot;','&quot;&amp;[.B57]&amp;&quot;','&quot;&amp;[.C57]&amp;&quot;','&quot;&amp;[.D57]&amp;&quot;','&quot;&amp;[.E57]&amp;&quot;','&quot;&amp;[.F57]&amp;&quot;');&quot;" office:value-type="string" office:string-value="('COMBIA (CRUCERO)','200000','180000','150000','120000','');" calcext:value-type="string">
            <text:p>('COMBIA (CRUCERO)','200000','180000','150000','120000','');</text:p>
          </table:table-cell>
          <table:table-cell table:formula="of:=[.H57]&amp;[.I57]" office:value-type="string" office:string-value="INSERT INTO tbtarifas (nombre,bus40,buseta2528,buseta1924,micro1611,h110) VALUES ('COMBIA (CRUCERO)','200000','180000','150000','120000','');" calcext:value-type="string">
            <text:p>INSERT INTO tbtarifas (nombre,bus40,buseta2528,buseta1924,micro1611,h110) VALUES ('COMBIA (CRUCERO)','200000','180000','150000','1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ORDOBA-QUINDIO</text:p>
          </table:table-cell>
          <table:table-cell table:style-name="ce6" office:value-type="float" office:value="560000" calcext:value-type="float">
            <text:p><text:s/>$ 56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8]&amp;&quot;','&quot;&amp;[.B58]&amp;&quot;','&quot;&amp;[.C58]&amp;&quot;','&quot;&amp;[.D58]&amp;&quot;','&quot;&amp;[.E58]&amp;&quot;','&quot;&amp;[.F58]&amp;&quot;');&quot;" office:value-type="string" office:string-value="('CORDOBA-QUINDIO','560000','450000','400000','350000','');" calcext:value-type="string">
            <text:p>('CORDOBA-QUINDIO','560000','450000','400000','350000','');</text:p>
          </table:table-cell>
          <table:table-cell table:formula="of:=[.H58]&amp;[.I58]" office:value-type="string" office:string-value="INSERT INTO tbtarifas (nombre,bus40,buseta2528,buseta1924,micro1611,h110) VALUES ('CORDOBA-QUINDIO','560000','450000','400000','350000','');" calcext:value-type="string">
            <text:p>INSERT INTO tbtarifas (nombre,bus40,buseta2528,buseta1924,micro1611,h110) VALUES ('CORDOBA-QUINDIO','560000','450000','400000','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OSTA ATLANTICA-RIOHACHA-MAICAO</text:p>
          </table:table-cell>
          <table:table-cell table:style-name="ce6" office:value-type="float" office:value="9000000" calcext:value-type="float">
            <text:p><text:s/>$ 9.000.000 </text:p>
          </table:table-cell>
          <table:table-cell table:style-name="ce6" office:value-type="float" office:value="8200000" calcext:value-type="float">
            <text:p><text:s/>$ 8.200.000 </text:p>
          </table:table-cell>
          <table:table-cell table:style-name="ce6" office:value-type="float" office:value="7200000" calcext:value-type="float">
            <text:p><text:s/>$ 7.200.000 </text:p>
          </table:table-cell>
          <table:table-cell table:style-name="ce6" office:value-type="float" office:value="6000000" calcext:value-type="float">
            <text:p><text:s/>$ 6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59]&amp;&quot;','&quot;&amp;[.B59]&amp;&quot;','&quot;&amp;[.C59]&amp;&quot;','&quot;&amp;[.D59]&amp;&quot;','&quot;&amp;[.E59]&amp;&quot;','&quot;&amp;[.F59]&amp;&quot;');&quot;" office:value-type="string" office:string-value="('COSTA ATLANTICA-RIOHACHA-MAICAO','9000000','8200000','7200000','6000000','');" calcext:value-type="string">
            <text:p>('COSTA ATLANTICA-RIOHACHA-MAICAO','9000000','8200000','7200000','6000000','');</text:p>
          </table:table-cell>
          <table:table-cell table:formula="of:=[.H59]&amp;[.I59]" office:value-type="string" office:string-value="INSERT INTO tbtarifas (nombre,bus40,buseta2528,buseta1924,micro1611,h110) VALUES ('COSTA ATLANTICA-RIOHACHA-MAICAO','9000000','8200000','7200000','6000000','');" calcext:value-type="string">
            <text:p>INSERT INTO tbtarifas (nombre,bus40,buseta2528,buseta1924,micro1611,h110) VALUES ('COSTA ATLANTICA-RIOHACHA-MAICAO','9000000','8200000','7200000','6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FOMEQUE (5 DIAS)</text:p>
          </table:table-cell>
          <table:table-cell table:style-name="ce6" office:value-type="float" office:value="3600000" calcext:value-type="float">
            <text:p><text:s/>$ 3.600.000 </text:p>
          </table:table-cell>
          <table:table-cell table:style-name="ce6" office:value-type="float" office:value="3000000" calcext:value-type="float">
            <text:p><text:s/>$ 3.000.000 </text:p>
          </table:table-cell>
          <table:table-cell table:style-name="ce6"/>
          <table:table-cell table:style-name="ce6" office:value-type="float" office:value="2200000" calcext:value-type="float">
            <text:p><text:s/>$ 2.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0]&amp;&quot;','&quot;&amp;[.B60]&amp;&quot;','&quot;&amp;[.C60]&amp;&quot;','&quot;&amp;[.D60]&amp;&quot;','&quot;&amp;[.E60]&amp;&quot;','&quot;&amp;[.F60]&amp;&quot;');&quot;" office:value-type="string" office:string-value="('FOMEQUE (5 DIAS)','3600000','3000000','','2200000','');" calcext:value-type="string">
            <text:p>('FOMEQUE (5 DIAS)','3600000','3000000','','2200000','');</text:p>
          </table:table-cell>
          <table:table-cell table:formula="of:=[.H60]&amp;[.I60]" office:value-type="string" office:string-value="INSERT INTO tbtarifas (nombre,bus40,buseta2528,buseta1924,micro1611,h110) VALUES ('FOMEQUE (5 DIAS)','3600000','3000000','','2200000','');" calcext:value-type="string">
            <text:p>INSERT INTO tbtarifas (nombre,bus40,buseta2528,buseta1924,micro1611,h110) VALUES ('FOMEQUE (5 DIAS)','3600000','3000000','','2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OVENAS (7 DIAS)</text:p>
          </table:table-cell>
          <table:table-cell table:style-name="ce6" office:value-type="float" office:value="5600000" calcext:value-type="float">
            <text:p><text:s/>$ 5.600.000 </text:p>
          </table:table-cell>
          <table:table-cell table:style-name="ce6" office:value-type="float" office:value="4500000" calcext:value-type="float">
            <text:p><text:s/>$ 4.500.000 </text:p>
          </table:table-cell>
          <table:table-cell table:style-name="ce6" office:value-type="float" office:value="3800000" calcext:value-type="float">
            <text:p><text:s/>$ 3.800.000 </text:p>
          </table:table-cell>
          <table:table-cell table:style-name="ce6" office:value-type="float" office:value="3400000" calcext:value-type="float">
            <text:p><text:s/>$ 3.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1]&amp;&quot;','&quot;&amp;[.B61]&amp;&quot;','&quot;&amp;[.C61]&amp;&quot;','&quot;&amp;[.D61]&amp;&quot;','&quot;&amp;[.E61]&amp;&quot;','&quot;&amp;[.F61]&amp;&quot;');&quot;" office:value-type="string" office:string-value="('COVENAS (7 DIAS)','5600000','4500000','3800000','3400000','');" calcext:value-type="string">
            <text:p>('COVENAS (7 DIAS)','5600000','4500000','3800000','3400000','');</text:p>
          </table:table-cell>
          <table:table-cell table:formula="of:=[.H61]&amp;[.I61]" office:value-type="string" office:string-value="INSERT INTO tbtarifas (nombre,bus40,buseta2528,buseta1924,micro1611,h110) VALUES ('COVENAS (7 DIAS)','5600000','4500000','3800000','3400000','');" calcext:value-type="string">
            <text:p>INSERT INTO tbtarifas (nombre,bus40,buseta2528,buseta1924,micro1611,h110) VALUES ('COVENAS (7 DIAS)','5600000','4500000','3800000','3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CUCUTA (NO MENOS DE 6 DIAS)</text:p>
          </table:table-cell>
          <table:table-cell table:style-name="ce6" office:value-type="float" office:value="7500000" calcext:value-type="float">
            <text:p><text:s/>$ 7.500.000 </text:p>
          </table:table-cell>
          <table:table-cell table:style-name="ce6" office:value-type="float" office:value="6200000" calcext:value-type="float">
            <text:p><text:s/>$ 6.200.000 </text:p>
          </table:table-cell>
          <table:table-cell table:style-name="ce6" office:value-type="float" office:value="5500000" calcext:value-type="float">
            <text:p><text:s/>$ 5.500.000 </text:p>
          </table:table-cell>
          <table:table-cell table:style-name="ce6" office:value-type="float" office:value="3800000" calcext:value-type="float">
            <text:p><text:s/>$ 3.8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2]&amp;&quot;','&quot;&amp;[.B62]&amp;&quot;','&quot;&amp;[.C62]&amp;&quot;','&quot;&amp;[.D62]&amp;&quot;','&quot;&amp;[.E62]&amp;&quot;','&quot;&amp;[.F62]&amp;&quot;');&quot;" office:value-type="string" office:string-value="('CUCUTA (NO MENOS DE 6 DIAS)','7500000','6200000','5500000','3800000','');" calcext:value-type="string">
            <text:p>('CUCUTA (NO MENOS DE 6 DIAS)','7500000','6200000','5500000','3800000','');</text:p>
          </table:table-cell>
          <table:table-cell table:formula="of:=[.H62]&amp;[.I62]" office:value-type="string" office:string-value="INSERT INTO tbtarifas (nombre,bus40,buseta2528,buseta1924,micro1611,h110) VALUES ('CUCUTA (NO MENOS DE 6 DIAS)','7500000','6200000','5500000','3800000','');" calcext:value-type="string">
            <text:p>INSERT INTO tbtarifas (nombre,bus40,buseta2528,buseta1924,micro1611,h110) VALUES ('CUCUTA (NO MENOS DE 6 DIAS)','7500000','6200000','5500000','38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EL CEDRAL-RISARALDA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70000" calcext:value-type="float">
            <text:p><text:s/>$ 370.000 </text:p>
          </table:table-cell>
          <table:table-cell table:style-name="ce6" office:value-type="float" office:value="340000" calcext:value-type="float">
            <text:p><text:s/>$ 34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3]&amp;&quot;','&quot;&amp;[.B63]&amp;&quot;','&quot;&amp;[.C63]&amp;&quot;','&quot;&amp;[.D63]&amp;&quot;','&quot;&amp;[.E63]&amp;&quot;','&quot;&amp;[.F63]&amp;&quot;');&quot;" office:value-type="string" office:string-value="('EL CEDRAL-RISARALDA','400000','370000','340000','280000','');" calcext:value-type="string">
            <text:p>('EL CEDRAL-RISARALDA','400000','370000','340000','280000','');</text:p>
          </table:table-cell>
          <table:table-cell table:formula="of:=[.H63]&amp;[.I63]" office:value-type="string" office:string-value="INSERT INTO tbtarifas (nombre,bus40,buseta2528,buseta1924,micro1611,h110) VALUES ('EL CEDRAL-RISARALDA','400000','370000','340000','280000','');" calcext:value-type="string">
            <text:p>INSERT INTO tbtarifas (nombre,bus40,buseta2528,buseta1924,micro1611,h110) VALUES ('EL CEDRAL-RISARALDA','400000','370000','340000','2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EL ESPINAL-TOLIMA</text:p>
          </table:table-cell>
          <table:table-cell table:style-name="ce6" office:value-type="float" office:value="1700000" calcext:value-type="float">
            <text:p><text:s/>$ 1.700.000 </text:p>
          </table:table-cell>
          <table:table-cell table:style-name="ce6" office:value-type="float" office:value="1450000" calcext:value-type="float">
            <text:p><text:s/>$ 1.45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4]&amp;&quot;','&quot;&amp;[.B64]&amp;&quot;','&quot;&amp;[.C64]&amp;&quot;','&quot;&amp;[.D64]&amp;&quot;','&quot;&amp;[.E64]&amp;&quot;','&quot;&amp;[.F64]&amp;&quot;');&quot;" office:value-type="string" office:string-value="('EL ESPINAL-TOLIMA','1700000','1450000','1300000','1200000','');" calcext:value-type="string">
            <text:p>('EL ESPINAL-TOLIMA','1700000','1450000','1300000','1200000','');</text:p>
          </table:table-cell>
          <table:table-cell table:formula="of:=[.H64]&amp;[.I64]" office:value-type="string" office:string-value="INSERT INTO tbtarifas (nombre,bus40,buseta2528,buseta1924,micro1611,h110) VALUES ('EL ESPINAL-TOLIMA','1700000','1450000','1300000','1200000','');" calcext:value-type="string">
            <text:p>INSERT INTO tbtarifas (nombre,bus40,buseta2528,buseta1924,micro1611,h110) VALUES ('EL ESPINAL-TOLIMA','1700000','1450000','1300000','1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EL REDIN (3 DIAS)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 office:value-type="float" office:value="1250000" calcext:value-type="float">
            <text:p><text:s/>$ 1.25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5]&amp;&quot;','&quot;&amp;[.B65]&amp;&quot;','&quot;&amp;[.C65]&amp;&quot;','&quot;&amp;[.D65]&amp;&quot;','&quot;&amp;[.E65]&amp;&quot;','&quot;&amp;[.F65]&amp;&quot;');&quot;" office:value-type="string" office:string-value="('EL REDIN (3 DIAS)','1600000','1400000','1250000','1100000','');" calcext:value-type="string">
            <text:p>('EL REDIN (3 DIAS)','1600000','1400000','1250000','1100000','');</text:p>
          </table:table-cell>
          <table:table-cell table:formula="of:=[.H65]&amp;[.I65]" office:value-type="string" office:string-value="INSERT INTO tbtarifas (nombre,bus40,buseta2528,buseta1924,micro1611,h110) VALUES ('EL REDIN (3 DIAS)','1600000','1400000','1250000','1100000','');" calcext:value-type="string">
            <text:p>INSERT INTO tbtarifas (nombre,bus40,buseta2528,buseta1924,micro1611,h110) VALUES ('EL REDIN (3 DIAS)','1600000','1400000','1250000','1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EL JARDIN-ANTIOQUIA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50000" calcext:value-type="float">
            <text:p><text:s/>$ 1.45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6]&amp;&quot;','&quot;&amp;[.B66]&amp;&quot;','&quot;&amp;[.C66]&amp;&quot;','&quot;&amp;[.D66]&amp;&quot;','&quot;&amp;[.E66]&amp;&quot;','&quot;&amp;[.F66]&amp;&quot;');&quot;" office:value-type="string" office:string-value="('EL JARDIN-ANTIOQUIA','1600000','1450000','1200000','1100000','');" calcext:value-type="string">
            <text:p>('EL JARDIN-ANTIOQUIA','1600000','1450000','1200000','1100000','');</text:p>
          </table:table-cell>
          <table:table-cell table:formula="of:=[.H66]&amp;[.I66]" office:value-type="string" office:string-value="INSERT INTO tbtarifas (nombre,bus40,buseta2528,buseta1924,micro1611,h110) VALUES ('EL JARDIN-ANTIOQUIA','1600000','1450000','1200000','1100000','');" calcext:value-type="string">
            <text:p>INSERT INTO tbtarifas (nombre,bus40,buseta2528,buseta1924,micro1611,h110) VALUES ('EL JARDIN-ANTIOQUIA','1600000','1450000','1200000','1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DIA ADICIONAL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7]&amp;&quot;','&quot;&amp;[.B67]&amp;&quot;','&quot;&amp;[.C67]&amp;&quot;','&quot;&amp;[.D67]&amp;&quot;','&quot;&amp;[.E67]&amp;&quot;','&quot;&amp;[.F67]&amp;&quot;');&quot;" office:value-type="string" office:string-value="('DIA ADICIONAL','400000','350000','250000','200000','');" calcext:value-type="string">
            <text:p>('DIA ADICIONAL','400000','350000','250000','200000','');</text:p>
          </table:table-cell>
          <table:table-cell table:formula="of:=[.H67]&amp;[.I67]" office:value-type="string" office:string-value="INSERT INTO tbtarifas (nombre,bus40,buseta2528,buseta1924,micro1611,h110) VALUES ('DIA ADICIONAL','400000','350000','250000','200000','');" calcext:value-type="string">
            <text:p>INSERT INTO tbtarifas (nombre,bus40,buseta2528,buseta1924,micro1611,h110) VALUES ('DIA ADICIONAL','400000','350000','250000','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EL PENOL (1 DIA)</text:p>
          </table:table-cell>
          <table:table-cell table:style-name="ce6" office:value-type="float" office:value="1800000" calcext:value-type="float">
            <text:p><text:s/>$ 1.800.000 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50000" calcext:value-type="float">
            <text:p><text:s/>$ 1.45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8]&amp;&quot;','&quot;&amp;[.B68]&amp;&quot;','&quot;&amp;[.C68]&amp;&quot;','&quot;&amp;[.D68]&amp;&quot;','&quot;&amp;[.E68]&amp;&quot;','&quot;&amp;[.F68]&amp;&quot;');&quot;" office:value-type="string" office:string-value="('EL PENOL (1 DIA)','1800000','1600000','1450000','1300000','');" calcext:value-type="string">
            <text:p>('EL PENOL (1 DIA)','1800000','1600000','1450000','1300000','');</text:p>
          </table:table-cell>
          <table:table-cell table:formula="of:=[.H68]&amp;[.I68]" office:value-type="string" office:string-value="INSERT INTO tbtarifas (nombre,bus40,buseta2528,buseta1924,micro1611,h110) VALUES ('EL PENOL (1 DIA)','1800000','1600000','1450000','1300000','');" calcext:value-type="string">
            <text:p>INSERT INTO tbtarifas (nombre,bus40,buseta2528,buseta1924,micro1611,h110) VALUES ('EL PENOL (1 DIA)','1800000','1600000','1450000','1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FACATATIVA CUNDINAMARCA (3 DIAS)</text:p>
          </table:table-cell>
          <table:table-cell table:style-name="ce6" office:value-type="float" office:value="4500000" calcext:value-type="float">
            <text:p><text:s/>$ 4.500.000 </text:p>
          </table:table-cell>
          <table:table-cell table:style-name="ce6" office:value-type="float" office:value="3900000" calcext:value-type="float">
            <text:p><text:s/>$ 3.900.000 </text:p>
          </table:table-cell>
          <table:table-cell table:style-name="ce6" office:value-type="float" office:value="3700000" calcext:value-type="float">
            <text:p><text:s/>$ 3.700.000 </text:p>
          </table:table-cell>
          <table:table-cell table:style-name="ce6" office:value-type="float" office:value="3000000" calcext:value-type="float">
            <text:p><text:s/>$ 3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69]&amp;&quot;','&quot;&amp;[.B69]&amp;&quot;','&quot;&amp;[.C69]&amp;&quot;','&quot;&amp;[.D69]&amp;&quot;','&quot;&amp;[.E69]&amp;&quot;','&quot;&amp;[.F69]&amp;&quot;');&quot;" office:value-type="string" office:string-value="('FACATATIVA CUNDINAMARCA (3 DIAS)','4500000','3900000','3700000','3000000','');" calcext:value-type="string">
            <text:p>('FACATATIVA CUNDINAMARCA (3 DIAS)','4500000','3900000','3700000','3000000','');</text:p>
          </table:table-cell>
          <table:table-cell table:formula="of:=[.H69]&amp;[.I69]" office:value-type="string" office:string-value="INSERT INTO tbtarifas (nombre,bus40,buseta2528,buseta1924,micro1611,h110) VALUES ('FACATATIVA CUNDINAMARCA (3 DIAS)','4500000','3900000','3700000','3000000','');" calcext:value-type="string">
            <text:p>INSERT INTO tbtarifas (nombre,bus40,buseta2528,buseta1924,micro1611,h110) VALUES ('FACATATIVA CUNDINAMARCA (3 DIAS)','4500000','3900000','3700000','3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FINCA EL ENCANTO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60000" calcext:value-type="float">
            <text:p><text:s/>$ 26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0]&amp;&quot;','&quot;&amp;[.B70]&amp;&quot;','&quot;&amp;[.C70]&amp;&quot;','&quot;&amp;[.D70]&amp;&quot;','&quot;&amp;[.E70]&amp;&quot;','&quot;&amp;[.F70]&amp;&quot;');&quot;" office:value-type="string" office:string-value="('FINCA EL ENCANTO','350000','280000','260000','200000','');" calcext:value-type="string">
            <text:p>('FINCA EL ENCANTO','350000','280000','260000','200000','');</text:p>
          </table:table-cell>
          <table:table-cell table:formula="of:=[.H70]&amp;[.I70]" office:value-type="string" office:string-value="INSERT INTO tbtarifas (nombre,bus40,buseta2528,buseta1924,micro1611,h110) VALUES ('FINCA EL ENCANTO','350000','280000','260000','200000','');" calcext:value-type="string">
            <text:p>INSERT INTO tbtarifas (nombre,bus40,buseta2528,buseta1924,micro1611,h110) VALUES ('FINCA EL ENCANTO','350000','280000','260000','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FUSAGASUGA</text:p>
          </table:table-cell>
          <table:table-cell table:style-name="ce6" office:value-type="float" office:value="2500000" calcext:value-type="float">
            <text:p><text:s/>$ 2.500.000 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1]&amp;&quot;','&quot;&amp;[.B71]&amp;&quot;','&quot;&amp;[.C71]&amp;&quot;','&quot;&amp;[.D71]&amp;&quot;','&quot;&amp;[.E71]&amp;&quot;','&quot;&amp;[.F71]&amp;&quot;');&quot;" office:value-type="string" office:string-value="('FUSAGASUGA','2500000','2200000','1900000','1400000','');" calcext:value-type="string">
            <text:p>('FUSAGASUGA','2500000','2200000','1900000','1400000','');</text:p>
          </table:table-cell>
          <table:table-cell table:formula="of:=[.H71]&amp;[.I71]" office:value-type="string" office:string-value="INSERT INTO tbtarifas (nombre,bus40,buseta2528,buseta1924,micro1611,h110) VALUES ('FUSAGASUGA','2500000','2200000','1900000','1400000','');" calcext:value-type="string">
            <text:p>INSERT INTO tbtarifas (nombre,bus40,buseta2528,buseta1924,micro1611,h110) VALUES ('FUSAGASUGA','2500000','2200000','1900000','1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FLORIDA-RISARALDA</text:p>
          </table:table-cell>
          <table:table-cell table:style-name="ce6" office:value-type="string" office:string-value=" " calcext:value-type="string">
            <text:p><text:s text:c="3"/>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2]&amp;&quot;','&quot;&amp;[.B72]&amp;&quot;','&quot;&amp;[.C72]&amp;&quot;','&quot;&amp;[.D72]&amp;&quot;','&quot;&amp;[.E72]&amp;&quot;','&quot;&amp;[.F72]&amp;&quot;');&quot;" office:value-type="string" office:string-value="('LA FLORIDA-RISARALDA',' ','250000','220000','180000','');" calcext:value-type="string">
            <text:p>('LA FLORIDA-RISARALDA',' ','250000','220000','180000','');</text:p>
          </table:table-cell>
          <table:table-cell table:formula="of:=[.H72]&amp;[.I72]" office:value-type="string" office:string-value="INSERT INTO tbtarifas (nombre,bus40,buseta2528,buseta1924,micro1611,h110) VALUES ('LA FLORIDA-RISARALDA',' ','250000','220000','180000','');" calcext:value-type="string">
            <text:p>INSERT INTO tbtarifas (nombre,bus40,buseta2528,buseta1924,micro1611,h110) VALUES ('LA FLORIDA-RISARALDA',' ','250000','220000','1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FILANDIA-QUINDIO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60000" calcext:value-type="float">
            <text:p><text:s/>$ 26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3]&amp;&quot;','&quot;&amp;[.B73]&amp;&quot;','&quot;&amp;[.C73]&amp;&quot;','&quot;&amp;[.D73]&amp;&quot;','&quot;&amp;[.E73]&amp;&quot;','&quot;&amp;[.F73]&amp;&quot;');&quot;" office:value-type="string" office:string-value="('FILANDIA-QUINDIO','420000','380000','300000','260000','');" calcext:value-type="string">
            <text:p>('FILANDIA-QUINDIO','420000','380000','300000','260000','');</text:p>
          </table:table-cell>
          <table:table-cell table:formula="of:=[.H73]&amp;[.I73]" office:value-type="string" office:string-value="INSERT INTO tbtarifas (nombre,bus40,buseta2528,buseta1924,micro1611,h110) VALUES ('FILANDIA-QUINDIO','420000','380000','300000','260000','');" calcext:value-type="string">
            <text:p>INSERT INTO tbtarifas (nombre,bus40,buseta2528,buseta1924,micro1611,h110) VALUES ('FILANDIA-QUINDIO','420000','380000','300000','26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ENOVA-QUINDIO</text:p>
          </table:table-cell>
          <table:table-cell table:style-name="ce6" office:value-type="float" office:value="680000" calcext:value-type="float">
            <text:p><text:s/>$ 680.000 </text:p>
          </table:table-cell>
          <table:table-cell table:style-name="ce6" office:value-type="float" office:value="570000" calcext:value-type="float">
            <text:p><text:s/>$ 57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4]&amp;&quot;','&quot;&amp;[.B74]&amp;&quot;','&quot;&amp;[.C74]&amp;&quot;','&quot;&amp;[.D74]&amp;&quot;','&quot;&amp;[.E74]&amp;&quot;','&quot;&amp;[.F74]&amp;&quot;');&quot;" office:value-type="string" office:string-value="('GENOVA-QUINDIO','680000','570000','500000','420000','');" calcext:value-type="string">
            <text:p>('GENOVA-QUINDIO','680000','570000','500000','420000','');</text:p>
          </table:table-cell>
          <table:table-cell table:formula="of:=[.H74]&amp;[.I74]" office:value-type="string" office:string-value="INSERT INTO tbtarifas (nombre,bus40,buseta2528,buseta1924,micro1611,h110) VALUES ('GENOVA-QUINDIO','680000','570000','500000','420000','');" calcext:value-type="string">
            <text:p>INSERT INTO tbtarifas (nombre,bus40,buseta2528,buseta1924,micro1611,h110) VALUES ('GENOVA-QUINDIO','680000','570000','500000','4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INEBRA-VALLE</text:p>
          </table:table-cell>
          <table:table-cell table:style-name="ce6" office:value-type="float" office:value="770000" calcext:value-type="float">
            <text:p><text:s/>$ 770.000 </text:p>
          </table:table-cell>
          <table:table-cell table:style-name="ce6" office:value-type="float" office:value="590000" calcext:value-type="float">
            <text:p><text:s/>$ 59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5]&amp;&quot;','&quot;&amp;[.B75]&amp;&quot;','&quot;&amp;[.C75]&amp;&quot;','&quot;&amp;[.D75]&amp;&quot;','&quot;&amp;[.E75]&amp;&quot;','&quot;&amp;[.F75]&amp;&quot;');&quot;" office:value-type="string" office:string-value="('GINEBRA-VALLE','770000','590000','550000','480000','');" calcext:value-type="string">
            <text:p>('GINEBRA-VALLE','770000','590000','550000','480000','');</text:p>
          </table:table-cell>
          <table:table-cell table:formula="of:=[.H75]&amp;[.I75]" office:value-type="string" office:string-value="INSERT INTO tbtarifas (nombre,bus40,buseta2528,buseta1924,micro1611,h110) VALUES ('GINEBRA-VALLE','770000','590000','550000','480000','');" calcext:value-type="string">
            <text:p>INSERT INTO tbtarifas (nombre,bus40,buseta2528,buseta1924,micro1611,h110) VALUES ('GINEBRA-VALLE','770000','590000','550000','4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IRARDOT (3 DIAS)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950000" calcext:value-type="float">
            <text:p><text:s/>$ 1.950.000 </text:p>
          </table:table-cell>
          <table:table-cell table:style-name="ce6" office:value-type="float" office:value="1550000" calcext:value-type="float">
            <text:p><text:s/>$ 1.55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6]&amp;&quot;','&quot;&amp;[.B76]&amp;&quot;','&quot;&amp;[.C76]&amp;&quot;','&quot;&amp;[.D76]&amp;&quot;','&quot;&amp;[.E76]&amp;&quot;','&quot;&amp;[.F76]&amp;&quot;');&quot;" office:value-type="string" office:string-value="('GIRARDOT (3 DIAS)','2200000','1950000','1550000','1400000','');" calcext:value-type="string">
            <text:p>('GIRARDOT (3 DIAS)','2200000','1950000','1550000','1400000','');</text:p>
          </table:table-cell>
          <table:table-cell table:formula="of:=[.H76]&amp;[.I76]" office:value-type="string" office:string-value="INSERT INTO tbtarifas (nombre,bus40,buseta2528,buseta1924,micro1611,h110) VALUES ('GIRARDOT (3 DIAS)','2200000','1950000','1550000','1400000','');" calcext:value-type="string">
            <text:p>INSERT INTO tbtarifas (nombre,bus40,buseta2528,buseta1924,micro1611,h110) VALUES ('GIRARDOT (3 DIAS)','2200000','1950000','1550000','1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RANJA MAMA LULU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7]&amp;&quot;','&quot;&amp;[.B77]&amp;&quot;','&quot;&amp;[.C77]&amp;&quot;','&quot;&amp;[.D77]&amp;&quot;','&quot;&amp;[.E77]&amp;&quot;','&quot;&amp;[.F77]&amp;&quot;');&quot;" office:value-type="string" office:string-value="('GRANJA MAMA LULU','480000','420000','380000','320000','');" calcext:value-type="string">
            <text:p>('GRANJA MAMA LULU','480000','420000','380000','320000','');</text:p>
          </table:table-cell>
          <table:table-cell table:formula="of:=[.H77]&amp;[.I77]" office:value-type="string" office:string-value="INSERT INTO tbtarifas (nombre,bus40,buseta2528,buseta1924,micro1611,h110) VALUES ('GRANJA MAMA LULU','480000','420000','380000','320000','');" calcext:value-type="string">
            <text:p>INSERT INTO tbtarifas (nombre,bus40,buseta2528,buseta1924,micro1611,h110) VALUES ('GRANJA MAMA LULU','480000','420000','380000','3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UATAPE-ANTIOQUIA</text:p>
          </table:table-cell>
          <table:table-cell table:style-name="ce6" office:value-type="float" office:value="1800000" calcext:value-type="float">
            <text:p><text:s/>$ 1.800.000 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8]&amp;&quot;','&quot;&amp;[.B78]&amp;&quot;','&quot;&amp;[.C78]&amp;&quot;','&quot;&amp;[.D78]&amp;&quot;','&quot;&amp;[.E78]&amp;&quot;','&quot;&amp;[.F78]&amp;&quot;');&quot;" office:value-type="string" office:string-value="('GUATAPE-ANTIOQUIA','1800000','1600000','1400000','1300000','');" calcext:value-type="string">
            <text:p>('GUATAPE-ANTIOQUIA','1800000','1600000','1400000','1300000','');</text:p>
          </table:table-cell>
          <table:table-cell table:formula="of:=[.H78]&amp;[.I78]" office:value-type="string" office:string-value="INSERT INTO tbtarifas (nombre,bus40,buseta2528,buseta1924,micro1611,h110) VALUES ('GUATAPE-ANTIOQUIA','1800000','1600000','1400000','1300000','');" calcext:value-type="string">
            <text:p>INSERT INTO tbtarifas (nombre,bus40,buseta2528,buseta1924,micro1611,h110) VALUES ('GUATAPE-ANTIOQUIA','1800000','1600000','1400000','1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UATAVITA</text:p>
          </table:table-cell>
          <table:table-cell table:style-name="ce6" office:value-type="float" office:value="3000000" calcext:value-type="float">
            <text:p><text:s/>$ 3.000.000 </text:p>
          </table:table-cell>
          <table:table-cell table:style-name="ce6" office:value-type="float" office:value="2500000" calcext:value-type="float">
            <text:p><text:s/>$ 2.500.000 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79]&amp;&quot;','&quot;&amp;[.B79]&amp;&quot;','&quot;&amp;[.C79]&amp;&quot;','&quot;&amp;[.D79]&amp;&quot;','&quot;&amp;[.E79]&amp;&quot;','&quot;&amp;[.F79]&amp;&quot;');&quot;" office:value-type="string" office:string-value="('GUATAVITA','3000000','2500000','2100000','1900000','');" calcext:value-type="string">
            <text:p>('GUATAVITA','3000000','2500000','2100000','1900000','');</text:p>
          </table:table-cell>
          <table:table-cell table:formula="of:=[.H79]&amp;[.I79]" office:value-type="string" office:string-value="INSERT INTO tbtarifas (nombre,bus40,buseta2528,buseta1924,micro1611,h110) VALUES ('GUATAVITA','3000000','2500000','2100000','1900000','');" calcext:value-type="string">
            <text:p>INSERT INTO tbtarifas (nombre,bus40,buseta2528,buseta1924,micro1611,h110) VALUES ('GUATAVITA','3000000','2500000','2100000','19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UATICA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0]&amp;&quot;','&quot;&amp;[.B80]&amp;&quot;','&quot;&amp;[.C80]&amp;&quot;','&quot;&amp;[.D80]&amp;&quot;','&quot;&amp;[.E80]&amp;&quot;','&quot;&amp;[.F80]&amp;&quot;');&quot;" office:value-type="string" office:string-value="('GUATICA','700000','600000','550000','420000','');" calcext:value-type="string">
            <text:p>('GUATICA','700000','600000','550000','420000','');</text:p>
          </table:table-cell>
          <table:table-cell table:formula="of:=[.H80]&amp;[.I80]" office:value-type="string" office:string-value="INSERT INTO tbtarifas (nombre,bus40,buseta2528,buseta1924,micro1611,h110) VALUES ('GUATICA','700000','600000','550000','420000','');" calcext:value-type="string">
            <text:p>INSERT INTO tbtarifas (nombre,bus40,buseta2528,buseta1924,micro1611,h110) VALUES ('GUATICA','700000','600000','550000','4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GUAYAQUIL-ECUADOR (8 DIAS)</text:p>
          </table:table-cell>
          <table:table-cell table:style-name="ce6" office:value-type="float" office:value="8500000" calcext:value-type="float">
            <text:p><text:s/>$ 8.500.000 </text:p>
          </table:table-cell>
          <table:table-cell table:style-name="ce6" office:value-type="float" office:value="6700000" calcext:value-type="float">
            <text:p><text:s/>$ 6.700.000 </text:p>
          </table:table-cell>
          <table:table-cell table:style-name="ce6" office:value-type="float" office:value="6300000" calcext:value-type="float">
            <text:p><text:s/>$ 6.300.000 </text:p>
          </table:table-cell>
          <table:table-cell table:style-name="ce6" office:value-type="float" office:value="4800000" calcext:value-type="float">
            <text:p><text:s/>$ 4.8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1]&amp;&quot;','&quot;&amp;[.B81]&amp;&quot;','&quot;&amp;[.C81]&amp;&quot;','&quot;&amp;[.D81]&amp;&quot;','&quot;&amp;[.E81]&amp;&quot;','&quot;&amp;[.F81]&amp;&quot;');&quot;" office:value-type="string" office:string-value="('GUAYAQUIL-ECUADOR (8 DIAS)','8500000','6700000','6300000','4800000','');" calcext:value-type="string">
            <text:p>('GUAYAQUIL-ECUADOR (8 DIAS)','8500000','6700000','6300000','4800000','');</text:p>
          </table:table-cell>
          <table:table-cell table:formula="of:=[.H81]&amp;[.I81]" office:value-type="string" office:string-value="INSERT INTO tbtarifas (nombre,bus40,buseta2528,buseta1924,micro1611,h110) VALUES ('GUAYAQUIL-ECUADOR (8 DIAS)','8500000','6700000','6300000','4800000','');" calcext:value-type="string">
            <text:p>INSERT INTO tbtarifas (nombre,bus40,buseta2528,buseta1924,micro1611,h110) VALUES ('GUAYAQUIL-ECUADOR (8 DIAS)','8500000','6700000','6300000','48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IBAGUE (1 DIA)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350000" calcext:value-type="float">
            <text:p><text:s/>$ 1.350.000 </text:p>
          </table:table-cell>
          <table:table-cell table:style-name="ce6" office:value-type="float" office:value="1150000" calcext:value-type="float">
            <text:p><text:s/>$ 1.150.000 </text:p>
          </table:table-cell>
          <table:table-cell table:style-name="ce6" office:value-type="float" office:value="1050000" calcext:value-type="float">
            <text:p><text:s/>$ 1.0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2]&amp;&quot;','&quot;&amp;[.B82]&amp;&quot;','&quot;&amp;[.C82]&amp;&quot;','&quot;&amp;[.D82]&amp;&quot;','&quot;&amp;[.E82]&amp;&quot;','&quot;&amp;[.F82]&amp;&quot;');&quot;" office:value-type="string" office:string-value="('IBAGUE (1 DIA)','1500000','1350000','1150000','1050000','');" calcext:value-type="string">
            <text:p>('IBAGUE (1 DIA)','1500000','1350000','1150000','1050000','');</text:p>
          </table:table-cell>
          <table:table-cell table:formula="of:=[.H82]&amp;[.I82]" office:value-type="string" office:string-value="INSERT INTO tbtarifas (nombre,bus40,buseta2528,buseta1924,micro1611,h110) VALUES ('IBAGUE (1 DIA)','1500000','1350000','1150000','1050000','');" calcext:value-type="string">
            <text:p>INSERT INTO tbtarifas (nombre,bus40,buseta2528,buseta1924,micro1611,h110) VALUES ('IBAGUE (1 DIA)','1500000','1350000','1150000','10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IPIALES (5 DIAS)</text:p>
          </table:table-cell>
          <table:table-cell table:style-name="ce6" office:value-type="float" office:value="5400000" calcext:value-type="float">
            <text:p><text:s/>$ 5.400.000 </text:p>
          </table:table-cell>
          <table:table-cell table:style-name="ce6" office:value-type="float" office:value="4500000" calcext:value-type="float">
            <text:p><text:s/>$ 4.500.000 </text:p>
          </table:table-cell>
          <table:table-cell table:style-name="ce6" office:value-type="float" office:value="4000000" calcext:value-type="float">
            <text:p><text:s/>$ 4.000.000 </text:p>
          </table:table-cell>
          <table:table-cell table:style-name="ce6" office:value-type="float" office:value="3200000" calcext:value-type="float">
            <text:p><text:s/>$ 3.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3]&amp;&quot;','&quot;&amp;[.B83]&amp;&quot;','&quot;&amp;[.C83]&amp;&quot;','&quot;&amp;[.D83]&amp;&quot;','&quot;&amp;[.E83]&amp;&quot;','&quot;&amp;[.F83]&amp;&quot;');&quot;" office:value-type="string" office:string-value="('IPIALES (5 DIAS)','5400000','4500000','4000000','3200000','');" calcext:value-type="string">
            <text:p>('IPIALES (5 DIAS)','5400000','4500000','4000000','3200000','');</text:p>
          </table:table-cell>
          <table:table-cell table:formula="of:=[.H83]&amp;[.I83]" office:value-type="string" office:string-value="INSERT INTO tbtarifas (nombre,bus40,buseta2528,buseta1924,micro1611,h110) VALUES ('IPIALES (5 DIAS)','5400000','4500000','4000000','3200000','');" calcext:value-type="string">
            <text:p>INSERT INTO tbtarifas (nombre,bus40,buseta2528,buseta1924,micro1611,h110) VALUES ('IPIALES (5 DIAS)','5400000','4500000','4000000','3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IRRA-RISARALDA</text:p>
          </table:table-cell>
          <table:table-cell table:style-name="ce6" office:value-type="float" office:value="750000" calcext:value-type="float">
            <text:p><text:s/>$ 750.000 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6" office:value-type="float" office:value="520000" calcext:value-type="float">
            <text:p><text:s/>$ 52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4]&amp;&quot;','&quot;&amp;[.B84]&amp;&quot;','&quot;&amp;[.C84]&amp;&quot;','&quot;&amp;[.D84]&amp;&quot;','&quot;&amp;[.E84]&amp;&quot;','&quot;&amp;[.F84]&amp;&quot;');&quot;" office:value-type="string" office:string-value="('IRRA-RISARALDA','750000','600000','520000','400000','');" calcext:value-type="string">
            <text:p>('IRRA-RISARALDA','750000','600000','520000','400000','');</text:p>
          </table:table-cell>
          <table:table-cell table:formula="of:=[.H84]&amp;[.I84]" office:value-type="string" office:string-value="INSERT INTO tbtarifas (nombre,bus40,buseta2528,buseta1924,micro1611,h110) VALUES ('IRRA-RISARALDA','750000','600000','520000','400000','');" calcext:value-type="string">
            <text:p>INSERT INTO tbtarifas (nombre,bus40,buseta2528,buseta1924,micro1611,h110) VALUES ('IRRA-RISARALDA','750000','600000','520000','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JAMUNDI-VALLE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6" office:value-type="float" office:value="950000" calcext:value-type="float">
            <text:p><text:s/>$ 950.000 </text:p>
          </table:table-cell>
          <table:table-cell table:style-name="ce6" office:value-type="float" office:value="850000" calcext:value-type="float">
            <text:p><text:s/>$ 850.000 </text:p>
          </table:table-cell>
          <table:table-cell table:style-name="ce6" office:value-type="float" office:value="670000" calcext:value-type="float">
            <text:p><text:s/>$ 67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5]&amp;&quot;','&quot;&amp;[.B85]&amp;&quot;','&quot;&amp;[.C85]&amp;&quot;','&quot;&amp;[.D85]&amp;&quot;','&quot;&amp;[.E85]&amp;&quot;','&quot;&amp;[.F85]&amp;&quot;');&quot;" office:value-type="string" office:string-value="('JAMUNDI-VALLE','1100000','950000','850000','670000','');" calcext:value-type="string">
            <text:p>('JAMUNDI-VALLE','1100000','950000','850000','670000','');</text:p>
          </table:table-cell>
          <table:table-cell table:formula="of:=[.H85]&amp;[.I85]" office:value-type="string" office:string-value="INSERT INTO tbtarifas (nombre,bus40,buseta2528,buseta1924,micro1611,h110) VALUES ('JAMUNDI-VALLE','1100000','950000','850000','670000','');" calcext:value-type="string">
            <text:p>INSERT INTO tbtarifas (nombre,bus40,buseta2528,buseta1924,micro1611,h110) VALUES ('JAMUNDI-VALLE','1100000','950000','850000','67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EL JORDAN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6" office:value-type="float" office:value="120000" calcext:value-type="float">
            <text:p><text:s/>$ 1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6]&amp;&quot;','&quot;&amp;[.B86]&amp;&quot;','&quot;&amp;[.C86]&amp;&quot;','&quot;&amp;[.D86]&amp;&quot;','&quot;&amp;[.E86]&amp;&quot;','&quot;&amp;[.F86]&amp;&quot;');&quot;" office:value-type="string" office:string-value="('EL JORDAN','200000','180000','150000','120000','');" calcext:value-type="string">
            <text:p>('EL JORDAN','200000','180000','150000','120000','');</text:p>
          </table:table-cell>
          <table:table-cell table:formula="of:=[.H86]&amp;[.I86]" office:value-type="string" office:string-value="INSERT INTO tbtarifas (nombre,bus40,buseta2528,buseta1924,micro1611,h110) VALUES ('EL JORDAN','200000','180000','150000','120000','');" calcext:value-type="string">
            <text:p>INSERT INTO tbtarifas (nombre,bus40,buseta2528,buseta1924,micro1611,h110) VALUES ('EL JORDAN','200000','180000','150000','1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BERRAQUERA-ANSERMA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40000" calcext:value-type="float">
            <text:p><text:s/>$ 34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7]&amp;&quot;','&quot;&amp;[.B87]&amp;&quot;','&quot;&amp;[.C87]&amp;&quot;','&quot;&amp;[.D87]&amp;&quot;','&quot;&amp;[.E87]&amp;&quot;','&quot;&amp;[.F87]&amp;&quot;');&quot;" office:value-type="string" office:string-value="('LA BERRAQUERA-ANSERMA','400000','340000','300000','250000','');" calcext:value-type="string">
            <text:p>('LA BERRAQUERA-ANSERMA','400000','340000','300000','250000','');</text:p>
          </table:table-cell>
          <table:table-cell table:formula="of:=[.H87]&amp;[.I87]" office:value-type="string" office:string-value="INSERT INTO tbtarifas (nombre,bus40,buseta2528,buseta1924,micro1611,h110) VALUES ('LA BERRAQUERA-ANSERMA','400000','340000','300000','250000','');" calcext:value-type="string">
            <text:p>INSERT INTO tbtarifas (nombre,bus40,buseta2528,buseta1924,micro1611,h110) VALUES ('LA BERRAQUERA-ANSERMA','400000','340000','300000','2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CELIA</text:p>
          </table:table-cell>
          <table:table-cell table:style-name="ce6" office:value-type="float" office:value="580000" calcext:value-type="float">
            <text:p><text:s/>$ 580.000 </text:p>
          </table:table-cell>
          <table:table-cell table:style-name="ce6" office:value-type="float" office:value="460000" calcext:value-type="float">
            <text:p><text:s/>$ 46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8]&amp;&quot;','&quot;&amp;[.B88]&amp;&quot;','&quot;&amp;[.C88]&amp;&quot;','&quot;&amp;[.D88]&amp;&quot;','&quot;&amp;[.E88]&amp;&quot;','&quot;&amp;[.F88]&amp;&quot;');&quot;" office:value-type="string" office:string-value="('LA CELIA','580000','460000','420000','350000','');" calcext:value-type="string">
            <text:p>('LA CELIA','580000','460000','420000','350000','');</text:p>
          </table:table-cell>
          <table:table-cell table:formula="of:=[.H88]&amp;[.I88]" office:value-type="string" office:string-value="INSERT INTO tbtarifas (nombre,bus40,buseta2528,buseta1924,micro1611,h110) VALUES ('LA CELIA','580000','460000','420000','350000','');" calcext:value-type="string">
            <text:p>INSERT INTO tbtarifas (nombre,bus40,buseta2528,buseta1924,micro1611,h110) VALUES ('LA CELIA','580000','460000','420000','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DORADA (2 DIAS)</text:p>
          </table:table-cell>
          <table:table-cell table:style-name="ce6" office:value-type="float" office:value="1850000" calcext:value-type="float">
            <text:p><text:s/>$ 1.850.000 </text:p>
          </table:table-cell>
          <table:table-cell table:style-name="ce6" office:value-type="float" office:value="1650000" calcext:value-type="float">
            <text:p><text:s/>$ 1.65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89]&amp;&quot;','&quot;&amp;[.B89]&amp;&quot;','&quot;&amp;[.C89]&amp;&quot;','&quot;&amp;[.D89]&amp;&quot;','&quot;&amp;[.E89]&amp;&quot;','&quot;&amp;[.F89]&amp;&quot;');&quot;" office:value-type="string" office:string-value="('LA DORADA (2 DIAS)','1850000','1650000','1400000','1100000','');" calcext:value-type="string">
            <text:p>('LA DORADA (2 DIAS)','1850000','1650000','1400000','1100000','');</text:p>
          </table:table-cell>
          <table:table-cell table:formula="of:=[.H89]&amp;[.I89]" office:value-type="string" office:string-value="INSERT INTO tbtarifas (nombre,bus40,buseta2528,buseta1924,micro1611,h110) VALUES ('LA DORADA (2 DIAS)','1850000','1650000','1400000','1100000','');" calcext:value-type="string">
            <text:p>INSERT INTO tbtarifas (nombre,bus40,buseta2528,buseta1924,micro1611,h110) VALUES ('LA DORADA (2 DIAS)','1850000','1650000','1400000','1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FELIZA</text:p>
          </table:table-cell>
          <table:table-cell table:style-name="ce6" office:value-type="float" office:value="790000" calcext:value-type="float">
            <text:p><text:s/>$ 790.000 </text:p>
          </table:table-cell>
          <table:table-cell table:style-name="ce6" office:value-type="float" office:value="590000" calcext:value-type="float">
            <text:p><text:s/>$ 59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90000" calcext:value-type="float">
            <text:p><text:s/>$ 49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0]&amp;&quot;','&quot;&amp;[.B90]&amp;&quot;','&quot;&amp;[.C90]&amp;&quot;','&quot;&amp;[.D90]&amp;&quot;','&quot;&amp;[.E90]&amp;&quot;','&quot;&amp;[.F90]&amp;&quot;');&quot;" office:value-type="string" office:string-value="('LA FELIZA','790000','590000','550000','490000','');" calcext:value-type="string">
            <text:p>('LA FELIZA','790000','590000','550000','490000','');</text:p>
          </table:table-cell>
          <table:table-cell table:formula="of:=[.H90]&amp;[.I90]" office:value-type="string" office:string-value="INSERT INTO tbtarifas (nombre,bus40,buseta2528,buseta1924,micro1611,h110) VALUES ('LA FELIZA','790000','590000','550000','490000','');" calcext:value-type="string">
            <text:p>INSERT INTO tbtarifas (nombre,bus40,buseta2528,buseta1924,micro1611,h110) VALUES ('LA FELIZA','790000','590000','550000','49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ISLA VITERBO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40000" calcext:value-type="float">
            <text:p><text:s/>$ 340.000 </text:p>
          </table:table-cell>
          <table:table-cell table:style-name="ce6" office:value-type="float" office:value="290000" calcext:value-type="float">
            <text:p><text:s/>$ 29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1]&amp;&quot;','&quot;&amp;[.B91]&amp;&quot;','&quot;&amp;[.C91]&amp;&quot;','&quot;&amp;[.D91]&amp;&quot;','&quot;&amp;[.E91]&amp;&quot;','&quot;&amp;[.F91]&amp;&quot;');&quot;" office:value-type="string" office:string-value="('LA ISLA VITERBO','450000','380000','340000','290000','');" calcext:value-type="string">
            <text:p>('LA ISLA VITERBO','450000','380000','340000','290000','');</text:p>
          </table:table-cell>
          <table:table-cell table:formula="of:=[.H91]&amp;[.I91]" office:value-type="string" office:string-value="INSERT INTO tbtarifas (nombre,bus40,buseta2528,buseta1924,micro1611,h110) VALUES ('LA ISLA VITERBO','450000','380000','340000','290000','');" calcext:value-type="string">
            <text:p>INSERT INTO tbtarifas (nombre,bus40,buseta2528,buseta1924,micro1611,h110) VALUES ('LA ISLA VITERBO','450000','380000','340000','29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PALMILLA</text:p>
          </table:table-cell>
          <table:table-cell table:style-name="ce6" office:value-type="float" office:value="330000" calcext:value-type="float">
            <text:p><text:s/>$ 330.000 </text:p>
          </table:table-cell>
          <table:table-cell table:style-name="ce6" office:value-type="float" office:value="290000" calcext:value-type="float">
            <text:p><text:s/>$ 290.000 </text:p>
          </table:table-cell>
          <table:table-cell table:style-name="ce6" office:value-type="float" office:value="240000" calcext:value-type="float">
            <text:p><text:s/>$ 240.000 </text:p>
          </table:table-cell>
          <table:table-cell table:style-name="ce6" office:value-type="float" office:value="170000" calcext:value-type="float">
            <text:p><text:s/>$ 17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2]&amp;&quot;','&quot;&amp;[.B92]&amp;&quot;','&quot;&amp;[.C92]&amp;&quot;','&quot;&amp;[.D92]&amp;&quot;','&quot;&amp;[.E92]&amp;&quot;','&quot;&amp;[.F92]&amp;&quot;');&quot;" office:value-type="string" office:string-value="('LA PALMILLA','330000','290000','240000','170000','');" calcext:value-type="string">
            <text:p>('LA PALMILLA','330000','290000','240000','170000','');</text:p>
          </table:table-cell>
          <table:table-cell table:formula="of:=[.H92]&amp;[.I92]" office:value-type="string" office:string-value="INSERT INTO tbtarifas (nombre,bus40,buseta2528,buseta1924,micro1611,h110) VALUES ('LA PALMILLA','330000','290000','240000','170000','');" calcext:value-type="string">
            <text:p>INSERT INTO tbtarifas (nombre,bus40,buseta2528,buseta1924,micro1611,h110) VALUES ('LA PALMILLA','330000','290000','240000','17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PINTADA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780000" calcext:value-type="float">
            <text:p><text:s/>$ 7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3]&amp;&quot;','&quot;&amp;[.B93]&amp;&quot;','&quot;&amp;[.C93]&amp;&quot;','&quot;&amp;[.D93]&amp;&quot;','&quot;&amp;[.E93]&amp;&quot;','&quot;&amp;[.F93]&amp;&quot;');&quot;" office:value-type="string" office:string-value="('LA PINTADA','1200000','1000000','900000','780000','');" calcext:value-type="string">
            <text:p>('LA PINTADA','1200000','1000000','900000','780000','');</text:p>
          </table:table-cell>
          <table:table-cell table:formula="of:=[.H93]&amp;[.I93]" office:value-type="string" office:string-value="INSERT INTO tbtarifas (nombre,bus40,buseta2528,buseta1924,micro1611,h110) VALUES ('LA PINTADA','1200000','1000000','900000','780000','');" calcext:value-type="string">
            <text:p>INSERT INTO tbtarifas (nombre,bus40,buseta2528,buseta1924,micro1611,h110) VALUES ('LA PINTADA','1200000','1000000','900000','7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RQUE RECUCA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4]&amp;&quot;','&quot;&amp;[.B94]&amp;&quot;','&quot;&amp;[.C94]&amp;&quot;','&quot;&amp;[.D94]&amp;&quot;','&quot;&amp;[.E94]&amp;&quot;','&quot;&amp;[.F94]&amp;&quot;');&quot;" office:value-type="string" office:string-value="('PARQUE RECUCA','550000','450000','400000','350000','');" calcext:value-type="string">
            <text:p>('PARQUE RECUCA','550000','450000','400000','350000','');</text:p>
          </table:table-cell>
          <table:table-cell table:formula="of:=[.H94]&amp;[.I94]" office:value-type="string" office:string-value="INSERT INTO tbtarifas (nombre,bus40,buseta2528,buseta1924,micro1611,h110) VALUES ('PARQUE RECUCA','550000','450000','400000','350000','');" calcext:value-type="string">
            <text:p>INSERT INTO tbtarifas (nombre,bus40,buseta2528,buseta1924,micro1611,h110) VALUES ('PARQUE RECUCA','550000','450000','400000','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ROCHELA-SANTAGUEDA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30000" calcext:value-type="float">
            <text:p><text:s/>$ 43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5]&amp;&quot;','&quot;&amp;[.B95]&amp;&quot;','&quot;&amp;[.C95]&amp;&quot;','&quot;&amp;[.D95]&amp;&quot;','&quot;&amp;[.E95]&amp;&quot;','&quot;&amp;[.F95]&amp;&quot;');&quot;" office:value-type="string" office:string-value="('LA ROCHELA-SANTAGUEDA','550000','480000','430000','350000','');" calcext:value-type="string">
            <text:p>('LA ROCHELA-SANTAGUEDA','550000','480000','430000','350000','');</text:p>
          </table:table-cell>
          <table:table-cell table:formula="of:=[.H95]&amp;[.I95]" office:value-type="string" office:string-value="INSERT INTO tbtarifas (nombre,bus40,buseta2528,buseta1924,micro1611,h110) VALUES ('LA ROCHELA-SANTAGUEDA','550000','480000','430000','350000','');" calcext:value-type="string">
            <text:p>INSERT INTO tbtarifas (nombre,bus40,buseta2528,buseta1924,micro1611,h110) VALUES ('LA ROCHELA-SANTAGUEDA','550000','480000','430000','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SUIZA-FLORIDA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6]&amp;&quot;','&quot;&amp;[.B96]&amp;&quot;','&quot;&amp;[.C96]&amp;&quot;','&quot;&amp;[.D96]&amp;&quot;','&quot;&amp;[.E96]&amp;&quot;','&quot;&amp;[.F96]&amp;&quot;');&quot;" office:value-type="string" office:string-value="('LA SUIZA-FLORIDA','360000','320000','300000','250000','');" calcext:value-type="string">
            <text:p>('LA SUIZA-FLORIDA','360000','320000','300000','250000','');</text:p>
          </table:table-cell>
          <table:table-cell table:formula="of:=[.H96]&amp;[.I96]" office:value-type="string" office:string-value="INSERT INTO tbtarifas (nombre,bus40,buseta2528,buseta1924,micro1611,h110) VALUES ('LA SUIZA-FLORIDA','360000','320000','300000','250000','');" calcext:value-type="string">
            <text:p>INSERT INTO tbtarifas (nombre,bus40,buseta2528,buseta1924,micro1611,h110) VALUES ('LA SUIZA-FLORIDA','360000','320000','300000','2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TEBAIDA-QUINDIO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30000" calcext:value-type="float">
            <text:p><text:s/>$ 430.000 </text:p>
          </table:table-cell>
          <table:table-cell table:style-name="ce6" office:value-type="float" office:value="370000" calcext:value-type="float">
            <text:p><text:s/>$ 37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7]&amp;&quot;','&quot;&amp;[.B97]&amp;&quot;','&quot;&amp;[.C97]&amp;&quot;','&quot;&amp;[.D97]&amp;&quot;','&quot;&amp;[.E97]&amp;&quot;','&quot;&amp;[.F97]&amp;&quot;');&quot;" office:value-type="string" office:string-value="('LA TEBAIDA-QUINDIO','550000','480000','430000','370000','');" calcext:value-type="string">
            <text:p>('LA TEBAIDA-QUINDIO','550000','480000','430000','370000','');</text:p>
          </table:table-cell>
          <table:table-cell table:formula="of:=[.H97]&amp;[.I97]" office:value-type="string" office:string-value="INSERT INTO tbtarifas (nombre,bus40,buseta2528,buseta1924,micro1611,h110) VALUES ('LA TEBAIDA-QUINDIO','550000','480000','430000','370000','');" calcext:value-type="string">
            <text:p>INSERT INTO tbtarifas (nombre,bus40,buseta2528,buseta1924,micro1611,h110) VALUES ('LA TEBAIDA-QUINDIO','550000','480000','430000','37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UNION-VALLE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8]&amp;&quot;','&quot;&amp;[.B98]&amp;&quot;','&quot;&amp;[.C98]&amp;&quot;','&quot;&amp;[.D98]&amp;&quot;','&quot;&amp;[.E98]&amp;&quot;','&quot;&amp;[.F98]&amp;&quot;');&quot;" office:value-type="string" office:string-value="('LA UNION-VALLE','550000','450000','400000','350000','');" calcext:value-type="string">
            <text:p>('LA UNION-VALLE','550000','450000','400000','350000','');</text:p>
          </table:table-cell>
          <table:table-cell table:formula="of:=[.H98]&amp;[.I98]" office:value-type="string" office:string-value="INSERT INTO tbtarifas (nombre,bus40,buseta2528,buseta1924,micro1611,h110) VALUES ('LA UNION-VALLE','550000','450000','400000','350000','');" calcext:value-type="string">
            <text:p>INSERT INTO tbtarifas (nombre,bus40,buseta2528,buseta1924,micro1611,h110) VALUES ('LA UNION-VALLE','550000','450000','400000','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URIBE-VALLE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99]&amp;&quot;','&quot;&amp;[.B99]&amp;&quot;','&quot;&amp;[.C99]&amp;&quot;','&quot;&amp;[.D99]&amp;&quot;','&quot;&amp;[.E99]&amp;&quot;','&quot;&amp;[.F99]&amp;&quot;');&quot;" office:value-type="string" office:string-value="('LA URIBE-VALLE','550000','450000','400000','350000','');" calcext:value-type="string">
            <text:p>('LA URIBE-VALLE','550000','450000','400000','350000','');</text:p>
          </table:table-cell>
          <table:table-cell table:formula="of:=[.H99]&amp;[.I99]" office:value-type="string" office:string-value="INSERT INTO tbtarifas (nombre,bus40,buseta2528,buseta1924,micro1611,h110) VALUES ('LA URIBE-VALLE','550000','450000','400000','350000','');" calcext:value-type="string">
            <text:p>INSERT INTO tbtarifas (nombre,bus40,buseta2528,buseta1924,micro1611,h110) VALUES ('LA URIBE-VALLE','550000','450000','400000','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VICTORIA-VALLE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0]&amp;&quot;','&quot;&amp;[.B100]&amp;&quot;','&quot;&amp;[.C100]&amp;&quot;','&quot;&amp;[.D100]&amp;&quot;','&quot;&amp;[.E100]&amp;&quot;','&quot;&amp;[.F100]&amp;&quot;');&quot;" office:value-type="string" office:string-value="('LA VICTORIA-VALLE','450000','350000','320000','300000','');" calcext:value-type="string">
            <text:p>('LA VICTORIA-VALLE','450000','350000','320000','300000','');</text:p>
          </table:table-cell>
          <table:table-cell table:formula="of:=[.H100]&amp;[.I100]" office:value-type="string" office:string-value="INSERT INTO tbtarifas (nombre,bus40,buseta2528,buseta1924,micro1611,h110) VALUES ('LA VICTORIA-VALLE','450000','350000','320000','300000','');" calcext:value-type="string">
            <text:p>INSERT INTO tbtarifas (nombre,bus40,buseta2528,buseta1924,micro1611,h110) VALUES ('LA VICTORIA-VALLE','450000','350000','320000','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LA VIRGINIA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6" office:value-type="float" office:value="160000" calcext:value-type="float">
            <text:p><text:s/>$ 16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1]&amp;&quot;','&quot;&amp;[.B101]&amp;&quot;','&quot;&amp;[.C101]&amp;&quot;','&quot;&amp;[.D101]&amp;&quot;','&quot;&amp;[.E101]&amp;&quot;','&quot;&amp;[.F101]&amp;&quot;');&quot;" office:value-type="string" office:string-value="('LA VIRGINIA','280000','250000','220000','160000','');" calcext:value-type="string">
            <text:p>('LA VIRGINIA','280000','250000','220000','160000','');</text:p>
          </table:table-cell>
          <table:table-cell table:formula="of:=[.H101]&amp;[.I101]" office:value-type="string" office:string-value="INSERT INTO tbtarifas (nombre,bus40,buseta2528,buseta1924,micro1611,h110) VALUES ('LA VIRGINIA','280000','250000','220000','160000','');" calcext:value-type="string">
            <text:p>INSERT INTO tbtarifas (nombre,bus40,buseta2528,buseta1924,micro1611,h110) VALUES ('LA VIRGINIA','280000','250000','220000','16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ANIZALES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40000" calcext:value-type="float">
            <text:p><text:s/>$ 44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2]&amp;&quot;','&quot;&amp;[.B102]&amp;&quot;','&quot;&amp;[.C102]&amp;&quot;','&quot;&amp;[.D102]&amp;&quot;','&quot;&amp;[.E102]&amp;&quot;','&quot;&amp;[.F102]&amp;&quot;');&quot;" office:value-type="string" office:string-value="('MANIZALES','480000','440000','380000','320000','');" calcext:value-type="string">
            <text:p>('MANIZALES','480000','440000','380000','320000','');</text:p>
          </table:table-cell>
          <table:table-cell table:formula="of:=[.H102]&amp;[.I102]" office:value-type="string" office:string-value="INSERT INTO tbtarifas (nombre,bus40,buseta2528,buseta1924,micro1611,h110) VALUES ('MANIZALES','480000','440000','380000','320000','');" calcext:value-type="string">
            <text:p>INSERT INTO tbtarifas (nombre,bus40,buseta2528,buseta1924,micro1611,h110) VALUES ('MANIZALES','480000','440000','380000','3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ANZANARES-CALDAS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3]&amp;&quot;','&quot;&amp;[.B103]&amp;&quot;','&quot;&amp;[.C103]&amp;&quot;','&quot;&amp;[.D103]&amp;&quot;','&quot;&amp;[.E103]&amp;&quot;','&quot;&amp;[.F103]&amp;&quot;');&quot;" office:value-type="string" office:string-value="('MANZANARES-CALDAS','1600000','1400000','1300000','1000000','');" calcext:value-type="string">
            <text:p>('MANZANARES-CALDAS','1600000','1400000','1300000','1000000','');</text:p>
          </table:table-cell>
          <table:table-cell table:formula="of:=[.H103]&amp;[.I103]" office:value-type="string" office:string-value="INSERT INTO tbtarifas (nombre,bus40,buseta2528,buseta1924,micro1611,h110) VALUES ('MANZANARES-CALDAS','1600000','1400000','1300000','1000000','');" calcext:value-type="string">
            <text:p>INSERT INTO tbtarifas (nombre,bus40,buseta2528,buseta1924,micro1611,h110) VALUES ('MANZANARES-CALDAS','1600000','1400000','1300000','1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ARINILLA-ANTIOQUIA</text:p>
          </table:table-cell>
          <table:table-cell table:style-name="ce6" office:value-type="float" office:value="1750000" calcext:value-type="float">
            <text:p><text:s/>$ 1.750.000 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4]&amp;&quot;','&quot;&amp;[.B104]&amp;&quot;','&quot;&amp;[.C104]&amp;&quot;','&quot;&amp;[.D104]&amp;&quot;','&quot;&amp;[.E104]&amp;&quot;','&quot;&amp;[.F104]&amp;&quot;');&quot;" office:value-type="string" office:string-value="('MARINILLA-ANTIOQUIA','1750000','1500000','1300000','1100000','');" calcext:value-type="string">
            <text:p>('MARINILLA-ANTIOQUIA','1750000','1500000','1300000','1100000','');</text:p>
          </table:table-cell>
          <table:table-cell table:formula="of:=[.H104]&amp;[.I104]" office:value-type="string" office:string-value="INSERT INTO tbtarifas (nombre,bus40,buseta2528,buseta1924,micro1611,h110) VALUES ('MARINILLA-ANTIOQUIA','1750000','1500000','1300000','1100000','');" calcext:value-type="string">
            <text:p>INSERT INTO tbtarifas (nombre,bus40,buseta2528,buseta1924,micro1611,h110) VALUES ('MARINILLA-ANTIOQUIA','1750000','1500000','1300000','1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ARIQUITA-TOLIMA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350000" calcext:value-type="float">
            <text:p><text:s/>$ 1.35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5]&amp;&quot;','&quot;&amp;[.B105]&amp;&quot;','&quot;&amp;[.C105]&amp;&quot;','&quot;&amp;[.D105]&amp;&quot;','&quot;&amp;[.E105]&amp;&quot;','&quot;&amp;[.F105]&amp;&quot;');&quot;" office:value-type="string" office:string-value="('MARIQUITA-TOLIMA','1500000','1350000','1200000','900000','');" calcext:value-type="string">
            <text:p>('MARIQUITA-TOLIMA','1500000','1350000','1200000','900000','');</text:p>
          </table:table-cell>
          <table:table-cell table:formula="of:=[.H105]&amp;[.I105]" office:value-type="string" office:string-value="INSERT INTO tbtarifas (nombre,bus40,buseta2528,buseta1924,micro1611,h110) VALUES ('MARIQUITA-TOLIMA','1500000','1350000','1200000','900000','');" calcext:value-type="string">
            <text:p>INSERT INTO tbtarifas (nombre,bus40,buseta2528,buseta1924,micro1611,h110) VALUES ('MARIQUITA-TOLIMA','1500000','1350000','1200000','9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ARMATO-CALDAS</text:p>
          </table:table-cell>
          <table:table-cell table:style-name="ce6" office:value-type="float" office:value="950000" calcext:value-type="float">
            <text:p><text:s/>$ 950.000 </text:p>
          </table:table-cell>
          <table:table-cell table:style-name="ce6" office:value-type="float" office:value="850000" calcext:value-type="float">
            <text:p><text:s/>$ 850.000 </text:p>
          </table:table-cell>
          <table:table-cell table:style-name="ce6" office:value-type="float" office:value="750000" calcext:value-type="float">
            <text:p><text:s/>$ 75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6]&amp;&quot;','&quot;&amp;[.B106]&amp;&quot;','&quot;&amp;[.C106]&amp;&quot;','&quot;&amp;[.D106]&amp;&quot;','&quot;&amp;[.E106]&amp;&quot;','&quot;&amp;[.F106]&amp;&quot;');&quot;" office:value-type="string" office:string-value="('MARMATO-CALDAS','950000','850000','750000','650000','');" calcext:value-type="string">
            <text:p>('MARMATO-CALDAS','950000','850000','750000','650000','');</text:p>
          </table:table-cell>
          <table:table-cell table:formula="of:=[.H106]&amp;[.I106]" office:value-type="string" office:string-value="INSERT INTO tbtarifas (nombre,bus40,buseta2528,buseta1924,micro1611,h110) VALUES ('MARMATO-CALDAS','950000','850000','750000','650000','');" calcext:value-type="string">
            <text:p>INSERT INTO tbtarifas (nombre,bus40,buseta2528,buseta1924,micro1611,h110) VALUES ('MARMATO-CALDAS','950000','850000','750000','6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ARSELLA ANTIOQUIA (VIA BOLOMBO)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 office:value-type="float" office:value="1250000" calcext:value-type="float">
            <text:p><text:s/>$ 1.25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7]&amp;&quot;','&quot;&amp;[.B107]&amp;&quot;','&quot;&amp;[.C107]&amp;&quot;','&quot;&amp;[.D107]&amp;&quot;','&quot;&amp;[.E107]&amp;&quot;','&quot;&amp;[.F107]&amp;&quot;');&quot;" office:value-type="string" office:string-value="('MARSELLA ANTIOQUIA (VIA BOLOMBO)','1400000','1250000','1100000','800000','');" calcext:value-type="string">
            <text:p>('MARSELLA ANTIOQUIA (VIA BOLOMBO)','1400000','1250000','1100000','800000','');</text:p>
          </table:table-cell>
          <table:table-cell table:formula="of:=[.H107]&amp;[.I107]" office:value-type="string" office:string-value="INSERT INTO tbtarifas (nombre,bus40,buseta2528,buseta1924,micro1611,h110) VALUES ('MARSELLA ANTIOQUIA (VIA BOLOMBO)','1400000','1250000','1100000','800000','');" calcext:value-type="string">
            <text:p>INSERT INTO tbtarifas (nombre,bus40,buseta2528,buseta1924,micro1611,h110) VALUES ('MARSELLA ANTIOQUIA (VIA BOLOMBO)','1400000','1250000','1100000','8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ARSELLA-RISARALDA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8]&amp;&quot;','&quot;&amp;[.B108]&amp;&quot;','&quot;&amp;[.C108]&amp;&quot;','&quot;&amp;[.D108]&amp;&quot;','&quot;&amp;[.E108]&amp;&quot;','&quot;&amp;[.F108]&amp;&quot;');&quot;" office:value-type="string" office:string-value="('MARSELLA-RISARALDA','400000','350000','300000','250000','');" calcext:value-type="string">
            <text:p>('MARSELLA-RISARALDA','400000','350000','300000','250000','');</text:p>
          </table:table-cell>
          <table:table-cell table:formula="of:=[.H108]&amp;[.I108]" office:value-type="string" office:string-value="INSERT INTO tbtarifas (nombre,bus40,buseta2528,buseta1924,micro1611,h110) VALUES ('MARSELLA-RISARALDA','400000','350000','300000','250000','');" calcext:value-type="string">
            <text:p>INSERT INTO tbtarifas (nombre,bus40,buseta2528,buseta1924,micro1611,h110) VALUES ('MARSELLA-RISARALDA','400000','350000','300000','2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EDELLIN (1 DIA)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50000" calcext:value-type="float">
            <text:p><text:s/>$ 1.45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6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09]&amp;&quot;','&quot;&amp;[.B109]&amp;&quot;','&quot;&amp;[.C109]&amp;&quot;','&quot;&amp;[.D109]&amp;&quot;','&quot;&amp;[.E109]&amp;&quot;','&quot;&amp;[.F109]&amp;&quot;');&quot;" office:value-type="string" office:string-value="('MEDELLIN (1 DIA)','1600000','1450000','1200000','1100000','');" calcext:value-type="string">
            <text:p>('MEDELLIN (1 DIA)','1600000','1450000','1200000','1100000','');</text:p>
          </table:table-cell>
          <table:table-cell table:formula="of:=[.H109]&amp;[.I109]" office:value-type="string" office:string-value="INSERT INTO tbtarifas (nombre,bus40,buseta2528,buseta1924,micro1611,h110) VALUES ('MEDELLIN (1 DIA)','1600000','1450000','1200000','1100000','');" calcext:value-type="string">
            <text:p>INSERT INTO tbtarifas (nombre,bus40,buseta2528,buseta1924,micro1611,h110) VALUES ('MEDELLIN (1 DIA)','1600000','1450000','1200000','1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ELGAR (3 DIAS)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950000" calcext:value-type="float">
            <text:p><text:s/>$ 1.950.000 </text:p>
          </table:table-cell>
          <table:table-cell table:style-name="ce6" office:value-type="float" office:value="1550000" calcext:value-type="float">
            <text:p><text:s/>$ 1.55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0]&amp;&quot;','&quot;&amp;[.B110]&amp;&quot;','&quot;&amp;[.C110]&amp;&quot;','&quot;&amp;[.D110]&amp;&quot;','&quot;&amp;[.E110]&amp;&quot;','&quot;&amp;[.F110]&amp;&quot;');&quot;" office:value-type="string" office:string-value="('MELGAR (3 DIAS)','2200000','1950000','1550000','1400000','');" calcext:value-type="string">
            <text:p>('MELGAR (3 DIAS)','2200000','1950000','1550000','1400000','');</text:p>
          </table:table-cell>
          <table:table-cell table:formula="of:=[.H110]&amp;[.I110]" office:value-type="string" office:string-value="INSERT INTO tbtarifas (nombre,bus40,buseta2528,buseta1924,micro1611,h110) VALUES ('MELGAR (3 DIAS)','2200000','1950000','1550000','1400000','');" calcext:value-type="string">
            <text:p>INSERT INTO tbtarifas (nombre,bus40,buseta2528,buseta1924,micro1611,h110) VALUES ('MELGAR (3 DIAS)','2200000','1950000','1550000','1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ISTRATO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1]&amp;&quot;','&quot;&amp;[.B111]&amp;&quot;','&quot;&amp;[.C111]&amp;&quot;','&quot;&amp;[.D111]&amp;&quot;','&quot;&amp;[.E111]&amp;&quot;','&quot;&amp;[.F111]&amp;&quot;');&quot;" office:value-type="string" office:string-value="('MISTRATO','650000','550000','500000','400000','');" calcext:value-type="string">
            <text:p>('MISTRATO','650000','550000','500000','400000','');</text:p>
          </table:table-cell>
          <table:table-cell table:formula="of:=[.H111]&amp;[.I111]" office:value-type="string" office:string-value="INSERT INTO tbtarifas (nombre,bus40,buseta2528,buseta1924,micro1611,h110) VALUES ('MISTRATO','650000','550000','500000','400000','');" calcext:value-type="string">
            <text:p>INSERT INTO tbtarifas (nombre,bus40,buseta2528,buseta1924,micro1611,h110) VALUES ('MISTRATO','650000','550000','500000','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ORELIA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6" office:value-type="float" office:value="130000" calcext:value-type="float">
            <text:p><text:s/>$ 13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2]&amp;&quot;','&quot;&amp;[.B112]&amp;&quot;','&quot;&amp;[.C112]&amp;&quot;','&quot;&amp;[.D112]&amp;&quot;','&quot;&amp;[.E112]&amp;&quot;','&quot;&amp;[.F112]&amp;&quot;');&quot;" office:value-type="string" office:string-value="('MORELIA','220000','180000','150000','130000','');" calcext:value-type="string">
            <text:p>('MORELIA','220000','180000','150000','130000','');</text:p>
          </table:table-cell>
          <table:table-cell table:formula="of:=[.H112]&amp;[.I112]" office:value-type="string" office:string-value="INSERT INTO tbtarifas (nombre,bus40,buseta2528,buseta1924,micro1611,h110) VALUES ('MORELIA','220000','180000','150000','130000','');" calcext:value-type="string">
            <text:p>INSERT INTO tbtarifas (nombre,bus40,buseta2528,buseta1924,micro1611,h110) VALUES ('MORELIA','220000','180000','150000','13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ONTENEGRO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3]&amp;&quot;','&quot;&amp;[.B113]&amp;&quot;','&quot;&amp;[.C113]&amp;&quot;','&quot;&amp;[.D113]&amp;&quot;','&quot;&amp;[.E113]&amp;&quot;','&quot;&amp;[.F113]&amp;&quot;');&quot;" office:value-type="string" office:string-value="('MONTENEGRO','480000','420000','380000','300000','');" calcext:value-type="string">
            <text:p>('MONTENEGRO','480000','420000','380000','300000','');</text:p>
          </table:table-cell>
          <table:table-cell table:formula="of:=[.H113]&amp;[.I113]" office:value-type="string" office:string-value="INSERT INTO tbtarifas (nombre,bus40,buseta2528,buseta1924,micro1611,h110) VALUES ('MONTENEGRO','480000','420000','380000','300000','');" calcext:value-type="string">
            <text:p>INSERT INTO tbtarifas (nombre,bus40,buseta2528,buseta1924,micro1611,h110) VALUES ('MONTENEGRO','480000','420000','380000','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UNDO NUEVO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6" office:value-type="float" office:value="110000" calcext:value-type="float">
            <text:p><text:s/>$ 11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4]&amp;&quot;','&quot;&amp;[.B114]&amp;&quot;','&quot;&amp;[.C114]&amp;&quot;','&quot;&amp;[.D114]&amp;&quot;','&quot;&amp;[.E114]&amp;&quot;','&quot;&amp;[.F114]&amp;&quot;');&quot;" office:value-type="string" office:string-value="('MUNDO NUEVO','200000','180000','150000','110000','');" calcext:value-type="string">
            <text:p>('MUNDO NUEVO','200000','180000','150000','110000','');</text:p>
          </table:table-cell>
          <table:table-cell table:formula="of:=[.H114]&amp;[.I114]" office:value-type="string" office:string-value="INSERT INTO tbtarifas (nombre,bus40,buseta2528,buseta1924,micro1611,h110) VALUES ('MUNDO NUEVO','200000','180000','150000','110000','');" calcext:value-type="string">
            <text:p>INSERT INTO tbtarifas (nombre,bus40,buseta2528,buseta1924,micro1611,h110) VALUES ('MUNDO NUEVO','200000','180000','150000','11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MUSEO DE LA GUADUA-BARCELONA-VALLE</text:p>
          </table:table-cell>
          <table:table-cell table:style-name="ce6" office:value-type="float" office:value="580000" calcext:value-type="float">
            <text:p><text:s/>$ 58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5]&amp;&quot;','&quot;&amp;[.B115]&amp;&quot;','&quot;&amp;[.C115]&amp;&quot;','&quot;&amp;[.D115]&amp;&quot;','&quot;&amp;[.E115]&amp;&quot;','&quot;&amp;[.F115]&amp;&quot;');&quot;" office:value-type="string" office:string-value="('MUSEO DE LA GUADUA-BARCELONA-VALLE','580000','500000','450000','380000','');" calcext:value-type="string">
            <text:p>('MUSEO DE LA GUADUA-BARCELONA-VALLE','580000','500000','450000','380000','');</text:p>
          </table:table-cell>
          <table:table-cell table:formula="of:=[.H115]&amp;[.I115]" office:value-type="string" office:string-value="INSERT INTO tbtarifas (nombre,bus40,buseta2528,buseta1924,micro1611,h110) VALUES ('MUSEO DE LA GUADUA-BARCELONA-VALLE','580000','500000','450000','380000','');" calcext:value-type="string">
            <text:p>INSERT INTO tbtarifas (nombre,bus40,buseta2528,buseta1924,micro1611,h110) VALUES ('MUSEO DE LA GUADUA-BARCELONA-VALLE','580000','500000','450000','3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NEIRA-CALDAS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6]&amp;&quot;','&quot;&amp;[.B116]&amp;&quot;','&quot;&amp;[.C116]&amp;&quot;','&quot;&amp;[.D116]&amp;&quot;','&quot;&amp;[.E116]&amp;&quot;','&quot;&amp;[.F116]&amp;&quot;');&quot;" office:value-type="string" office:string-value="('NEIRA-CALDAS','600000','550000','500000','420000','');" calcext:value-type="string">
            <text:p>('NEIRA-CALDAS','600000','550000','500000','420000','');</text:p>
          </table:table-cell>
          <table:table-cell table:formula="of:=[.H116]&amp;[.I116]" office:value-type="string" office:string-value="INSERT INTO tbtarifas (nombre,bus40,buseta2528,buseta1924,micro1611,h110) VALUES ('NEIRA-CALDAS','600000','550000','500000','420000','');" calcext:value-type="string">
            <text:p>INSERT INTO tbtarifas (nombre,bus40,buseta2528,buseta1924,micro1611,h110) VALUES ('NEIRA-CALDAS','600000','550000','500000','4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NEIVA (2 DIAS)</text:p>
          </table:table-cell>
          <table:table-cell table:style-name="ce6" office:value-type="float" office:value="2500000" calcext:value-type="float">
            <text:p><text:s/>$ 2.500.000 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7]&amp;&quot;','&quot;&amp;[.B117]&amp;&quot;','&quot;&amp;[.C117]&amp;&quot;','&quot;&amp;[.D117]&amp;&quot;','&quot;&amp;[.E117]&amp;&quot;','&quot;&amp;[.F117]&amp;&quot;');&quot;" office:value-type="string" office:string-value="('NEIVA (2 DIAS)','2500000','2100000','1900000','1400000','');" calcext:value-type="string">
            <text:p>('NEIVA (2 DIAS)','2500000','2100000','1900000','1400000','');</text:p>
          </table:table-cell>
          <table:table-cell table:formula="of:=[.H117]&amp;[.I117]" office:value-type="string" office:string-value="INSERT INTO tbtarifas (nombre,bus40,buseta2528,buseta1924,micro1611,h110) VALUES ('NEIVA (2 DIAS)','2500000','2100000','1900000','1400000','');" calcext:value-type="string">
            <text:p>INSERT INTO tbtarifas (nombre,bus40,buseta2528,buseta1924,micro1611,h110) VALUES ('NEIVA (2 DIAS)','2500000','2100000','1900000','1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NEVADO DEL RUIZ</text:p>
          </table:table-cell>
          <table:table-cell table:style-name="ce6"/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8]&amp;&quot;','&quot;&amp;[.B118]&amp;&quot;','&quot;&amp;[.C118]&amp;&quot;','&quot;&amp;[.D118]&amp;&quot;','&quot;&amp;[.E118]&amp;&quot;','&quot;&amp;[.F118]&amp;&quot;');&quot;" office:value-type="string" office:string-value="('NEVADO DEL RUIZ','','900000','800000','700000','');" calcext:value-type="string">
            <text:p>('NEVADO DEL RUIZ','','900000','800000','700000','');</text:p>
          </table:table-cell>
          <table:table-cell table:formula="of:=[.H118]&amp;[.I118]" office:value-type="string" office:string-value="INSERT INTO tbtarifas (nombre,bus40,buseta2528,buseta1924,micro1611,h110) VALUES ('NEVADO DEL RUIZ','','900000','800000','700000','');" calcext:value-type="string">
            <text:p>INSERT INTO tbtarifas (nombre,bus40,buseta2528,buseta1924,micro1611,h110) VALUES ('NEVADO DEL RUIZ','','900000','800000','7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OBANDO-VALLE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70000" calcext:value-type="float">
            <text:p><text:s/>$ 37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19]&amp;&quot;','&quot;&amp;[.B119]&amp;&quot;','&quot;&amp;[.C119]&amp;&quot;','&quot;&amp;[.D119]&amp;&quot;','&quot;&amp;[.E119]&amp;&quot;','&quot;&amp;[.F119]&amp;&quot;');&quot;" office:value-type="string" office:string-value="('OBANDO-VALLE','420000','370000','320000','280000','');" calcext:value-type="string">
            <text:p>('OBANDO-VALLE','420000','370000','320000','280000','');</text:p>
          </table:table-cell>
          <table:table-cell table:formula="of:=[.H119]&amp;[.I119]" office:value-type="string" office:string-value="INSERT INTO tbtarifas (nombre,bus40,buseta2528,buseta1924,micro1611,h110) VALUES ('OBANDO-VALLE','420000','370000','320000','280000','');" calcext:value-type="string">
            <text:p>INSERT INTO tbtarifas (nombre,bus40,buseta2528,buseta1924,micro1611,h110) VALUES ('OBANDO-VALLE','420000','370000','320000','28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CORA-CALDAS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0]&amp;&quot;','&quot;&amp;[.B120]&amp;&quot;','&quot;&amp;[.C120]&amp;&quot;','&quot;&amp;[.D120]&amp;&quot;','&quot;&amp;[.E120]&amp;&quot;','&quot;&amp;[.F120]&amp;&quot;');&quot;" office:value-type="string" office:string-value="('PACORA-CALDAS','1500000','1300000','1100000','900000','');" calcext:value-type="string">
            <text:p>('PACORA-CALDAS','1500000','1300000','1100000','900000','');</text:p>
          </table:table-cell>
          <table:table-cell table:formula="of:=[.H120]&amp;[.I120]" office:value-type="string" office:string-value="INSERT INTO tbtarifas (nombre,bus40,buseta2528,buseta1924,micro1611,h110) VALUES ('PACORA-CALDAS','1500000','1300000','1100000','900000','');" calcext:value-type="string">
            <text:p>INSERT INTO tbtarifas (nombre,bus40,buseta2528,buseta1924,micro1611,h110) VALUES ('PACORA-CALDAS','1500000','1300000','1100000','9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LMIRA-VALLE</text:p>
          </table:table-cell>
          <table:table-cell table:style-name="ce6" office:value-type="float" office:value="950000" calcext:value-type="float">
            <text:p><text:s/>$ 950.000 </text:p>
          </table:table-cell>
          <table:table-cell table:style-name="ce6" office:value-type="float" office:value="850000" calcext:value-type="float">
            <text:p><text:s/>$ 850.000 </text:p>
          </table:table-cell>
          <table:table-cell table:style-name="ce6" office:value-type="float" office:value="750000" calcext:value-type="float">
            <text:p><text:s/>$ 7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1]&amp;&quot;','&quot;&amp;[.B121]&amp;&quot;','&quot;&amp;[.C121]&amp;&quot;','&quot;&amp;[.D121]&amp;&quot;','&quot;&amp;[.E121]&amp;&quot;','&quot;&amp;[.F121]&amp;&quot;');&quot;" office:value-type="string" office:string-value="('PALMIRA-VALLE','950000','850000','750000','550000','');" calcext:value-type="string">
            <text:p>('PALMIRA-VALLE','950000','850000','750000','550000','');</text:p>
          </table:table-cell>
          <table:table-cell table:formula="of:=[.H121]&amp;[.I121]" office:value-type="string" office:string-value="INSERT INTO tbtarifas (nombre,bus40,buseta2528,buseta1924,micro1611,h110) VALUES ('PALMIRA-VALLE','950000','850000','750000','550000','');" calcext:value-type="string">
            <text:p>INSERT INTO tbtarifas (nombre,bus40,buseta2528,buseta1924,micro1611,h110) VALUES ('PALMIRA-VALLE','950000','850000','750000','5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NACA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2]&amp;&quot;','&quot;&amp;[.B122]&amp;&quot;','&quot;&amp;[.C122]&amp;&quot;','&quot;&amp;[.D122]&amp;&quot;','&quot;&amp;[.E122]&amp;&quot;','&quot;&amp;[.F122]&amp;&quot;');&quot;" office:value-type="string" office:string-value="('PANACA','450000','400000','320000','300000','');" calcext:value-type="string">
            <text:p>('PANACA','450000','400000','320000','300000','');</text:p>
          </table:table-cell>
          <table:table-cell table:formula="of:=[.H122]&amp;[.I122]" office:value-type="string" office:string-value="INSERT INTO tbtarifas (nombre,bus40,buseta2528,buseta1924,micro1611,h110) VALUES ('PANACA','450000','400000','320000','300000','');" calcext:value-type="string">
            <text:p>INSERT INTO tbtarifas (nombre,bus40,buseta2528,buseta1924,micro1611,h110) VALUES ('PANACA','450000','400000','320000','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LESTINA-CALDAS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30000" calcext:value-type="float">
            <text:p><text:s/>$ 43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3]&amp;&quot;','&quot;&amp;[.B123]&amp;&quot;','&quot;&amp;[.C123]&amp;&quot;','&quot;&amp;[.D123]&amp;&quot;','&quot;&amp;[.E123]&amp;&quot;','&quot;&amp;[.F123]&amp;&quot;');&quot;" office:value-type="string" office:string-value="('PALESTINA-CALDAS','480000','430000','400000','320000','');" calcext:value-type="string">
            <text:p>('PALESTINA-CALDAS','480000','430000','400000','320000','');</text:p>
          </table:table-cell>
          <table:table-cell table:formula="of:=[.H123]&amp;[.I123]" office:value-type="string" office:string-value="INSERT INTO tbtarifas (nombre,bus40,buseta2528,buseta1924,micro1611,h110) VALUES ('PALESTINA-CALDAS','480000','430000','400000','320000','');" calcext:value-type="string">
            <text:p>INSERT INTO tbtarifas (nombre,bus40,buseta2528,buseta1924,micro1611,h110) VALUES ('PALESTINA-CALDAS','480000','430000','400000','3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RQUE DE LA CANA-CALI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4]&amp;&quot;','&quot;&amp;[.B124]&amp;&quot;','&quot;&amp;[.C124]&amp;&quot;','&quot;&amp;[.D124]&amp;&quot;','&quot;&amp;[.E124]&amp;&quot;','&quot;&amp;[.F124]&amp;&quot;');&quot;" office:value-type="string" office:string-value="('PARQUE DE LA CANA-CALI','1000000','900000','800000','600000','');" calcext:value-type="string">
            <text:p>('PARQUE DE LA CANA-CALI','1000000','900000','800000','600000','');</text:p>
          </table:table-cell>
          <table:table-cell table:formula="of:=[.H124]&amp;[.I124]" office:value-type="string" office:string-value="INSERT INTO tbtarifas (nombre,bus40,buseta2528,buseta1924,micro1611,h110) VALUES ('PARQUE DE LA CANA-CALI','1000000','900000','800000','600000','');" calcext:value-type="string">
            <text:p>INSERT INTO tbtarifas (nombre,bus40,buseta2528,buseta1924,micro1611,h110) VALUES ('PARQUE DE LA CANA-CALI','1000000','900000','800000','6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RQUE DE LAS AGUAS-MEDELLIN</text:p>
          </table:table-cell>
          <table:table-cell table:style-name="ce6" office:value-type="float" office:value="1750000" calcext:value-type="float">
            <text:p><text:s/>$ 1.750.000 </text:p>
          </table:table-cell>
          <table:table-cell table:style-name="ce6" office:value-type="float" office:value="1550000" calcext:value-type="float">
            <text:p><text:s/>$ 1.550.000 </text:p>
          </table:table-cell>
          <table:table-cell table:style-name="ce6" office:value-type="float" office:value="1450000" calcext:value-type="float">
            <text:p><text:s/>$ 1.450.000 </text:p>
          </table:table-cell>
          <table:table-cell table:style-name="ce6" office:value-type="float" office:value="1150000" calcext:value-type="float">
            <text:p><text:s/>$ 1.1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5]&amp;&quot;','&quot;&amp;[.B125]&amp;&quot;','&quot;&amp;[.C125]&amp;&quot;','&quot;&amp;[.D125]&amp;&quot;','&quot;&amp;[.E125]&amp;&quot;','&quot;&amp;[.F125]&amp;&quot;');&quot;" office:value-type="string" office:string-value="('PARQUE DE LAS AGUAS-MEDELLIN','1750000','1550000','1450000','1150000','');" calcext:value-type="string">
            <text:p>('PARQUE DE LAS AGUAS-MEDELLIN','1750000','1550000','1450000','1150000','');</text:p>
          </table:table-cell>
          <table:table-cell table:formula="of:=[.H125]&amp;[.I125]" office:value-type="string" office:string-value="INSERT INTO tbtarifas (nombre,bus40,buseta2528,buseta1924,micro1611,h110) VALUES ('PARQUE DE LAS AGUAS-MEDELLIN','1750000','1550000','1450000','1150000','');" calcext:value-type="string">
            <text:p>INSERT INTO tbtarifas (nombre,bus40,buseta2528,buseta1924,micro1611,h110) VALUES ('PARQUE DE LAS AGUAS-MEDELLIN','1750000','1550000','1450000','11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RQUE UCUMARI-MISTRATO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6]&amp;&quot;','&quot;&amp;[.B126]&amp;&quot;','&quot;&amp;[.C126]&amp;&quot;','&quot;&amp;[.D126]&amp;&quot;','&quot;&amp;[.E126]&amp;&quot;','&quot;&amp;[.F126]&amp;&quot;');&quot;" office:value-type="string" office:string-value="('PARQUE UCUMARI-MISTRATO','650000','550000','500000','400000','');" calcext:value-type="string">
            <text:p>('PARQUE UCUMARI-MISTRATO','650000','550000','500000','400000','');</text:p>
          </table:table-cell>
          <table:table-cell table:formula="of:=[.H126]&amp;[.I126]" office:value-type="string" office:string-value="INSERT INTO tbtarifas (nombre,bus40,buseta2528,buseta1924,micro1611,h110) VALUES ('PARQUE UCUMARI-MISTRATO','650000','550000','500000','400000','');" calcext:value-type="string">
            <text:p>INSERT INTO tbtarifas (nombre,bus40,buseta2528,buseta1924,micro1611,h110) VALUES ('PARQUE UCUMARI-MISTRATO','650000','550000','500000','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STO (3 DIAS)</text:p>
          </table:table-cell>
          <table:table-cell table:style-name="ce6" office:value-type="float" office:value="4200000" calcext:value-type="float">
            <text:p><text:s/>$ 4.200.000 </text:p>
          </table:table-cell>
          <table:table-cell table:style-name="ce6" office:value-type="float" office:value="3800000" calcext:value-type="float">
            <text:p><text:s/>$ 3.800.000 </text:p>
          </table:table-cell>
          <table:table-cell table:style-name="ce6" office:value-type="float" office:value="3600000" calcext:value-type="float">
            <text:p><text:s/>$ 3.600.000 </text:p>
          </table:table-cell>
          <table:table-cell table:style-name="ce6" office:value-type="float" office:value="2800000" calcext:value-type="float">
            <text:p><text:s/>$ 2.8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7]&amp;&quot;','&quot;&amp;[.B127]&amp;&quot;','&quot;&amp;[.C127]&amp;&quot;','&quot;&amp;[.D127]&amp;&quot;','&quot;&amp;[.E127]&amp;&quot;','&quot;&amp;[.F127]&amp;&quot;');&quot;" office:value-type="string" office:string-value="('PASTO (3 DIAS)','4200000','3800000','3600000','2800000','');" calcext:value-type="string">
            <text:p>('PASTO (3 DIAS)','4200000','3800000','3600000','2800000','');</text:p>
          </table:table-cell>
          <table:table-cell table:formula="of:=[.H127]&amp;[.I127]" office:value-type="string" office:string-value="INSERT INTO tbtarifas (nombre,bus40,buseta2528,buseta1924,micro1611,h110) VALUES ('PASTO (3 DIAS)','4200000','3800000','3600000','2800000','');" calcext:value-type="string">
            <text:p>INSERT INTO tbtarifas (nombre,bus40,buseta2528,buseta1924,micro1611,h110) VALUES ('PASTO (3 DIAS)','4200000','3800000','3600000','28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ACHO CUNDINAMARCA</text:p>
          </table:table-cell>
          <table:table-cell table:style-name="ce6" office:value-type="float" office:value="2600000" calcext:value-type="float">
            <text:p><text:s/>$ 2.600.000 </text:p>
          </table:table-cell>
          <table:table-cell table:style-name="ce6" office:value-type="float" office:value="2400000" calcext:value-type="float">
            <text:p><text:s/>$ 2.400.000 </text:p>
          </table:table-cell>
          <table:table-cell table:style-name="ce6" office:value-type="float" office:value="2300000" calcext:value-type="float">
            <text:p><text:s/>$ 2.300.000 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8]&amp;&quot;','&quot;&amp;[.B128]&amp;&quot;','&quot;&amp;[.C128]&amp;&quot;','&quot;&amp;[.D128]&amp;&quot;','&quot;&amp;[.E128]&amp;&quot;','&quot;&amp;[.F128]&amp;&quot;');&quot;" office:value-type="string" office:string-value="('PACHO CUNDINAMARCA','2600000','2400000','2300000','2100000','');" calcext:value-type="string">
            <text:p>('PACHO CUNDINAMARCA','2600000','2400000','2300000','2100000','');</text:p>
          </table:table-cell>
          <table:table-cell table:formula="of:=[.H128]&amp;[.I128]" office:value-type="string" office:string-value="INSERT INTO tbtarifas (nombre,bus40,buseta2528,buseta1924,micro1611,h110) VALUES ('PACHO CUNDINAMARCA','2600000','2400000','2300000','2100000','');" calcext:value-type="string">
            <text:p>INSERT INTO tbtarifas (nombre,bus40,buseta2528,buseta1924,micro1611,h110) VALUES ('PACHO CUNDINAMARCA','2600000','2400000','2300000','2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EDREGALES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30000" calcext:value-type="float">
            <text:p><text:s/>$ 23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29]&amp;&quot;','&quot;&amp;[.B129]&amp;&quot;','&quot;&amp;[.C129]&amp;&quot;','&quot;&amp;[.D129]&amp;&quot;','&quot;&amp;[.E129]&amp;&quot;','&quot;&amp;[.F129]&amp;&quot;');&quot;" office:value-type="string" office:string-value="('PEDREGALES','280000','250000','230000','200000','');" calcext:value-type="string">
            <text:p>('PEDREGALES','280000','250000','230000','200000','');</text:p>
          </table:table-cell>
          <table:table-cell table:formula="of:=[.H129]&amp;[.I129]" office:value-type="string" office:string-value="INSERT INTO tbtarifas (nombre,bus40,buseta2528,buseta1924,micro1611,h110) VALUES ('PEDREGALES','280000','250000','230000','200000','');" calcext:value-type="string">
            <text:p>INSERT INTO tbtarifas (nombre,bus40,buseta2528,buseta1924,micro1611,h110) VALUES ('PEDREGALES','280000','250000','230000','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IEDRAS DE MOLER</text:p>
          </table:table-cell>
          <table:table-cell table:style-name="ce6" office:value-type="float" office:value="370000" calcext:value-type="float">
            <text:p><text:s/>$ 37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0]&amp;&quot;','&quot;&amp;[.B130]&amp;&quot;','&quot;&amp;[.C130]&amp;&quot;','&quot;&amp;[.D130]&amp;&quot;','&quot;&amp;[.E130]&amp;&quot;','&quot;&amp;[.F130]&amp;&quot;');&quot;" office:value-type="string" office:string-value="('PIEDRAS DE MOLER','370000','300000','280000','250000','');" calcext:value-type="string">
            <text:p>('PIEDRAS DE MOLER','370000','300000','280000','250000','');</text:p>
          </table:table-cell>
          <table:table-cell table:formula="of:=[.H130]&amp;[.I130]" office:value-type="string" office:string-value="INSERT INTO tbtarifas (nombre,bus40,buseta2528,buseta1924,micro1611,h110) VALUES ('PIEDRAS DE MOLER','370000','300000','280000','250000','');" calcext:value-type="string">
            <text:p>INSERT INTO tbtarifas (nombre,bus40,buseta2528,buseta1924,micro1611,h110) VALUES ('PIEDRAS DE MOLER','370000','300000','280000','2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RADERA-VALLE</text:p>
          </table:table-cell>
          <table:table-cell table:style-name="ce6" office:value-type="float" office:value="950000" calcext:value-type="float">
            <text:p><text:s/>$ 950.000 </text:p>
          </table:table-cell>
          <table:table-cell table:style-name="ce6" office:value-type="float" office:value="850000" calcext:value-type="float">
            <text:p><text:s/>$ 850.000 </text:p>
          </table:table-cell>
          <table:table-cell table:style-name="ce6" office:value-type="float" office:value="750000" calcext:value-type="float">
            <text:p><text:s/>$ 7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1]&amp;&quot;','&quot;&amp;[.B131]&amp;&quot;','&quot;&amp;[.C131]&amp;&quot;','&quot;&amp;[.D131]&amp;&quot;','&quot;&amp;[.E131]&amp;&quot;','&quot;&amp;[.F131]&amp;&quot;');&quot;" office:value-type="string" office:string-value="('PRADERA-VALLE','950000','850000','750000','550000','');" calcext:value-type="string">
            <text:p>('PRADERA-VALLE','950000','850000','750000','550000','');</text:p>
          </table:table-cell>
          <table:table-cell table:formula="of:=[.H131]&amp;[.I131]" office:value-type="string" office:string-value="INSERT INTO tbtarifas (nombre,bus40,buseta2528,buseta1924,micro1611,h110) VALUES ('PRADERA-VALLE','950000','850000','750000','550000','');" calcext:value-type="string">
            <text:p>INSERT INTO tbtarifas (nombre,bus40,buseta2528,buseta1924,micro1611,h110) VALUES ('PRADERA-VALLE','950000','850000','750000','5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OPAYAN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350000" calcext:value-type="float">
            <text:p><text:s/>$ 1.35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2]&amp;&quot;','&quot;&amp;[.B132]&amp;&quot;','&quot;&amp;[.C132]&amp;&quot;','&quot;&amp;[.D132]&amp;&quot;','&quot;&amp;[.E132]&amp;&quot;','&quot;&amp;[.F132]&amp;&quot;');&quot;" office:value-type="string" office:string-value="('POPAYAN','1600000','1500000','1350000','1100000','');" calcext:value-type="string">
            <text:p>('POPAYAN','1600000','1500000','1350000','1100000','');</text:p>
          </table:table-cell>
          <table:table-cell table:formula="of:=[.H132]&amp;[.I132]" office:value-type="string" office:string-value="INSERT INTO tbtarifas (nombre,bus40,buseta2528,buseta1924,micro1611,h110) VALUES ('POPAYAN','1600000','1500000','1350000','1100000','');" calcext:value-type="string">
            <text:p>INSERT INTO tbtarifas (nombre,bus40,buseta2528,buseta1924,micro1611,h110) VALUES ('POPAYAN','1600000','1500000','1350000','1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UEBLO RICO-RISARALDA</text:p>
          </table:table-cell>
          <table:table-cell table:style-name="ce6" office:value-type="float" office:value="780000" calcext:value-type="float">
            <text:p><text:s/>$ 78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3]&amp;&quot;','&quot;&amp;[.B133]&amp;&quot;','&quot;&amp;[.C133]&amp;&quot;','&quot;&amp;[.D133]&amp;&quot;','&quot;&amp;[.E133]&amp;&quot;','&quot;&amp;[.F133]&amp;&quot;');&quot;" office:value-type="string" office:string-value="('PUEBLO RICO-RISARALDA','780000','650000','600000','550000','');" calcext:value-type="string">
            <text:p>('PUEBLO RICO-RISARALDA','780000','650000','600000','550000','');</text:p>
          </table:table-cell>
          <table:table-cell table:formula="of:=[.H133]&amp;[.I133]" office:value-type="string" office:string-value="INSERT INTO tbtarifas (nombre,bus40,buseta2528,buseta1924,micro1611,h110) VALUES ('PUEBLO RICO-RISARALDA','780000','650000','600000','550000','');" calcext:value-type="string">
            <text:p>INSERT INTO tbtarifas (nombre,bus40,buseta2528,buseta1924,micro1611,h110) VALUES ('PUEBLO RICO-RISARALDA','780000','650000','600000','5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UERTO ROYAL-LA VIRGINIA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6" office:value-type="float" office:value="160000" calcext:value-type="float">
            <text:p><text:s/>$ 16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4]&amp;&quot;','&quot;&amp;[.B134]&amp;&quot;','&quot;&amp;[.C134]&amp;&quot;','&quot;&amp;[.D134]&amp;&quot;','&quot;&amp;[.E134]&amp;&quot;','&quot;&amp;[.F134]&amp;&quot;');&quot;" office:value-type="string" office:string-value="('PUERTO ROYAL-LA VIRGINIA','280000','250000','220000','160000','');" calcext:value-type="string">
            <text:p>('PUERTO ROYAL-LA VIRGINIA','280000','250000','220000','160000','');</text:p>
          </table:table-cell>
          <table:table-cell table:formula="of:=[.H134]&amp;[.I134]" office:value-type="string" office:string-value="INSERT INTO tbtarifas (nombre,bus40,buseta2528,buseta1924,micro1611,h110) VALUES ('PUERTO ROYAL-LA VIRGINIA','280000','250000','220000','160000','');" calcext:value-type="string">
            <text:p>INSERT INTO tbtarifas (nombre,bus40,buseta2528,buseta1924,micro1611,h110) VALUES ('PUERTO ROYAL-LA VIRGINIA','280000','250000','220000','16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UERTO BERRIO</text:p>
          </table:table-cell>
          <table:table-cell table:style-name="ce6" office:value-type="float" office:value="2800000" calcext:value-type="float">
            <text:p><text:s/>$ 2.800.000 </text:p>
          </table:table-cell>
          <table:table-cell table:style-name="ce6" office:value-type="float" office:value="2600000" calcext:value-type="float">
            <text:p><text:s/>$ 2.600.000 </text:p>
          </table:table-cell>
          <table:table-cell table:style-name="ce6" office:value-type="float" office:value="2400000" calcext:value-type="float">
            <text:p><text:s/>$ 2.400.000 </text:p>
          </table:table-cell>
          <table:table-cell table:style-name="ce6" office:value-type="float" office:value="1800000" calcext:value-type="float">
            <text:p><text:s/>$ 1.8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5]&amp;&quot;','&quot;&amp;[.B135]&amp;&quot;','&quot;&amp;[.C135]&amp;&quot;','&quot;&amp;[.D135]&amp;&quot;','&quot;&amp;[.E135]&amp;&quot;','&quot;&amp;[.F135]&amp;&quot;');&quot;" office:value-type="string" office:string-value="('PUERTO BERRIO','2800000','2600000','2400000','1800000','');" calcext:value-type="string">
            <text:p>('PUERTO BERRIO','2800000','2600000','2400000','1800000','');</text:p>
          </table:table-cell>
          <table:table-cell table:formula="of:=[.H135]&amp;[.I135]" office:value-type="string" office:string-value="INSERT INTO tbtarifas (nombre,bus40,buseta2528,buseta1924,micro1611,h110) VALUES ('PUERTO BERRIO','2800000','2600000','2400000','1800000','');" calcext:value-type="string">
            <text:p>INSERT INTO tbtarifas (nombre,bus40,buseta2528,buseta1924,micro1611,h110) VALUES ('PUERTO BERRIO','2800000','2600000','2400000','18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UERTO BOYACA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6" office:value-type="float" office:value="1750000" calcext:value-type="float">
            <text:p><text:s/>$ 1.75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6]&amp;&quot;','&quot;&amp;[.B136]&amp;&quot;','&quot;&amp;[.C136]&amp;&quot;','&quot;&amp;[.D136]&amp;&quot;','&quot;&amp;[.E136]&amp;&quot;','&quot;&amp;[.F136]&amp;&quot;');&quot;" office:value-type="string" office:string-value="('PUERTO BOYACA','2200000','1900000','1750000','1300000','');" calcext:value-type="string">
            <text:p>('PUERTO BOYACA','2200000','1900000','1750000','1300000','');</text:p>
          </table:table-cell>
          <table:table-cell table:formula="of:=[.H136]&amp;[.I136]" office:value-type="string" office:string-value="INSERT INTO tbtarifas (nombre,bus40,buseta2528,buseta1924,micro1611,h110) VALUES ('PUERTO BOYACA','2200000','1900000','1750000','1300000','');" calcext:value-type="string">
            <text:p>INSERT INTO tbtarifas (nombre,bus40,buseta2528,buseta1924,micro1611,h110) VALUES ('PUERTO BOYACA','2200000','1900000','1750000','1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PUERTO LOPEZ-META</text:p>
          </table:table-cell>
          <table:table-cell table:style-name="ce6" office:value-type="float" office:value="3300000" calcext:value-type="float">
            <text:p><text:s/>$ 3.300.000 </text:p>
          </table:table-cell>
          <table:table-cell table:style-name="ce6" office:value-type="float" office:value="2980000" calcext:value-type="float">
            <text:p><text:s/>$ 2.980.000 </text:p>
          </table:table-cell>
          <table:table-cell table:style-name="ce6" office:value-type="float" office:value="2800000" calcext:value-type="float">
            <text:p><text:s/>$ 2.800.000 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7]&amp;&quot;','&quot;&amp;[.B137]&amp;&quot;','&quot;&amp;[.C137]&amp;&quot;','&quot;&amp;[.D137]&amp;&quot;','&quot;&amp;[.E137]&amp;&quot;','&quot;&amp;[.F137]&amp;&quot;');&quot;" office:value-type="string" office:string-value="('PUERTO LOPEZ-META','3300000','2980000','2800000','2100000','');" calcext:value-type="string">
            <text:p>('PUERTO LOPEZ-META','3300000','2980000','2800000','2100000','');</text:p>
          </table:table-cell>
          <table:table-cell table:formula="of:=[.H137]&amp;[.I137]" office:value-type="string" office:string-value="INSERT INTO tbtarifas (nombre,bus40,buseta2528,buseta1924,micro1611,h110) VALUES ('PUERTO LOPEZ-META','3300000','2980000','2800000','2100000','');" calcext:value-type="string">
            <text:p>INSERT INTO tbtarifas (nombre,bus40,buseta2528,buseta1924,micro1611,h110) VALUES ('PUERTO LOPEZ-META','3300000','2980000','2800000','2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QUIBDO</text:p>
          </table:table-cell>
          <table:table-cell table:style-name="ce6" office:value-type="float" office:value="2900000" calcext:value-type="float">
            <text:p><text:s/>$ 2.900.000 </text:p>
          </table:table-cell>
          <table:table-cell table:style-name="ce6" office:value-type="float" office:value="2600000" calcext:value-type="float">
            <text:p><text:s/>$ 2.600.000 </text:p>
          </table:table-cell>
          <table:table-cell table:style-name="ce6" office:value-type="float" office:value="2400000" calcext:value-type="float">
            <text:p><text:s/>$ 2.400.000 </text:p>
          </table:table-cell>
          <table:table-cell table:style-name="ce6" office:value-type="float" office:value="2000000" calcext:value-type="float">
            <text:p><text:s/>$ 2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8]&amp;&quot;','&quot;&amp;[.B138]&amp;&quot;','&quot;&amp;[.C138]&amp;&quot;','&quot;&amp;[.D138]&amp;&quot;','&quot;&amp;[.E138]&amp;&quot;','&quot;&amp;[.F138]&amp;&quot;');&quot;" office:value-type="string" office:string-value="('QUIBDO','2900000','2600000','2400000','2000000','');" calcext:value-type="string">
            <text:p>('QUIBDO','2900000','2600000','2400000','2000000','');</text:p>
          </table:table-cell>
          <table:table-cell table:formula="of:=[.H138]&amp;[.I138]" office:value-type="string" office:string-value="INSERT INTO tbtarifas (nombre,bus40,buseta2528,buseta1924,micro1611,h110) VALUES ('QUIBDO','2900000','2600000','2400000','2000000','');" calcext:value-type="string">
            <text:p>INSERT INTO tbtarifas (nombre,bus40,buseta2528,buseta1924,micro1611,h110) VALUES ('QUIBDO','2900000','2600000','2400000','2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QUITO-ECUADOR (5 DIAS)</text:p>
          </table:table-cell>
          <table:table-cell table:style-name="ce6" office:value-type="float" office:value="7800000" calcext:value-type="float">
            <text:p><text:s/>$ 7.800.000 </text:p>
          </table:table-cell>
          <table:table-cell table:style-name="ce6" office:value-type="float" office:value="6700000" calcext:value-type="float">
            <text:p><text:s/>$ 6.700.000 </text:p>
          </table:table-cell>
          <table:table-cell table:style-name="ce6" office:value-type="float" office:value="6300000" calcext:value-type="float">
            <text:p><text:s/>$ 6.300.000 </text:p>
          </table:table-cell>
          <table:table-cell table:style-name="ce6" office:value-type="float" office:value="5100000" calcext:value-type="float">
            <text:p><text:s/>$ 5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39]&amp;&quot;','&quot;&amp;[.B139]&amp;&quot;','&quot;&amp;[.C139]&amp;&quot;','&quot;&amp;[.D139]&amp;&quot;','&quot;&amp;[.E139]&amp;&quot;','&quot;&amp;[.F139]&amp;&quot;');&quot;" office:value-type="string" office:string-value="('QUITO-ECUADOR (5 DIAS)','7800000','6700000','6300000','5100000','');" calcext:value-type="string">
            <text:p>('QUITO-ECUADOR (5 DIAS)','7800000','6700000','6300000','5100000','');</text:p>
          </table:table-cell>
          <table:table-cell table:formula="of:=[.H139]&amp;[.I139]" office:value-type="string" office:string-value="INSERT INTO tbtarifas (nombre,bus40,buseta2528,buseta1924,micro1611,h110) VALUES ('QUITO-ECUADOR (5 DIAS)','7800000','6700000','6300000','5100000','');" calcext:value-type="string">
            <text:p>INSERT INTO tbtarifas (nombre,bus40,buseta2528,buseta1924,micro1611,h110) VALUES ('QUITO-ECUADOR (5 DIAS)','7800000','6700000','6300000','5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QUIMBAYA-QUINDIO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0]&amp;&quot;','&quot;&amp;[.B140]&amp;&quot;','&quot;&amp;[.C140]&amp;&quot;','&quot;&amp;[.D140]&amp;&quot;','&quot;&amp;[.E140]&amp;&quot;','&quot;&amp;[.F140]&amp;&quot;');&quot;" office:value-type="string" office:string-value="('QUIMBAYA-QUINDIO','450000','350000','320000','300000','');" calcext:value-type="string">
            <text:p>('QUIMBAYA-QUINDIO','450000','350000','320000','300000','');</text:p>
          </table:table-cell>
          <table:table-cell table:formula="of:=[.H140]&amp;[.I140]" office:value-type="string" office:string-value="INSERT INTO tbtarifas (nombre,bus40,buseta2528,buseta1924,micro1611,h110) VALUES ('QUIMBAYA-QUINDIO','450000','350000','320000','300000','');" calcext:value-type="string">
            <text:p>INSERT INTO tbtarifas (nombre,bus40,buseta2528,buseta1924,micro1611,h110) VALUES ('QUIMBAYA-QUINDIO','450000','350000','320000','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QUINCHIA-RISARALDA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1]&amp;&quot;','&quot;&amp;[.B141]&amp;&quot;','&quot;&amp;[.C141]&amp;&quot;','&quot;&amp;[.D141]&amp;&quot;','&quot;&amp;[.E141]&amp;&quot;','&quot;&amp;[.F141]&amp;&quot;');&quot;" office:value-type="string" office:string-value="('QUINCHIA-RISARALDA','800000','700000','650000','550000','');" calcext:value-type="string">
            <text:p>('QUINCHIA-RISARALDA','800000','700000','650000','550000','');</text:p>
          </table:table-cell>
          <table:table-cell table:formula="of:=[.H141]&amp;[.I141]" office:value-type="string" office:string-value="INSERT INTO tbtarifas (nombre,bus40,buseta2528,buseta1924,micro1611,h110) VALUES ('QUINCHIA-RISARALDA','800000','700000','650000','550000','');" calcext:value-type="string">
            <text:p>INSERT INTO tbtarifas (nombre,bus40,buseta2528,buseta1924,micro1611,h110) VALUES ('QUINCHIA-RISARALDA','800000','700000','650000','5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RESTREPO-VALLE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670000" calcext:value-type="float">
            <text:p><text:s/>$ 67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2]&amp;&quot;','&quot;&amp;[.B142]&amp;&quot;','&quot;&amp;[.C142]&amp;&quot;','&quot;&amp;[.D142]&amp;&quot;','&quot;&amp;[.E142]&amp;&quot;','&quot;&amp;[.F142]&amp;&quot;');&quot;" office:value-type="string" office:string-value="('RESTREPO-VALLE','900000','800000','670000','550000','');" calcext:value-type="string">
            <text:p>('RESTREPO-VALLE','900000','800000','670000','550000','');</text:p>
          </table:table-cell>
          <table:table-cell table:formula="of:=[.H142]&amp;[.I142]" office:value-type="string" office:string-value="INSERT INTO tbtarifas (nombre,bus40,buseta2528,buseta1924,micro1611,h110) VALUES ('RESTREPO-VALLE','900000','800000','670000','550000','');" calcext:value-type="string">
            <text:p>INSERT INTO tbtarifas (nombre,bus40,buseta2528,buseta1924,micro1611,h110) VALUES ('RESTREPO-VALLE','900000','800000','670000','5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RICAUTE-VALLE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70000" calcext:value-type="float">
            <text:p><text:s/>$ 570.000 </text:p>
          </table:table-cell>
          <table:table-cell table:style-name="ce6" office:value-type="float" office:value="520000" calcext:value-type="float">
            <text:p><text:s/>$ 52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3]&amp;&quot;','&quot;&amp;[.B143]&amp;&quot;','&quot;&amp;[.C143]&amp;&quot;','&quot;&amp;[.D143]&amp;&quot;','&quot;&amp;[.E143]&amp;&quot;','&quot;&amp;[.F143]&amp;&quot;');&quot;" office:value-type="string" office:string-value="('RICAUTE-VALLE','650000','570000','520000','450000','');" calcext:value-type="string">
            <text:p>('RICAUTE-VALLE','650000','570000','520000','450000','');</text:p>
          </table:table-cell>
          <table:table-cell table:formula="of:=[.H143]&amp;[.I143]" office:value-type="string" office:string-value="INSERT INTO tbtarifas (nombre,bus40,buseta2528,buseta1924,micro1611,h110) VALUES ('RICAUTE-VALLE','650000','570000','520000','450000','');" calcext:value-type="string">
            <text:p>INSERT INTO tbtarifas (nombre,bus40,buseta2528,buseta1924,micro1611,h110) VALUES ('RICAUTE-VALLE','650000','570000','520000','4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RIO PRADO TOLIMA</text:p>
          </table:table-cell>
          <table:table-cell table:style-name="ce6" office:value-type="float" office:value="1900000" calcext:value-type="float">
            <text:p><text:s/>$ 1.900.000 </text:p>
          </table:table-cell>
          <table:table-cell table:style-name="ce6" office:value-type="float" office:value="1700000" calcext:value-type="float">
            <text:p><text:s/>$ 1.700.000 </text:p>
          </table:table-cell>
          <table:table-cell table:style-name="ce6" office:value-type="float" office:value="1550000" calcext:value-type="float">
            <text:p><text:s/>$ 1.550.000 </text:p>
          </table:table-cell>
          <table:table-cell table:style-name="ce6" office:value-type="float" office:value="1350000" calcext:value-type="float">
            <text:p><text:s/>$ 1.3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4]&amp;&quot;','&quot;&amp;[.B144]&amp;&quot;','&quot;&amp;[.C144]&amp;&quot;','&quot;&amp;[.D144]&amp;&quot;','&quot;&amp;[.E144]&amp;&quot;','&quot;&amp;[.F144]&amp;&quot;');&quot;" office:value-type="string" office:string-value="('RIO PRADO TOLIMA','1900000','1700000','1550000','1350000','');" calcext:value-type="string">
            <text:p>('RIO PRADO TOLIMA','1900000','1700000','1550000','1350000','');</text:p>
          </table:table-cell>
          <table:table-cell table:formula="of:=[.H144]&amp;[.I144]" office:value-type="string" office:string-value="INSERT INTO tbtarifas (nombre,bus40,buseta2528,buseta1924,micro1611,h110) VALUES ('RIO PRADO TOLIMA','1900000','1700000','1550000','1350000','');" calcext:value-type="string">
            <text:p>INSERT INTO tbtarifas (nombre,bus40,buseta2528,buseta1924,micro1611,h110) VALUES ('RIO PRADO TOLIMA','1900000','1700000','1550000','13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REMOLINOS LA ISLA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5]&amp;&quot;','&quot;&amp;[.B145]&amp;&quot;','&quot;&amp;[.C145]&amp;&quot;','&quot;&amp;[.D145]&amp;&quot;','&quot;&amp;[.E145]&amp;&quot;','&quot;&amp;[.F145]&amp;&quot;');&quot;" office:value-type="string" office:string-value="('REMOLINOS LA ISLA','450000','380000','360000','300000','');" calcext:value-type="string">
            <text:p>('REMOLINOS LA ISLA','450000','380000','360000','300000','');</text:p>
          </table:table-cell>
          <table:table-cell table:formula="of:=[.H145]&amp;[.I145]" office:value-type="string" office:string-value="INSERT INTO tbtarifas (nombre,bus40,buseta2528,buseta1924,micro1611,h110) VALUES ('REMOLINOS LA ISLA','450000','380000','360000','300000','');" calcext:value-type="string">
            <text:p>INSERT INTO tbtarifas (nombre,bus40,buseta2528,buseta1924,micro1611,h110) VALUES ('REMOLINOS LA ISLA','450000','380000','360000','3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RIO SUCIO-CALDAS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6" office:value-type="float" office:value="680000" calcext:value-type="float">
            <text:p><text:s/>$ 680.000 </text:p>
          </table:table-cell>
          <table:table-cell table:style-name="ce6" office:value-type="float" office:value="620000" calcext:value-type="float">
            <text:p><text:s/>$ 62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6]&amp;&quot;','&quot;&amp;[.B146]&amp;&quot;','&quot;&amp;[.C146]&amp;&quot;','&quot;&amp;[.D146]&amp;&quot;','&quot;&amp;[.E146]&amp;&quot;','&quot;&amp;[.F146]&amp;&quot;');&quot;" office:value-type="string" office:string-value="('RIO SUCIO-CALDAS','800000','680000','620000','500000','');" calcext:value-type="string">
            <text:p>('RIO SUCIO-CALDAS','800000','680000','620000','500000','');</text:p>
          </table:table-cell>
          <table:table-cell table:formula="of:=[.H146]&amp;[.I146]" office:value-type="string" office:string-value="INSERT INTO tbtarifas (nombre,bus40,buseta2528,buseta1924,micro1611,h110) VALUES ('RIO SUCIO-CALDAS','800000','680000','620000','500000','');" calcext:value-type="string">
            <text:p>INSERT INTO tbtarifas (nombre,bus40,buseta2528,buseta1924,micro1611,h110) VALUES ('RIO SUCIO-CALDAS','800000','680000','620000','5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RISARALDA-CALDAS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7]&amp;&quot;','&quot;&amp;[.B147]&amp;&quot;','&quot;&amp;[.C147]&amp;&quot;','&quot;&amp;[.D147]&amp;&quot;','&quot;&amp;[.E147]&amp;&quot;','&quot;&amp;[.F147]&amp;&quot;');&quot;" office:value-type="string" office:string-value="('RISARALDA-CALDAS','550000','480000','450000','400000','');" calcext:value-type="string">
            <text:p>('RISARALDA-CALDAS','550000','480000','450000','400000','');</text:p>
          </table:table-cell>
          <table:table-cell table:formula="of:=[.H147]&amp;[.I147]" office:value-type="string" office:string-value="INSERT INTO tbtarifas (nombre,bus40,buseta2528,buseta1924,micro1611,h110) VALUES ('RISARALDA-CALDAS','550000','480000','450000','400000','');" calcext:value-type="string">
            <text:p>INSERT INTO tbtarifas (nombre,bus40,buseta2528,buseta1924,micro1611,h110) VALUES ('RISARALDA-CALDAS','550000','480000','450000','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ROLDANILLO-VALLE</text:p>
          </table:table-cell>
          <table:table-cell table:style-name="ce6" office:value-type="float" office:value="600000" calcext:value-type="float">
            <text:p><text:s/>$ 60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60000" calcext:value-type="float">
            <text:p><text:s/>$ 46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8]&amp;&quot;','&quot;&amp;[.B148]&amp;&quot;','&quot;&amp;[.C148]&amp;&quot;','&quot;&amp;[.D148]&amp;&quot;','&quot;&amp;[.E148]&amp;&quot;','&quot;&amp;[.F148]&amp;&quot;');&quot;" office:value-type="string" office:string-value="('ROLDANILLO-VALLE','600000','550000','460000','420000','');" calcext:value-type="string">
            <text:p>('ROLDANILLO-VALLE','600000','550000','460000','420000','');</text:p>
          </table:table-cell>
          <table:table-cell table:formula="of:=[.H148]&amp;[.I148]" office:value-type="string" office:string-value="INSERT INTO tbtarifas (nombre,bus40,buseta2528,buseta1924,micro1611,h110) VALUES ('ROLDANILLO-VALLE','600000','550000','460000','420000','');" calcext:value-type="string">
            <text:p>INSERT INTO tbtarifas (nombre,bus40,buseta2528,buseta1924,micro1611,h110) VALUES ('ROLDANILLO-VALLE','600000','550000','460000','4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SALAMINA-CALDAS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6" office:value-type="float" office:value="950000" calcext:value-type="float">
            <text:p><text:s/>$ 950.000 </text:p>
          </table:table-cell>
          <table:table-cell table:style-name="ce6" office:value-type="float" office:value="850000" calcext:value-type="float">
            <text:p><text:s/>$ 85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49]&amp;&quot;','&quot;&amp;[.B149]&amp;&quot;','&quot;&amp;[.C149]&amp;&quot;','&quot;&amp;[.D149]&amp;&quot;','&quot;&amp;[.E149]&amp;&quot;','&quot;&amp;[.F149]&amp;&quot;');&quot;" office:value-type="string" office:string-value="('SALAMINA-CALDAS','1100000','950000','850000','650000','');" calcext:value-type="string">
            <text:p>('SALAMINA-CALDAS','1100000','950000','850000','650000','');</text:p>
          </table:table-cell>
          <table:table-cell table:formula="of:=[.H149]&amp;[.I149]" office:value-type="string" office:string-value="INSERT INTO tbtarifas (nombre,bus40,buseta2528,buseta1924,micro1611,h110) VALUES ('SALAMINA-CALDAS','1100000','950000','850000','650000','');" calcext:value-type="string">
            <text:p>INSERT INTO tbtarifas (nombre,bus40,buseta2528,buseta1924,micro1611,h110) VALUES ('SALAMINA-CALDAS','1100000','950000','850000','6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LENTO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0]&amp;&quot;','&quot;&amp;[.B150]&amp;&quot;','&quot;&amp;[.C150]&amp;&quot;','&quot;&amp;[.D150]&amp;&quot;','&quot;&amp;[.E150]&amp;&quot;','&quot;&amp;[.F150]&amp;&quot;');&quot;" office:value-type="string" office:string-value="('SALENTO','480000','400000','350000','280000','');" calcext:value-type="string">
            <text:p>('SALENTO','480000','400000','350000','280000','');</text:p>
          </table:table-cell>
          <table:table-cell table:formula="of:=[.H150]&amp;[.I150]" office:value-type="string" office:string-value="INSERT INTO tbtarifas (nombre,bus40,buseta2528,buseta1924,micro1611,h110) VALUES ('SALENTO','480000','400000','350000','280000','');" calcext:value-type="string">
            <text:p>INSERT INTO tbtarifas (nombre,bus40,buseta2528,buseta1924,micro1611,h110) VALUES ('SALENTO','480000','400000','350000','28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LDANA-TOLIMA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1]&amp;&quot;','&quot;&amp;[.B151]&amp;&quot;','&quot;&amp;[.C151]&amp;&quot;','&quot;&amp;[.D151]&amp;&quot;','&quot;&amp;[.E151]&amp;&quot;','&quot;&amp;[.F151]&amp;&quot;');&quot;" office:value-type="string" office:string-value="('SALDANA-TOLIMA','1500000','1300000','1200000','1100000','');" calcext:value-type="string">
            <text:p>('SALDANA-TOLIMA','1500000','1300000','1200000','1100000','');</text:p>
          </table:table-cell>
          <table:table-cell table:formula="of:=[.H151]&amp;[.I151]" office:value-type="string" office:string-value="INSERT INTO tbtarifas (nombre,bus40,buseta2528,buseta1924,micro1611,h110) VALUES ('SALDANA-TOLIMA','1500000','1300000','1200000','1100000','');" calcext:value-type="string">
            <text:p>INSERT INTO tbtarifas (nombre,bus40,buseta2528,buseta1924,micro1611,h110) VALUES ('SALDANA-TOLIMA','1500000','1300000','1200000','11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 AGUSTIN-HUILA (2 DIAS)</text:p>
          </table:table-cell>
          <table:table-cell table:style-name="ce6" office:value-type="float" office:value="3900000" calcext:value-type="float">
            <text:p><text:s/>$ 3.900.000 </text:p>
          </table:table-cell>
          <table:table-cell table:style-name="ce6" office:value-type="float" office:value="3100000" calcext:value-type="float">
            <text:p><text:s/>$ 3.100.000 </text:p>
          </table:table-cell>
          <table:table-cell table:style-name="ce6" office:value-type="float" office:value="2800000" calcext:value-type="float">
            <text:p><text:s/>$ 2.800.000 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8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2]&amp;&quot;','&quot;&amp;[.B152]&amp;&quot;','&quot;&amp;[.C152]&amp;&quot;','&quot;&amp;[.D152]&amp;&quot;','&quot;&amp;[.E152]&amp;&quot;','&quot;&amp;[.F152]&amp;&quot;');&quot;" office:value-type="string" office:string-value="('SAN AGUSTIN-HUILA (2 DIAS)','3900000','3100000','2800000','2100000','');" calcext:value-type="string">
            <text:p>('SAN AGUSTIN-HUILA (2 DIAS)','3900000','3100000','2800000','2100000','');</text:p>
          </table:table-cell>
          <table:table-cell table:formula="of:=[.H152]&amp;[.I152]" office:value-type="string" office:string-value="INSERT INTO tbtarifas (nombre,bus40,buseta2528,buseta1924,micro1611,h110) VALUES ('SAN AGUSTIN-HUILA (2 DIAS)','3900000','3100000','2800000','2100000','');" calcext:value-type="string">
            <text:p>INSERT INTO tbtarifas (nombre,bus40,buseta2528,buseta1924,micro1611,h110) VALUES ('SAN AGUSTIN-HUILA (2 DIAS)','3900000','3100000','2800000','21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 BERNARDO DEL VIENTO</text:p>
          </table:table-cell>
          <table:table-cell table:style-name="ce6" office:value-type="float" office:value="4500000" calcext:value-type="float">
            <text:p><text:s/>$ 4.500.000 </text:p>
          </table:table-cell>
          <table:table-cell table:style-name="ce6" office:value-type="float" office:value="4300000" calcext:value-type="float">
            <text:p><text:s/>$ 4.300.000 </text:p>
          </table:table-cell>
          <table:table-cell table:style-name="ce6" office:value-type="float" office:value="3400000" calcext:value-type="float">
            <text:p><text:s/>$ 3.400.000 </text:p>
          </table:table-cell>
          <table:table-cell table:style-name="ce6" office:value-type="float" office:value="2600000" calcext:value-type="float">
            <text:p><text:s/>$ 2.6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3]&amp;&quot;','&quot;&amp;[.B153]&amp;&quot;','&quot;&amp;[.C153]&amp;&quot;','&quot;&amp;[.D153]&amp;&quot;','&quot;&amp;[.E153]&amp;&quot;','&quot;&amp;[.F153]&amp;&quot;');&quot;" office:value-type="string" office:string-value="('SAN BERNARDO DEL VIENTO','4500000','4300000','3400000','2600000','');" calcext:value-type="string">
            <text:p>('SAN BERNARDO DEL VIENTO','4500000','4300000','3400000','2600000','');</text:p>
          </table:table-cell>
          <table:table-cell table:formula="of:=[.H153]&amp;[.I153]" office:value-type="string" office:string-value="INSERT INTO tbtarifas (nombre,bus40,buseta2528,buseta1924,micro1611,h110) VALUES ('SAN BERNARDO DEL VIENTO','4500000','4300000','3400000','2600000','');" calcext:value-type="string">
            <text:p>INSERT INTO tbtarifas (nombre,bus40,buseta2528,buseta1924,micro1611,h110) VALUES ('SAN BERNARDO DEL VIENTO','4500000','4300000','3400000','26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 CLEMENTE</text:p>
          </table:table-cell>
          <table:table-cell table:style-name="ce6" office:value-type="float" office:value="750000" calcext:value-type="float">
            <text:p><text:s/>$ 75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4]&amp;&quot;','&quot;&amp;[.B154]&amp;&quot;','&quot;&amp;[.C154]&amp;&quot;','&quot;&amp;[.D154]&amp;&quot;','&quot;&amp;[.E154]&amp;&quot;','&quot;&amp;[.F154]&amp;&quot;');&quot;" office:value-type="string" office:string-value="('SAN CLEMENTE','750000','650000','550000','500000','');" calcext:value-type="string">
            <text:p>('SAN CLEMENTE','750000','650000','550000','500000','');</text:p>
          </table:table-cell>
          <table:table-cell table:formula="of:=[.H154]&amp;[.I154]" office:value-type="string" office:string-value="INSERT INTO tbtarifas (nombre,bus40,buseta2528,buseta1924,micro1611,h110) VALUES ('SAN CLEMENTE','750000','650000','550000','500000','');" calcext:value-type="string">
            <text:p>INSERT INTO tbtarifas (nombre,bus40,buseta2528,buseta1924,micro1611,h110) VALUES ('SAN CLEMENTE','750000','650000','550000','5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 FELIX-CALDAS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6" office:value-type="float" office:value="800000" calcext:value-type="float">
            <text:p><text:s/>$ 8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5]&amp;&quot;','&quot;&amp;[.B155]&amp;&quot;','&quot;&amp;[.C155]&amp;&quot;','&quot;&amp;[.D155]&amp;&quot;','&quot;&amp;[.E155]&amp;&quot;','&quot;&amp;[.F155]&amp;&quot;');&quot;" office:value-type="string" office:string-value="('SAN FELIX-CALDAS','1300000','1200000','1000000','800000','');" calcext:value-type="string">
            <text:p>('SAN FELIX-CALDAS','1300000','1200000','1000000','800000','');</text:p>
          </table:table-cell>
          <table:table-cell table:formula="of:=[.H155]&amp;[.I155]" office:value-type="string" office:string-value="INSERT INTO tbtarifas (nombre,bus40,buseta2528,buseta1924,micro1611,h110) VALUES ('SAN FELIX-CALDAS','1300000','1200000','1000000','800000','');" calcext:value-type="string">
            <text:p>INSERT INTO tbtarifas (nombre,bus40,buseta2528,buseta1924,micro1611,h110) VALUES ('SAN FELIX-CALDAS','1300000','1200000','1000000','8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TA FE DE ANTIOQUIA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800000" calcext:value-type="float">
            <text:p><text:s/>$ 1.800.000 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6]&amp;&quot;','&quot;&amp;[.B156]&amp;&quot;','&quot;&amp;[.C156]&amp;&quot;','&quot;&amp;[.D156]&amp;&quot;','&quot;&amp;[.E156]&amp;&quot;','&quot;&amp;[.F156]&amp;&quot;');&quot;" office:value-type="string" office:string-value="('SANTA FE DE ANTIOQUIA','2200000','1800000','1600000','1300000','');" calcext:value-type="string">
            <text:p>('SANTA FE DE ANTIOQUIA','2200000','1800000','1600000','1300000','');</text:p>
          </table:table-cell>
          <table:table-cell table:formula="of:=[.H156]&amp;[.I156]" office:value-type="string" office:string-value="INSERT INTO tbtarifas (nombre,bus40,buseta2528,buseta1924,micro1611,h110) VALUES ('SANTA FE DE ANTIOQUIA','2200000','1800000','1600000','1300000','');" calcext:value-type="string">
            <text:p>INSERT INTO tbtarifas (nombre,bus40,buseta2528,buseta1924,micro1611,h110) VALUES ('SANTA FE DE ANTIOQUIA','2200000','1800000','1600000','13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TA ROSA DE CABAL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6" office:value-type="float" office:value="170000" calcext:value-type="float">
            <text:p><text:s/>$ 17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6" office:value-type="float" office:value="120000" calcext:value-type="float">
            <text:p><text:s/>$ 1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7]&amp;&quot;','&quot;&amp;[.B157]&amp;&quot;','&quot;&amp;[.C157]&amp;&quot;','&quot;&amp;[.D157]&amp;&quot;','&quot;&amp;[.E157]&amp;&quot;','&quot;&amp;[.F157]&amp;&quot;');&quot;" office:value-type="string" office:string-value="('SANTA ROSA DE CABAL','200000','170000','150000','120000','');" calcext:value-type="string">
            <text:p>('SANTA ROSA DE CABAL','200000','170000','150000','120000','');</text:p>
          </table:table-cell>
          <table:table-cell table:formula="of:=[.H157]&amp;[.I157]" office:value-type="string" office:string-value="INSERT INTO tbtarifas (nombre,bus40,buseta2528,buseta1924,micro1611,h110) VALUES ('SANTA ROSA DE CABAL','200000','170000','150000','120000','');" calcext:value-type="string">
            <text:p>INSERT INTO tbtarifas (nombre,bus40,buseta2528,buseta1924,micro1611,h110) VALUES ('SANTA ROSA DE CABAL','200000','170000','150000','1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TA ROSA DE OSOS</text:p>
          </table:table-cell>
          <table:table-cell table:style-name="ce6" office:value-type="float" office:value="1800000" calcext:value-type="float">
            <text:p><text:s/>$ 1.800.000 </text:p>
          </table:table-cell>
          <table:table-cell table:style-name="ce6" office:value-type="float" office:value="1500000" calcext:value-type="float">
            <text:p><text:s/>$ 1.5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 office:value-type="float" office:value="1150000" calcext:value-type="float">
            <text:p><text:s/>$ 1.1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8]&amp;&quot;','&quot;&amp;[.B158]&amp;&quot;','&quot;&amp;[.C158]&amp;&quot;','&quot;&amp;[.D158]&amp;&quot;','&quot;&amp;[.E158]&amp;&quot;','&quot;&amp;[.F158]&amp;&quot;');&quot;" office:value-type="string" office:string-value="('SANTA ROSA DE OSOS','1800000','1500000','1400000','1150000','');" calcext:value-type="string">
            <text:p>('SANTA ROSA DE OSOS','1800000','1500000','1400000','1150000','');</text:p>
          </table:table-cell>
          <table:table-cell table:formula="of:=[.H158]&amp;[.I158]" office:value-type="string" office:string-value="INSERT INTO tbtarifas (nombre,bus40,buseta2528,buseta1924,micro1611,h110) VALUES ('SANTA ROSA DE OSOS','1800000','1500000','1400000','1150000','');" calcext:value-type="string">
            <text:p>INSERT INTO tbtarifas (nombre,bus40,buseta2528,buseta1924,micro1611,h110) VALUES ('SANTA ROSA DE OSOS','1800000','1500000','1400000','11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TA MARTA (7 DIAS)</text:p>
          </table:table-cell>
          <table:table-cell table:style-name="ce6" office:value-type="float" office:value="6800000" calcext:value-type="float">
            <text:p><text:s/>$ 6.800.000 </text:p>
          </table:table-cell>
          <table:table-cell table:style-name="ce6" office:value-type="float" office:value="5600000" calcext:value-type="float">
            <text:p><text:s/>$ 5.600.000 </text:p>
          </table:table-cell>
          <table:table-cell table:style-name="ce6" office:value-type="float" office:value="5300000" calcext:value-type="float">
            <text:p><text:s/>$ 5.300.000 </text:p>
          </table:table-cell>
          <table:table-cell table:style-name="ce6" office:value-type="float" office:value="3400000" calcext:value-type="float">
            <text:p><text:s/>$ 3.4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59]&amp;&quot;','&quot;&amp;[.B159]&amp;&quot;','&quot;&amp;[.C159]&amp;&quot;','&quot;&amp;[.D159]&amp;&quot;','&quot;&amp;[.E159]&amp;&quot;','&quot;&amp;[.F159]&amp;&quot;');&quot;" office:value-type="string" office:string-value="('SANTA MARTA (7 DIAS)','6800000','5600000','5300000','3400000','');" calcext:value-type="string">
            <text:p>('SANTA MARTA (7 DIAS)','6800000','5600000','5300000','3400000','');</text:p>
          </table:table-cell>
          <table:table-cell table:formula="of:=[.H159]&amp;[.I159]" office:value-type="string" office:string-value="INSERT INTO tbtarifas (nombre,bus40,buseta2528,buseta1924,micro1611,h110) VALUES ('SANTA MARTA (7 DIAS)','6800000','5600000','5300000','3400000','');" calcext:value-type="string">
            <text:p>INSERT INTO tbtarifas (nombre,bus40,buseta2528,buseta1924,micro1611,h110) VALUES ('SANTA MARTA (7 DIAS)','6800000','5600000','5300000','34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TANDER DE QUILICHAO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6" office:value-type="float" office:value="920000" calcext:value-type="float">
            <text:p><text:s/>$ 920.000 </text:p>
          </table:table-cell>
          <table:table-cell table:style-name="ce6" office:value-type="float" office:value="760000" calcext:value-type="float">
            <text:p><text:s/>$ 76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0]&amp;&quot;','&quot;&amp;[.B160]&amp;&quot;','&quot;&amp;[.C160]&amp;&quot;','&quot;&amp;[.D160]&amp;&quot;','&quot;&amp;[.E160]&amp;&quot;','&quot;&amp;[.F160]&amp;&quot;');&quot;" office:value-type="string" office:string-value="('SANTANDER DE QUILICHAO','1300000','1000000','920000','760000','');" calcext:value-type="string">
            <text:p>('SANTANDER DE QUILICHAO','1300000','1000000','920000','760000','');</text:p>
          </table:table-cell>
          <table:table-cell table:formula="of:=[.H160]&amp;[.I160]" office:value-type="string" office:string-value="INSERT INTO tbtarifas (nombre,bus40,buseta2528,buseta1924,micro1611,h110) VALUES ('SANTANDER DE QUILICHAO','1300000','1000000','920000','760000','');" calcext:value-type="string">
            <text:p>INSERT INTO tbtarifas (nombre,bus40,buseta2528,buseta1924,micro1611,h110) VALUES ('SANTANDER DE QUILICHAO','1300000','1000000','920000','76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NTUARIO</text:p>
          </table:table-cell>
          <table:table-cell table:style-name="ce6" office:value-type="float" office:value="450000" calcext:value-type="float">
            <text:p><text:s/>$ 450.000 </text:p>
          </table:table-cell>
          <table:table-cell table:style-name="ce6" office:value-type="float" office:value="360000" calcext:value-type="float">
            <text:p><text:s/>$ 36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1]&amp;&quot;','&quot;&amp;[.B161]&amp;&quot;','&quot;&amp;[.C161]&amp;&quot;','&quot;&amp;[.D161]&amp;&quot;','&quot;&amp;[.E161]&amp;&quot;','&quot;&amp;[.F161]&amp;&quot;');&quot;" office:value-type="string" office:string-value="('SANTUARIO','450000','360000','320000','300000','');" calcext:value-type="string">
            <text:p>('SANTUARIO','450000','360000','320000','300000','');</text:p>
          </table:table-cell>
          <table:table-cell table:formula="of:=[.H161]&amp;[.I161]" office:value-type="string" office:string-value="INSERT INTO tbtarifas (nombre,bus40,buseta2528,buseta1924,micro1611,h110) VALUES ('SANTUARIO','450000','360000','320000','300000','');" calcext:value-type="string">
            <text:p>INSERT INTO tbtarifas (nombre,bus40,buseta2528,buseta1924,micro1611,h110) VALUES ('SANTUARIO','450000','360000','320000','3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EVILLA-VALLE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520000" calcext:value-type="float">
            <text:p><text:s/>$ 52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2]&amp;&quot;','&quot;&amp;[.B162]&amp;&quot;','&quot;&amp;[.C162]&amp;&quot;','&quot;&amp;[.D162]&amp;&quot;','&quot;&amp;[.E162]&amp;&quot;','&quot;&amp;[.F162]&amp;&quot;');&quot;" office:value-type="string" office:string-value="('SEVILLA-VALLE','650000','550000','520000','400000','');" calcext:value-type="string">
            <text:p>('SEVILLA-VALLE','650000','550000','520000','400000','');</text:p>
          </table:table-cell>
          <table:table-cell table:formula="of:=[.H162]&amp;[.I162]" office:value-type="string" office:string-value="INSERT INTO tbtarifas (nombre,bus40,buseta2528,buseta1924,micro1611,h110) VALUES ('SEVILLA-VALLE','650000','550000','520000','400000','');" calcext:value-type="string">
            <text:p>INSERT INTO tbtarifas (nombre,bus40,buseta2528,buseta1924,micro1611,h110) VALUES ('SEVILLA-VALLE','650000','550000','520000','4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6" office:value-type="float" office:value="260000" calcext:value-type="float">
            <text:p><text:s/>$ 26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6" office:value-type="float" office:value="180000" calcext:value-type="float">
            <text:p><text:s/>$ 180.000 </text:p>
          </table:table-cell>
          <table:table-cell table:style-name="ce6" office:value-type="float" office:value="130000" calcext:value-type="float">
            <text:p><text:s/>$ 13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3]&amp;&quot;','&quot;&amp;[.B163]&amp;&quot;','&quot;&amp;[.C163]&amp;&quot;','&quot;&amp;[.D163]&amp;&quot;','&quot;&amp;[.E163]&amp;&quot;','&quot;&amp;[.F163]&amp;&quot;');&quot;" office:value-type="string" office:string-value="('SUCRE','260000','200000','180000','130000','');" calcext:value-type="string">
            <text:p>('SUCRE','260000','200000','180000','130000','');</text:p>
          </table:table-cell>
          <table:table-cell table:formula="of:=[.H163]&amp;[.I163]" office:value-type="string" office:string-value="INSERT INTO tbtarifas (nombre,bus40,buseta2528,buseta1924,micro1611,h110) VALUES ('SUCRE','260000','200000','180000','130000','');" calcext:value-type="string">
            <text:p>INSERT INTO tbtarifas (nombre,bus40,buseta2528,buseta1924,micro1611,h110) VALUES ('SUCRE','260000','200000','180000','13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UPIA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4]&amp;&quot;','&quot;&amp;[.B164]&amp;&quot;','&quot;&amp;[.C164]&amp;&quot;','&quot;&amp;[.D164]&amp;&quot;','&quot;&amp;[.E164]&amp;&quot;','&quot;&amp;[.F164]&amp;&quot;');&quot;" office:value-type="string" office:string-value="('SUPIA','700000','550000','500000','420000','');" calcext:value-type="string">
            <text:p>('SUPIA','700000','550000','500000','420000','');</text:p>
          </table:table-cell>
          <table:table-cell table:formula="of:=[.H164]&amp;[.I164]" office:value-type="string" office:string-value="INSERT INTO tbtarifas (nombre,bus40,buseta2528,buseta1924,micro1611,h110) VALUES ('SUPIA','700000','550000','500000','420000','');" calcext:value-type="string">
            <text:p>INSERT INTO tbtarifas (nombre,bus40,buseta2528,buseta1924,micro1611,h110) VALUES ('SUPIA','700000','550000','500000','4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ERMALES SANTA ROSA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00000" calcext:value-type="float">
            <text:p><text:s/>$ 30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5]&amp;&quot;','&quot;&amp;[.B165]&amp;&quot;','&quot;&amp;[.C165]&amp;&quot;','&quot;&amp;[.D165]&amp;&quot;','&quot;&amp;[.E165]&amp;&quot;','&quot;&amp;[.F165]&amp;&quot;');&quot;" office:value-type="string" office:string-value="('TERMALES SANTA ROSA','350000','300000','250000','200000','');" calcext:value-type="string">
            <text:p>('TERMALES SANTA ROSA','350000','300000','250000','200000','');</text:p>
          </table:table-cell>
          <table:table-cell table:formula="of:=[.H165]&amp;[.I165]" office:value-type="string" office:string-value="INSERT INTO tbtarifas (nombre,bus40,buseta2528,buseta1924,micro1611,h110) VALUES ('TERMALES SANTA ROSA','350000','300000','250000','200000','');" calcext:value-type="string">
            <text:p>INSERT INTO tbtarifas (nombre,bus40,buseta2528,buseta1924,micro1611,h110) VALUES ('TERMALES SANTA ROSA','350000','300000','250000','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ERMALES SAN VICENTE</text:p>
          </table:table-cell>
          <table:table-cell table:style-name="ce6"/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20000" calcext:value-type="float">
            <text:p><text:s/>$ 22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6]&amp;&quot;','&quot;&amp;[.B166]&amp;&quot;','&quot;&amp;[.C166]&amp;&quot;','&quot;&amp;[.D166]&amp;&quot;','&quot;&amp;[.E166]&amp;&quot;','&quot;&amp;[.F166]&amp;&quot;');&quot;" office:value-type="string" office:string-value="('TERMALES SAN VICENTE','','350000','280000','220000','');" calcext:value-type="string">
            <text:p>('TERMALES SAN VICENTE','','350000','280000','220000','');</text:p>
          </table:table-cell>
          <table:table-cell table:formula="of:=[.H166]&amp;[.I166]" office:value-type="string" office:string-value="INSERT INTO tbtarifas (nombre,bus40,buseta2528,buseta1924,micro1611,h110) VALUES ('TERMALES SAN VICENTE','','350000','280000','220000','');" calcext:value-type="string">
            <text:p>INSERT INTO tbtarifas (nombre,bus40,buseta2528,buseta1924,micro1611,h110) VALUES ('TERMALES SAN VICENTE','','350000','280000','22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RIBUNAS</text:p>
          </table:table-cell>
          <table:table-cell table:style-name="ce6" office:value-type="float" office:value="170000" calcext:value-type="float">
            <text:p><text:s/>$ 170.000 </text:p>
          </table:table-cell>
          <table:table-cell table:style-name="ce6" office:value-type="float" office:value="130000" calcext:value-type="float">
            <text:p><text:s/>$ 130.000 </text:p>
          </table:table-cell>
          <table:table-cell table:style-name="ce6" office:value-type="float" office:value="110000" calcext:value-type="float">
            <text:p><text:s/>$ 110.000 </text:p>
          </table:table-cell>
          <table:table-cell table:style-name="ce6" office:value-type="float" office:value="90000" calcext:value-type="float">
            <text:p><text:s/>$ 9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7]&amp;&quot;','&quot;&amp;[.B167]&amp;&quot;','&quot;&amp;[.C167]&amp;&quot;','&quot;&amp;[.D167]&amp;&quot;','&quot;&amp;[.E167]&amp;&quot;','&quot;&amp;[.F167]&amp;&quot;');&quot;" office:value-type="string" office:string-value="('TRIBUNAS','170000','130000','110000','90000','');" calcext:value-type="string">
            <text:p>('TRIBUNAS','170000','130000','110000','90000','');</text:p>
          </table:table-cell>
          <table:table-cell table:formula="of:=[.H167]&amp;[.I167]" office:value-type="string" office:string-value="INSERT INTO tbtarifas (nombre,bus40,buseta2528,buseta1924,micro1611,h110) VALUES ('TRIBUNAS','170000','130000','110000','90000','');" calcext:value-type="string">
            <text:p>INSERT INTO tbtarifas (nombre,bus40,buseta2528,buseta1924,micro1611,h110) VALUES ('TRIBUNAS','170000','130000','110000','9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ITIRIBI-ANTIOQUIA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100000" calcext:value-type="float">
            <text:p><text:s/>$ 1.100.000 </text:p>
          </table:table-cell>
          <table:table-cell table:style-name="ce6" office:value-type="float" office:value="950000" calcext:value-type="float">
            <text:p><text:s/>$ 950.000 </text:p>
          </table:table-cell>
          <table:table-cell table:style-name="ce6" office:value-type="float" office:value="870000" calcext:value-type="float">
            <text:p><text:s/>$ 87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8]&amp;&quot;','&quot;&amp;[.B168]&amp;&quot;','&quot;&amp;[.C168]&amp;&quot;','&quot;&amp;[.D168]&amp;&quot;','&quot;&amp;[.E168]&amp;&quot;','&quot;&amp;[.F168]&amp;&quot;');&quot;" office:value-type="string" office:string-value="('TITIRIBI-ANTIOQUIA','1300000','1100000','950000','870000','');" calcext:value-type="string">
            <text:p>('TITIRIBI-ANTIOQUIA','1300000','1100000','950000','870000','');</text:p>
          </table:table-cell>
          <table:table-cell table:formula="of:=[.H168]&amp;[.I168]" office:value-type="string" office:string-value="INSERT INTO tbtarifas (nombre,bus40,buseta2528,buseta1924,micro1611,h110) VALUES ('TITIRIBI-ANTIOQUIA','1300000','1100000','950000','870000','');" calcext:value-type="string">
            <text:p>INSERT INTO tbtarifas (nombre,bus40,buseta2528,buseta1924,micro1611,h110) VALUES ('TITIRIBI-ANTIOQUIA','1300000','1100000','950000','87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OCAIMA (3 DIAS)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350000" calcext:value-type="float">
            <text:p><text:s/>$ 1.350.000 </text:p>
          </table:table-cell>
          <table:table-cell table:style-name="ce6" office:value-type="float" office:value="1250000" calcext:value-type="float">
            <text:p><text:s/>$ 1.250.000 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69]&amp;&quot;','&quot;&amp;[.B169]&amp;&quot;','&quot;&amp;[.C169]&amp;&quot;','&quot;&amp;[.D169]&amp;&quot;','&quot;&amp;[.E169]&amp;&quot;','&quot;&amp;[.F169]&amp;&quot;');&quot;" office:value-type="string" office:string-value="('TOCAIMA (3 DIAS)','1600000','1350000','1250000','1000000','');" calcext:value-type="string">
            <text:p>('TOCAIMA (3 DIAS)','1600000','1350000','1250000','1000000','');</text:p>
          </table:table-cell>
          <table:table-cell table:formula="of:=[.H169]&amp;[.I169]" office:value-type="string" office:string-value="INSERT INTO tbtarifas (nombre,bus40,buseta2528,buseta1924,micro1611,h110) VALUES ('TOCAIMA (3 DIAS)','1600000','1350000','1250000','1000000','');" calcext:value-type="string">
            <text:p>INSERT INTO tbtarifas (nombre,bus40,buseta2528,buseta1924,micro1611,h110) VALUES ('TOCAIMA (3 DIAS)','1600000','1350000','1250000','1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OLEMAIDA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300000" calcext:value-type="float">
            <text:p><text:s/>$ 1.300.000 </text:p>
          </table:table-cell>
          <table:table-cell table:style-name="ce6" office:value-type="float" office:value="1150000" calcext:value-type="float">
            <text:p><text:s/>$ 1.150.000 </text:p>
          </table:table-cell>
          <table:table-cell table:style-name="ce6" office:value-type="float" office:value="1000000" calcext:value-type="float">
            <text:p><text:s/>$ 1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0]&amp;&quot;','&quot;&amp;[.B170]&amp;&quot;','&quot;&amp;[.C170]&amp;&quot;','&quot;&amp;[.D170]&amp;&quot;','&quot;&amp;[.E170]&amp;&quot;','&quot;&amp;[.F170]&amp;&quot;');&quot;" office:value-type="string" office:string-value="('TOLEMAIDA','1600000','1300000','1150000','1000000','');" calcext:value-type="string">
            <text:p>('TOLEMAIDA','1600000','1300000','1150000','1000000','');</text:p>
          </table:table-cell>
          <table:table-cell table:formula="of:=[.H170]&amp;[.I170]" office:value-type="string" office:string-value="INSERT INTO tbtarifas (nombre,bus40,buseta2528,buseta1924,micro1611,h110) VALUES ('TOLEMAIDA','1600000','1300000','1150000','1000000','');" calcext:value-type="string">
            <text:p>INSERT INTO tbtarifas (nombre,bus40,buseta2528,buseta1924,micro1611,h110) VALUES ('TOLEMAIDA','1600000','1300000','1150000','1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ORO-VALLE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500000" calcext:value-type="float">
            <text:p><text:s/>$ 50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390000" calcext:value-type="float">
            <text:p><text:s/>$ 39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1]&amp;&quot;','&quot;&amp;[.B171]&amp;&quot;','&quot;&amp;[.C171]&amp;&quot;','&quot;&amp;[.D171]&amp;&quot;','&quot;&amp;[.E171]&amp;&quot;','&quot;&amp;[.F171]&amp;&quot;');&quot;" office:value-type="string" office:string-value="('TORO-VALLE','650000','500000','480000','390000','');" calcext:value-type="string">
            <text:p>('TORO-VALLE','650000','500000','480000','390000','');</text:p>
          </table:table-cell>
          <table:table-cell table:formula="of:=[.H171]&amp;[.I171]" office:value-type="string" office:string-value="INSERT INTO tbtarifas (nombre,bus40,buseta2528,buseta1924,micro1611,h110) VALUES ('TORO-VALLE','650000','500000','480000','390000','');" calcext:value-type="string">
            <text:p>INSERT INTO tbtarifas (nombre,bus40,buseta2528,buseta1924,micro1611,h110) VALUES ('TORO-VALLE','650000','500000','480000','39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UMACO</text:p>
          </table:table-cell>
          <table:table-cell table:style-name="ce6" office:value-type="float" office:value="5000000" calcext:value-type="float">
            <text:p><text:s/>$ 5.000.000 </text:p>
          </table:table-cell>
          <table:table-cell table:style-name="ce6" office:value-type="float" office:value="4300000" calcext:value-type="float">
            <text:p><text:s/>$ 4.300.000 </text:p>
          </table:table-cell>
          <table:table-cell table:style-name="ce6" office:value-type="float" office:value="4100000" calcext:value-type="float">
            <text:p><text:s/>$ 4.100.000 </text:p>
          </table:table-cell>
          <table:table-cell table:style-name="ce6" office:value-type="float" office:value="3700000" calcext:value-type="float">
            <text:p><text:s/>$ 3.7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2]&amp;&quot;','&quot;&amp;[.B172]&amp;&quot;','&quot;&amp;[.C172]&amp;&quot;','&quot;&amp;[.D172]&amp;&quot;','&quot;&amp;[.E172]&amp;&quot;','&quot;&amp;[.F172]&amp;&quot;');&quot;" office:value-type="string" office:string-value="('TUMACO','5000000','4300000','4100000','3700000','');" calcext:value-type="string">
            <text:p>('TUMACO','5000000','4300000','4100000','3700000','');</text:p>
          </table:table-cell>
          <table:table-cell table:formula="of:=[.H172]&amp;[.I172]" office:value-type="string" office:string-value="INSERT INTO tbtarifas (nombre,bus40,buseta2528,buseta1924,micro1611,h110) VALUES ('TUMACO','5000000','4300000','4100000','3700000','');" calcext:value-type="string">
            <text:p>INSERT INTO tbtarifas (nombre,bus40,buseta2528,buseta1924,micro1611,h110) VALUES ('TUMACO','5000000','4300000','4100000','37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ULCAN-ECUADOR (5 DIAS)</text:p>
          </table:table-cell>
          <table:table-cell table:style-name="ce6" office:value-type="float" office:value="6000000" calcext:value-type="float">
            <text:p><text:s/>$ 6.000.000 </text:p>
          </table:table-cell>
          <table:table-cell table:style-name="ce6" office:value-type="float" office:value="5000000" calcext:value-type="float">
            <text:p><text:s/>$ 5.000.000 </text:p>
          </table:table-cell>
          <table:table-cell table:style-name="ce6" office:value-type="float" office:value="4800000" calcext:value-type="float">
            <text:p><text:s/>$ 4.800.000 </text:p>
          </table:table-cell>
          <table:table-cell table:style-name="ce6" office:value-type="float" office:value="4000000" calcext:value-type="float">
            <text:p><text:s/>$ 4.0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3]&amp;&quot;','&quot;&amp;[.B173]&amp;&quot;','&quot;&amp;[.C173]&amp;&quot;','&quot;&amp;[.D173]&amp;&quot;','&quot;&amp;[.E173]&amp;&quot;','&quot;&amp;[.F173]&amp;&quot;');&quot;" office:value-type="string" office:string-value="('TULCAN-ECUADOR (5 DIAS)','6000000','5000000','4800000','4000000','');" calcext:value-type="string">
            <text:p>('TULCAN-ECUADOR (5 DIAS)','6000000','5000000','4800000','4000000','');</text:p>
          </table:table-cell>
          <table:table-cell table:formula="of:=[.H173]&amp;[.I173]" office:value-type="string" office:string-value="INSERT INTO tbtarifas (nombre,bus40,buseta2528,buseta1924,micro1611,h110) VALUES ('TULCAN-ECUADOR (5 DIAS)','6000000','5000000','4800000','4000000','');" calcext:value-type="string">
            <text:p>INSERT INTO tbtarifas (nombre,bus40,buseta2528,buseta1924,micro1611,h110) VALUES ('TULCAN-ECUADOR (5 DIAS)','6000000','5000000','4800000','40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ULUA</text:p>
          </table:table-cell>
          <table:table-cell table:style-name="ce6" office:value-type="float" office:value="590000" calcext:value-type="float">
            <text:p><text:s/>$ 590.000 </text:p>
          </table:table-cell>
          <table:table-cell table:style-name="ce6" office:value-type="float" office:value="520000" calcext:value-type="float">
            <text:p><text:s/>$ 520.000 </text:p>
          </table:table-cell>
          <table:table-cell table:style-name="ce6" office:value-type="float" office:value="480000" calcext:value-type="float">
            <text:p><text:s/>$ 480.000 </text:p>
          </table:table-cell>
          <table:table-cell table:style-name="ce6" office:value-type="float" office:value="400000" calcext:value-type="float">
            <text:p><text:s/>$ 4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4]&amp;&quot;','&quot;&amp;[.B174]&amp;&quot;','&quot;&amp;[.C174]&amp;&quot;','&quot;&amp;[.D174]&amp;&quot;','&quot;&amp;[.E174]&amp;&quot;','&quot;&amp;[.F174]&amp;&quot;');&quot;" office:value-type="string" office:string-value="('TULUA','590000','520000','480000','400000','');" calcext:value-type="string">
            <text:p>('TULUA','590000','520000','480000','400000','');</text:p>
          </table:table-cell>
          <table:table-cell table:formula="of:=[.H174]&amp;[.I174]" office:value-type="string" office:string-value="INSERT INTO tbtarifas (nombre,bus40,buseta2528,buseta1924,micro1611,h110) VALUES ('TULUA','590000','520000','480000','400000','');" calcext:value-type="string">
            <text:p>INSERT INTO tbtarifas (nombre,bus40,buseta2528,buseta1924,micro1611,h110) VALUES ('TULUA','590000','520000','480000','4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TURBO ANTIOQUIA (5 DIAS)</text:p>
          </table:table-cell>
          <table:table-cell table:style-name="ce6" office:value-type="float" office:value="4100000" calcext:value-type="float">
            <text:p><text:s/>$ 4.100.000 </text:p>
          </table:table-cell>
          <table:table-cell table:style-name="ce6" office:value-type="float" office:value="3500000" calcext:value-type="float">
            <text:p><text:s/>$ 3.500.000 </text:p>
          </table:table-cell>
          <table:table-cell table:style-name="ce6" office:value-type="float" office:value="3300000" calcext:value-type="float">
            <text:p><text:s/>$ 3.300.000 </text:p>
          </table:table-cell>
          <table:table-cell table:style-name="ce6" office:value-type="float" office:value="2800000" calcext:value-type="float">
            <text:p><text:s/>$ 2.8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5]&amp;&quot;','&quot;&amp;[.B175]&amp;&quot;','&quot;&amp;[.C175]&amp;&quot;','&quot;&amp;[.D175]&amp;&quot;','&quot;&amp;[.E175]&amp;&quot;','&quot;&amp;[.F175]&amp;&quot;');&quot;" office:value-type="string" office:string-value="('TURBO ANTIOQUIA (5 DIAS)','4100000','3500000','3300000','2800000','');" calcext:value-type="string">
            <text:p>('TURBO ANTIOQUIA (5 DIAS)','4100000','3500000','3300000','2800000','');</text:p>
          </table:table-cell>
          <table:table-cell table:formula="of:=[.H175]&amp;[.I175]" office:value-type="string" office:string-value="INSERT INTO tbtarifas (nombre,bus40,buseta2528,buseta1924,micro1611,h110) VALUES ('TURBO ANTIOQUIA (5 DIAS)','4100000','3500000','3300000','2800000','');" calcext:value-type="string">
            <text:p>INSERT INTO tbtarifas (nombre,bus40,buseta2528,buseta1924,micro1611,h110) VALUES ('TURBO ANTIOQUIA (5 DIAS)','4100000','3500000','3300000','28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ULLOA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80000" calcext:value-type="float">
            <text:p><text:s/>$ 280.000 </text:p>
          </table:table-cell>
          <table:table-cell table:style-name="ce6" office:value-type="float" office:value="250000" calcext:value-type="float">
            <text:p><text:s/>$ 25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6]&amp;&quot;','&quot;&amp;[.B176]&amp;&quot;','&quot;&amp;[.C176]&amp;&quot;','&quot;&amp;[.D176]&amp;&quot;','&quot;&amp;[.E176]&amp;&quot;','&quot;&amp;[.F176]&amp;&quot;');&quot;" office:value-type="string" office:string-value="('ULLOA','350000','280000','250000','200000','');" calcext:value-type="string">
            <text:p>('ULLOA','350000','280000','250000','200000','');</text:p>
          </table:table-cell>
          <table:table-cell table:formula="of:=[.H176]&amp;[.I176]" office:value-type="string" office:string-value="INSERT INTO tbtarifas (nombre,bus40,buseta2528,buseta1924,micro1611,h110) VALUES ('ULLOA','350000','280000','250000','200000','');" calcext:value-type="string">
            <text:p>INSERT INTO tbtarifas (nombre,bus40,buseta2528,buseta1924,micro1611,h110) VALUES ('ULLOA','350000','280000','250000','2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VILLA MONACO</text:p>
          </table:table-cell>
          <table:table-cell table:style-name="ce6" office:value-type="float" office:value="170000" calcext:value-type="float">
            <text:p><text:s/>$ 170.000 </text:p>
          </table:table-cell>
          <table:table-cell table:style-name="ce6" office:value-type="float" office:value="150000" calcext:value-type="float">
            <text:p><text:s/>$ 150.000 </text:p>
          </table:table-cell>
          <table:table-cell table:style-name="ce6" office:value-type="float" office:value="130000" calcext:value-type="float">
            <text:p><text:s/>$ 130.000 </text:p>
          </table:table-cell>
          <table:table-cell table:style-name="ce6" office:value-type="float" office:value="100000" calcext:value-type="float">
            <text:p><text:s/>$ 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7]&amp;&quot;','&quot;&amp;[.B177]&amp;&quot;','&quot;&amp;[.C177]&amp;&quot;','&quot;&amp;[.D177]&amp;&quot;','&quot;&amp;[.E177]&amp;&quot;','&quot;&amp;[.F177]&amp;&quot;');&quot;" office:value-type="string" office:string-value="('VILLA MONACO','170000','150000','130000','100000','');" calcext:value-type="string">
            <text:p>('VILLA MONACO','170000','150000','130000','100000','');</text:p>
          </table:table-cell>
          <table:table-cell table:formula="of:=[.H177]&amp;[.I177]" office:value-type="string" office:string-value="INSERT INTO tbtarifas (nombre,bus40,buseta2528,buseta1924,micro1611,h110) VALUES ('VILLA MONACO','170000','150000','130000','100000','');" calcext:value-type="string">
            <text:p>INSERT INTO tbtarifas (nombre,bus40,buseta2528,buseta1924,micro1611,h110) VALUES ('VILLA MONACO','170000','150000','130000','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VILLA DE LEIVA-BOYACA (3 DIAS)</text:p>
          </table:table-cell>
          <table:table-cell table:style-name="ce6" office:value-type="float" office:value="3500000" calcext:value-type="float">
            <text:p><text:s/>$ 3.500.000 </text:p>
          </table:table-cell>
          <table:table-cell table:style-name="ce6" office:value-type="float" office:value="2900000" calcext:value-type="float">
            <text:p><text:s/>$ 2.900.000 </text:p>
          </table:table-cell>
          <table:table-cell table:style-name="ce6" office:value-type="float" office:value="2800000" calcext:value-type="float">
            <text:p><text:s/>$ 2.800.000 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8]&amp;&quot;','&quot;&amp;[.B178]&amp;&quot;','&quot;&amp;[.C178]&amp;&quot;','&quot;&amp;[.D178]&amp;&quot;','&quot;&amp;[.E178]&amp;&quot;','&quot;&amp;[.F178]&amp;&quot;');&quot;" office:value-type="string" office:string-value="('VILLA DE LEIVA-BOYACA (3 DIAS)','3500000','2900000','2800000','2100000','');" calcext:value-type="string">
            <text:p>('VILLA DE LEIVA-BOYACA (3 DIAS)','3500000','2900000','2800000','2100000','');</text:p>
          </table:table-cell>
          <table:table-cell table:formula="of:=[.H178]&amp;[.I178]" office:value-type="string" office:string-value="INSERT INTO tbtarifas (nombre,bus40,buseta2528,buseta1924,micro1611,h110) VALUES ('VILLA DE LEIVA-BOYACA (3 DIAS)','3500000','2900000','2800000','2100000','');" calcext:value-type="string">
            <text:p>INSERT INTO tbtarifas (nombre,bus40,buseta2528,buseta1924,micro1611,h110) VALUES ('VILLA DE LEIVA-BOYACA (3 DIAS)','3500000','2900000','2800000','2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VILLAVICENCIO (2 DIAS)</text:p>
          </table:table-cell>
          <table:table-cell table:style-name="ce6" office:value-type="float" office:value="3400000" calcext:value-type="float">
            <text:p><text:s/>$ 3.400.000 </text:p>
          </table:table-cell>
          <table:table-cell table:style-name="ce6" office:value-type="float" office:value="3000000" calcext:value-type="float">
            <text:p><text:s/>$ 3.000.000 </text:p>
          </table:table-cell>
          <table:table-cell table:style-name="ce6" office:value-type="float" office:value="2600000" calcext:value-type="float">
            <text:p><text:s/>$ 2.600.000 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79]&amp;&quot;','&quot;&amp;[.B179]&amp;&quot;','&quot;&amp;[.C179]&amp;&quot;','&quot;&amp;[.D179]&amp;&quot;','&quot;&amp;[.E179]&amp;&quot;','&quot;&amp;[.F179]&amp;&quot;');&quot;" office:value-type="string" office:string-value="('VILLAVICENCIO (2 DIAS)','3400000','3000000','2600000','2100000','');" calcext:value-type="string">
            <text:p>('VILLAVICENCIO (2 DIAS)','3400000','3000000','2600000','2100000','');</text:p>
          </table:table-cell>
          <table:table-cell table:formula="of:=[.H179]&amp;[.I179]" office:value-type="string" office:string-value="INSERT INTO tbtarifas (nombre,bus40,buseta2528,buseta1924,micro1611,h110) VALUES ('VILLAVICENCIO (2 DIAS)','3400000','3000000','2600000','2100000','');" calcext:value-type="string">
            <text:p>INSERT INTO tbtarifas (nombre,bus40,buseta2528,buseta1924,micro1611,h110) VALUES ('VILLAVICENCIO (2 DIAS)','3400000','3000000','2600000','210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VILLETA-CUNDINAMARCA</text:p>
          </table:table-cell>
          <table:table-cell table:style-name="ce6" office:value-type="float" office:value="2100000" calcext:value-type="float">
            <text:p><text:s/>$ 2.100.000 </text:p>
          </table:table-cell>
          <table:table-cell table:style-name="ce6" office:value-type="float" office:value="1700000" calcext:value-type="float">
            <text:p><text:s/>$ 1.700.000 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150000" calcext:value-type="float">
            <text:p><text:s/>$ 1.150.000 </text:p>
          </table:table-cell>
          <table:table-cell table:style-name="ce2"/>
          <table:table-cell table:style-name="ce7"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0]&amp;&quot;','&quot;&amp;[.B180]&amp;&quot;','&quot;&amp;[.C180]&amp;&quot;','&quot;&amp;[.D180]&amp;&quot;','&quot;&amp;[.E180]&amp;&quot;','&quot;&amp;[.F180]&amp;&quot;');&quot;" office:value-type="string" office:string-value="('VILLETA-CUNDINAMARCA','2100000','1700000','1600000','1150000','');" calcext:value-type="string">
            <text:p>('VILLETA-CUNDINAMARCA','2100000','1700000','1600000','1150000','');</text:p>
          </table:table-cell>
          <table:table-cell table:formula="of:=[.H180]&amp;[.I180]" office:value-type="string" office:string-value="INSERT INTO tbtarifas (nombre,bus40,buseta2528,buseta1924,micro1611,h110) VALUES ('VILLETA-CUNDINAMARCA','2100000','1700000','1600000','1150000','');" calcext:value-type="string">
            <text:p>INSERT INTO tbtarifas (nombre,bus40,buseta2528,buseta1924,micro1611,h110) VALUES ('VILLETA-CUNDINAMARCA','2100000','1700000','1600000','1150000','');</text:p>
          </table:table-cell>
          <table:table-cell table:style-name="ce7" table:number-columns-repeated="1014"/>
        </table:table-row>
        <table:table-row table:style-name="ro3">
          <table:table-cell table:style-name="ce2" office:value-type="string" calcext:value-type="string">
            <text:p>VITERBO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6" office:value-type="float" office:value="290000" calcext:value-type="float">
            <text:p><text:s/>$ 290.000 </text:p>
          </table:table-cell>
          <table:table-cell table:style-name="ce6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1]&amp;&quot;','&quot;&amp;[.B181]&amp;&quot;','&quot;&amp;[.C181]&amp;&quot;','&quot;&amp;[.D181]&amp;&quot;','&quot;&amp;[.E181]&amp;&quot;','&quot;&amp;[.F181]&amp;&quot;');&quot;" office:value-type="string" office:string-value="('VITERBO','420000','350000','320000','290000','');" calcext:value-type="string">
            <text:p>('VITERBO','420000','350000','320000','290000','');</text:p>
          </table:table-cell>
          <table:table-cell table:formula="of:=[.H181]&amp;[.I181]" office:value-type="string" office:string-value="INSERT INTO tbtarifas (nombre,bus40,buseta2528,buseta1924,micro1611,h110) VALUES ('VITERBO','420000','350000','320000','290000','');" calcext:value-type="string">
            <text:p>INSERT INTO tbtarifas (nombre,bus40,buseta2528,buseta1924,micro1611,h110) VALUES ('VITERBO','420000','350000','320000','29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OTOCO-VALLE</text:p>
          </table:table-cell>
          <table:table-cell table:style-name="ce6" office:value-type="float" office:value="820000" calcext:value-type="float">
            <text:p><text:s/>$ 820.000 </text:p>
          </table:table-cell>
          <table:table-cell table:style-name="ce6" office:value-type="float" office:value="650000" calcext:value-type="float">
            <text:p><text:s/>$ 650.000 </text:p>
          </table:table-cell>
          <table:table-cell table:style-name="ce6" office:value-type="float" office:value="610000" calcext:value-type="float">
            <text:p><text:s/>$ 610.000 </text:p>
          </table:table-cell>
          <table:table-cell table:style-name="ce6" office:value-type="float" office:value="510000" calcext:value-type="float">
            <text:p><text:s/>$ 51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2]&amp;&quot;','&quot;&amp;[.B182]&amp;&quot;','&quot;&amp;[.C182]&amp;&quot;','&quot;&amp;[.D182]&amp;&quot;','&quot;&amp;[.E182]&amp;&quot;','&quot;&amp;[.F182]&amp;&quot;');&quot;" office:value-type="string" office:string-value="('YOTOCO-VALLE','820000','650000','610000','510000','');" calcext:value-type="string">
            <text:p>('YOTOCO-VALLE','820000','650000','610000','510000','');</text:p>
          </table:table-cell>
          <table:table-cell table:formula="of:=[.H182]&amp;[.I182]" office:value-type="string" office:string-value="INSERT INTO tbtarifas (nombre,bus40,buseta2528,buseta1924,micro1611,h110) VALUES ('YOTOCO-VALLE','820000','650000','610000','510000','');" calcext:value-type="string">
            <text:p>INSERT INTO tbtarifas (nombre,bus40,buseta2528,buseta1924,micro1611,h110) VALUES ('YOTOCO-VALLE','820000','650000','610000','51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UMBO-VALLE</text:p>
          </table:table-cell>
          <table:table-cell table:style-name="ce6" office:value-type="float" office:value="900000" calcext:value-type="float">
            <text:p><text:s/>$ 900.000 </text:p>
          </table:table-cell>
          <table:table-cell table:style-name="ce6" office:value-type="float" office:value="760000" calcext:value-type="float">
            <text:p><text:s/>$ 760.000 </text:p>
          </table:table-cell>
          <table:table-cell table:style-name="ce6" office:value-type="float" office:value="700000" calcext:value-type="float">
            <text:p><text:s/>$ 700.000 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3]&amp;&quot;','&quot;&amp;[.B183]&amp;&quot;','&quot;&amp;[.C183]&amp;&quot;','&quot;&amp;[.D183]&amp;&quot;','&quot;&amp;[.E183]&amp;&quot;','&quot;&amp;[.F183]&amp;&quot;');&quot;" office:value-type="string" office:string-value="('YUMBO-VALLE','900000','760000','700000','550000','');" calcext:value-type="string">
            <text:p>('YUMBO-VALLE','900000','760000','700000','550000','');</text:p>
          </table:table-cell>
          <table:table-cell table:formula="of:=[.H183]&amp;[.I183]" office:value-type="string" office:string-value="INSERT INTO tbtarifas (nombre,bus40,buseta2528,buseta1924,micro1611,h110) VALUES ('YUMBO-VALLE','900000','760000','700000','550000','');" calcext:value-type="string">
            <text:p>INSERT INTO tbtarifas (nombre,bus40,buseta2528,buseta1924,micro1611,h110) VALUES ('YUMBO-VALLE','900000','760000','700000','5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ZARAGOZA PIRAMIDES</text:p>
          </table:table-cell>
          <table:table-cell table:style-name="ce6" office:value-type="float" office:value="350000" calcext:value-type="float">
            <text:p><text:s/>$ 350.000 </text:p>
          </table:table-cell>
          <table:table-cell table:style-name="ce6" office:value-type="float" office:value="260000" calcext:value-type="float">
            <text:p><text:s/>$ 260.000 </text:p>
          </table:table-cell>
          <table:table-cell table:style-name="ce6" office:value-type="float" office:value="240000" calcext:value-type="float">
            <text:p><text:s/>$ 240.000 </text:p>
          </table:table-cell>
          <table:table-cell table:style-name="ce6" office:value-type="float" office:value="200000" calcext:value-type="float">
            <text:p><text:s/>$ 2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4]&amp;&quot;','&quot;&amp;[.B184]&amp;&quot;','&quot;&amp;[.C184]&amp;&quot;','&quot;&amp;[.D184]&amp;&quot;','&quot;&amp;[.E184]&amp;&quot;','&quot;&amp;[.F184]&amp;&quot;');&quot;" office:value-type="string" office:string-value="('ZARAGOZA PIRAMIDES','350000','260000','240000','200000','');" calcext:value-type="string">
            <text:p>('ZARAGOZA PIRAMIDES','350000','260000','240000','200000','');</text:p>
          </table:table-cell>
          <table:table-cell table:formula="of:=[.H184]&amp;[.I184]" office:value-type="string" office:string-value="INSERT INTO tbtarifas (nombre,bus40,buseta2528,buseta1924,micro1611,h110) VALUES ('ZARAGOZA PIRAMIDES','350000','260000','240000','200000','');" calcext:value-type="string">
            <text:p>INSERT INTO tbtarifas (nombre,bus40,buseta2528,buseta1924,micro1611,h110) VALUES ('ZARAGOZA PIRAMIDES','350000','260000','240000','2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ZARZAL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office:value-type="float" office:value="420000" calcext:value-type="float">
            <text:p><text:s/>$ 420.000 </text:p>
          </table:table-cell>
          <table:table-cell table:style-name="ce6" office:value-type="float" office:value="380000" calcext:value-type="float">
            <text:p><text:s/>$ 380.000 </text:p>
          </table:table-cell>
          <table:table-cell table:style-name="ce6" office:value-type="float" office:value="320000" calcext:value-type="float">
            <text:p><text:s/>$ 3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5]&amp;&quot;','&quot;&amp;[.B185]&amp;&quot;','&quot;&amp;[.C185]&amp;&quot;','&quot;&amp;[.D185]&amp;&quot;','&quot;&amp;[.E185]&amp;&quot;','&quot;&amp;[.F185]&amp;&quot;');&quot;" office:value-type="string" office:string-value="('ZARZAL','550000','420000','380000','320000','');" calcext:value-type="string">
            <text:p>('ZARZAL','550000','420000','380000','320000','');</text:p>
          </table:table-cell>
          <table:table-cell table:formula="of:=[.H185]&amp;[.I185]" office:value-type="string" office:string-value="INSERT INTO tbtarifas (nombre,bus40,buseta2528,buseta1924,micro1611,h110) VALUES ('ZARZAL','550000','420000','380000','320000','');" calcext:value-type="string">
            <text:p>INSERT INTO tbtarifas (nombre,bus40,buseta2528,buseta1924,micro1611,h110) VALUES ('ZARZAL','550000','420000','380000','3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ACIENDA NAPOLES</text:p>
          </table:table-cell>
          <table:table-cell table:style-name="ce6" office:value-type="float" office:value="2000000" calcext:value-type="float">
            <text:p><text:s/>$ 2.000.000 </text:p>
          </table:table-cell>
          <table:table-cell table:style-name="ce6" office:value-type="float" office:value="1700000" calcext:value-type="float">
            <text:p><text:s/>$ 1.700.000 </text:p>
          </table:table-cell>
          <table:table-cell table:style-name="ce6" office:value-type="float" office:value="1550000" calcext:value-type="float">
            <text:p><text:s/>$ 1.55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6]&amp;&quot;','&quot;&amp;[.B186]&amp;&quot;','&quot;&amp;[.C186]&amp;&quot;','&quot;&amp;[.D186]&amp;&quot;','&quot;&amp;[.E186]&amp;&quot;','&quot;&amp;[.F186]&amp;&quot;');&quot;" office:value-type="string" office:string-value="('HACIENDA NAPOLES','2000000','1700000','1550000','1400000','');" calcext:value-type="string">
            <text:p>('HACIENDA NAPOLES','2000000','1700000','1550000','1400000','');</text:p>
          </table:table-cell>
          <table:table-cell table:formula="of:=[.H186]&amp;[.I186]" office:value-type="string" office:string-value="INSERT INTO tbtarifas (nombre,bus40,buseta2528,buseta1924,micro1611,h110) VALUES ('HACIENDA NAPOLES','2000000','1700000','1550000','1400000','');" calcext:value-type="string">
            <text:p>INSERT INTO tbtarifas (nombre,bus40,buseta2528,buseta1924,micro1611,h110) VALUES ('HACIENDA NAPOLES','2000000','1700000','1550000','14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INCELEJO</text:p>
          </table:table-cell>
          <table:table-cell table:style-name="ce6" table:number-columns-repeated="4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7]&amp;&quot;','&quot;&amp;[.B187]&amp;&quot;','&quot;&amp;[.C187]&amp;&quot;','&quot;&amp;[.D187]&amp;&quot;','&quot;&amp;[.E187]&amp;&quot;','&quot;&amp;[.F187]&amp;&quot;');&quot;" office:value-type="string" office:string-value="('SINCELEJO','','','','','');" calcext:value-type="string">
            <text:p>('SINCELEJO','','','','','');</text:p>
          </table:table-cell>
          <table:table-cell table:formula="of:=[.H187]&amp;[.I187]" office:value-type="string" office:string-value="INSERT INTO tbtarifas (nombre,bus40,buseta2528,buseta1924,micro1611,h110) VALUES ('SINCELEJO','','','','','');" calcext:value-type="string">
            <text:p>INSERT INTO tbtarifas (nombre,bus40,buseta2528,buseta1924,micro1611,h110) VALUES ('SINCELEJO','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URBANO AREA METROPOLITANA</text:p>
          </table:table-cell>
          <table:table-cell table:style-name="ce6" office:value-type="float" office:value="180000" calcext:value-type="float">
            <office:annotation draw:style-name="gr1" draw:text-style-name="P2" svg:width="31.48mm" svg:height="13.75mm" svg:x="130.54mm" svg:y="992.19mm" draw:caption-point-x="-4.07mm" draw:caption-point-y="2.74mm">
              <dc:date>2017-05-29T00:00:00</dc:date>
              <text:p text:style-name="P1">TURISMO:</text:p>
              <text:p text:style-name="P1"><text:span text:style-name="T1">Sector Villa Santana $200.000</text:span></text:p>
            </office:annotation>
            <text:p><text:s/>$ 180.000 </text:p>
          </table:table-cell>
          <table:table-cell table:style-name="ce6" office:value-type="float" office:value="160000" calcext:value-type="float">
            <text:p><text:s/>$ 160.000 </text:p>
          </table:table-cell>
          <table:table-cell table:style-name="ce6" office:value-type="float" office:value="140000" calcext:value-type="float">
            <text:p><text:s/>$ 140.000 </text:p>
          </table:table-cell>
          <table:table-cell table:style-name="ce6" office:value-type="float" office:value="120000" calcext:value-type="float">
            <text:p><text:s/>$ 12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8]&amp;&quot;','&quot;&amp;[.B188]&amp;&quot;','&quot;&amp;[.C188]&amp;&quot;','&quot;&amp;[.D188]&amp;&quot;','&quot;&amp;[.E188]&amp;&quot;','&quot;&amp;[.F188]&amp;&quot;');&quot;" office:value-type="string" office:string-value="('URBANO AREA METROPOLITANA','180000','160000','140000','120000','');" calcext:value-type="string">
            <text:p>('URBANO AREA METROPOLITANA','180000','160000','140000','120000','');</text:p>
          </table:table-cell>
          <table:table-cell table:formula="of:=[.H188]&amp;[.I188]" office:value-type="string" office:string-value="INSERT INTO tbtarifas (nombre,bus40,buseta2528,buseta1924,micro1611,h110) VALUES ('URBANO AREA METROPOLITANA','180000','160000','140000','120000','');" calcext:value-type="string">
            <text:p>INSERT INTO tbtarifas (nombre,bus40,buseta2528,buseta1924,micro1611,h110) VALUES ('URBANO AREA METROPOLITANA','180000','160000','140000','12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ARCELONA-QUINDIO</text:p>
          </table:table-cell>
          <table:table-cell table:style-name="ce6" table:number-columns-repeated="4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89]&amp;&quot;','&quot;&amp;[.B189]&amp;&quot;','&quot;&amp;[.C189]&amp;&quot;','&quot;&amp;[.D189]&amp;&quot;','&quot;&amp;[.E189]&amp;&quot;','&quot;&amp;[.F189]&amp;&quot;');&quot;" office:value-type="string" office:string-value="('BARCELONA-QUINDIO','','','','','');" calcext:value-type="string">
            <text:p>('BARCELONA-QUINDIO','','','','','');</text:p>
          </table:table-cell>
          <table:table-cell table:formula="of:=[.H189]&amp;[.I189]" office:value-type="string" office:string-value="INSERT INTO tbtarifas (nombre,bus40,buseta2528,buseta1924,micro1611,h110) VALUES ('BARCELONA-QUINDIO','','','','','');" calcext:value-type="string">
            <text:p>INSERT INTO tbtarifas (nombre,bus40,buseta2528,buseta1924,micro1611,h110) VALUES ('BARCELONA-QUINDIO','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LORENCIA-CAQUETA</text:p>
          </table:table-cell>
          <table:table-cell table:style-name="ce6" table:number-columns-repeated="4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0]&amp;&quot;','&quot;&amp;[.B190]&amp;&quot;','&quot;&amp;[.C190]&amp;&quot;','&quot;&amp;[.D190]&amp;&quot;','&quot;&amp;[.E190]&amp;&quot;','&quot;&amp;[.F190]&amp;&quot;');&quot;" office:value-type="string" office:string-value="('FLORENCIA-CAQUETA','','','','','');" calcext:value-type="string">
            <text:p>('FLORENCIA-CAQUETA','','','','','');</text:p>
          </table:table-cell>
          <table:table-cell table:formula="of:=[.H190]&amp;[.I190]" office:value-type="string" office:string-value="INSERT INTO tbtarifas (nombre,bus40,buseta2528,buseta1924,micro1611,h110) VALUES ('FLORENCIA-CAQUETA','','','','','');" calcext:value-type="string">
            <text:p>INSERT INTO tbtarifas (nombre,bus40,buseta2528,buseta1924,micro1611,h110) VALUES ('FLORENCIA-CAQUETA','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OYACA-VILLA DE LEYVA (3 DIAS)</text:p>
          </table:table-cell>
          <table:table-cell table:style-name="ce6" table:number-columns-repeated="4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1]&amp;&quot;','&quot;&amp;[.B191]&amp;&quot;','&quot;&amp;[.C191]&amp;&quot;','&quot;&amp;[.D191]&amp;&quot;','&quot;&amp;[.E191]&amp;&quot;','&quot;&amp;[.F191]&amp;&quot;');&quot;" office:value-type="string" office:string-value="('BOYACA-VILLA DE LEYVA (3 DIAS)','','','','','');" calcext:value-type="string">
            <text:p>('BOYACA-VILLA DE LEYVA (3 DIAS)','','','','','');</text:p>
          </table:table-cell>
          <table:table-cell table:formula="of:=[.H191]&amp;[.I191]" office:value-type="string" office:string-value="INSERT INTO tbtarifas (nombre,bus40,buseta2528,buseta1924,micro1611,h110) VALUES ('BOYACA-VILLA DE LEYVA (3 DIAS)','','','','','');" calcext:value-type="string">
            <text:p>INSERT INTO tbtarifas (nombre,bus40,buseta2528,buseta1924,micro1611,h110) VALUES ('BOYACA-VILLA DE LEYVA (3 DIAS)','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OLIVAR-VALLE</text:p>
          </table:table-cell>
          <table:table-cell table:style-name="ce6" table:number-columns-repeated="4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2]&amp;&quot;','&quot;&amp;[.B192]&amp;&quot;','&quot;&amp;[.C192]&amp;&quot;','&quot;&amp;[.D192]&amp;&quot;','&quot;&amp;[.E192]&amp;&quot;','&quot;&amp;[.F192]&amp;&quot;');&quot;" office:value-type="string" office:string-value="('BOLIVAR-VALLE','','','','','');" calcext:value-type="string">
            <text:p>('BOLIVAR-VALLE','','','','','');</text:p>
          </table:table-cell>
          <table:table-cell table:formula="of:=[.H192]&amp;[.I192]" office:value-type="string" office:string-value="INSERT INTO tbtarifas (nombre,bus40,buseta2528,buseta1924,micro1611,h110) VALUES ('BOLIVAR-VALLE','','','','','');" calcext:value-type="string">
            <text:p>INSERT INTO tbtarifas (nombre,bus40,buseta2528,buseta1924,micro1611,h110) VALUES ('BOLIVAR-VALLE','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PARQUE CONSOTA</text:p>
          </table:table-cell>
          <table:table-cell table:style-name="ce6" table:number-columns-repeated="4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3]&amp;&quot;','&quot;&amp;[.B193]&amp;&quot;','&quot;&amp;[.C193]&amp;&quot;','&quot;&amp;[.D193]&amp;&quot;','&quot;&amp;[.E193]&amp;&quot;','&quot;&amp;[.F193]&amp;&quot;');&quot;" office:value-type="string" office:string-value="('PARQUE CONSOTA','','','','','');" calcext:value-type="string">
            <text:p>('PARQUE CONSOTA','','','','','');</text:p>
          </table:table-cell>
          <table:table-cell table:formula="of:=[.H193]&amp;[.I193]" office:value-type="string" office:string-value="INSERT INTO tbtarifas (nombre,bus40,buseta2528,buseta1924,micro1611,h110) VALUES ('PARQUE CONSOTA','','','','','');" calcext:value-type="string">
            <text:p>INSERT INTO tbtarifas (nombre,bus40,buseta2528,buseta1924,micro1611,h110) VALUES ('PARQUE CONSOTA','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IOPARQUE UKUMARI</text:p>
          </table:table-cell>
          <table:table-cell table:style-name="ce6" table:number-columns-repeated="4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4]&amp;&quot;','&quot;&amp;[.B194]&amp;&quot;','&quot;&amp;[.C194]&amp;&quot;','&quot;&amp;[.D194]&amp;&quot;','&quot;&amp;[.E194]&amp;&quot;','&quot;&amp;[.F194]&amp;&quot;');&quot;" office:value-type="string" office:string-value="('BIOPARQUE UKUMARI','','','','','');" calcext:value-type="string">
            <text:p>('BIOPARQUE UKUMARI','','','','','');</text:p>
          </table:table-cell>
          <table:table-cell table:formula="of:=[.H194]&amp;[.I194]" office:value-type="string" office:string-value="INSERT INTO tbtarifas (nombre,bus40,buseta2528,buseta1924,micro1611,h110) VALUES ('BIOPARQUE UKUMARI','','','','','');" calcext:value-type="string">
            <text:p>INSERT INTO tbtarifas (nombre,bus40,buseta2528,buseta1924,micro1611,h110) VALUES ('BIOPARQUE UKUMARI','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UATAPE-PUEBLITO PAISA-MEDELLIN</text:p>
          </table:table-cell>
          <table:table-cell table:style-name="ce6" office:value-type="float" office:value="2200000" calcext:value-type="float">
            <text:p><text:s/>$ 2.200.000 </text:p>
          </table:table-cell>
          <table:table-cell table:style-name="ce6" office:value-type="float" office:value="1800000" calcext:value-type="float">
            <text:p><text:s/>$ 1.800.000 </text:p>
          </table:table-cell>
          <table:table-cell table:style-name="ce6" office:value-type="float" office:value="1600000" calcext:value-type="float">
            <text:p><text:s/>$ 1.600.000 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5]&amp;&quot;','&quot;&amp;[.B195]&amp;&quot;','&quot;&amp;[.C195]&amp;&quot;','&quot;&amp;[.D195]&amp;&quot;','&quot;&amp;[.E195]&amp;&quot;','&quot;&amp;[.F195]&amp;&quot;');&quot;" office:value-type="string" office:string-value="('GUATAPE-PUEBLITO PAISA-MEDELLIN','2200000','1800000','1600000','1400000','');" calcext:value-type="string">
            <text:p>('GUATAPE-PUEBLITO PAISA-MEDELLIN','2200000','1800000','1600000','1400000','');</text:p>
          </table:table-cell>
          <table:table-cell table:formula="of:=[.H195]&amp;[.I195]" office:value-type="string" office:string-value="INSERT INTO tbtarifas (nombre,bus40,buseta2528,buseta1924,micro1611,h110) VALUES ('GUATAPE-PUEBLITO PAISA-MEDELLIN','2200000','1800000','1600000','1400000','');" calcext:value-type="string">
            <text:p>INSERT INTO tbtarifas (nombre,bus40,buseta2528,buseta1924,micro1611,h110) VALUES ('GUATAPE-PUEBLITO PAISA-MEDELLIN','2200000','1800000','1600000','140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JERICO</text:p>
          </table:table-cell>
          <table:table-cell table:style-name="ce6" office:value-type="float" office:value="1400000" calcext:value-type="float">
            <text:p><text:s/>$ 1.400.000 </text:p>
          </table:table-cell>
          <table:table-cell table:style-name="ce6" office:value-type="float" office:value="1200000" calcext:value-type="float">
            <text:p><text:s/>$ 1.200.000 </text:p>
          </table:table-cell>
          <table:table-cell table:style-name="ce6" office:value-type="float" office:value="950000" calcext:value-type="float">
            <text:p><text:s/>$ 950.000 </text:p>
          </table:table-cell>
          <table:table-cell table:style-name="ce6" office:value-type="float" office:value="850000" calcext:value-type="float">
            <text:p><text:s/>$ 850.000 </text:p>
          </table:table-cell>
          <table:table-cell table:style-name="ce6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6]&amp;&quot;','&quot;&amp;[.B196]&amp;&quot;','&quot;&amp;[.C196]&amp;&quot;','&quot;&amp;[.D196]&amp;&quot;','&quot;&amp;[.E196]&amp;&quot;','&quot;&amp;[.F196]&amp;&quot;');&quot;" office:value-type="string" office:string-value="('JERICO','1400000','1200000','950000','850000','');" calcext:value-type="string">
            <text:p>('JERICO','1400000','1200000','950000','850000','');</text:p>
          </table:table-cell>
          <table:table-cell table:formula="of:=[.H196]&amp;[.I196]" office:value-type="string" office:string-value="INSERT INTO tbtarifas (nombre,bus40,buseta2528,buseta1924,micro1611,h110) VALUES ('JERICO','1400000','1200000','950000','850000','');" calcext:value-type="string">
            <text:p>INSERT INTO tbtarifas (nombre,bus40,buseta2528,buseta1924,micro1611,h110) VALUES ('JERICO','1400000','1200000','950000','850000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IRARDOTA (3 DIAS)</text:p>
          </table:table-cell>
          <table:table-cell table:style-name="ce6"/>
          <table:table-cell table:style-name="ce6" office:value-type="float" office:value="1750000" calcext:value-type="float">
            <text:p><text:s/>$ 1.750.000 </text:p>
          </table:table-cell>
          <table:table-cell table:style-name="ce6" office:value-type="float" office:value="1650000" calcext:value-type="float">
            <text:p><text:s/>$ 1.650.000 </text:p>
          </table:table-cell>
          <table:table-cell table:style-name="ce6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7]&amp;&quot;','&quot;&amp;[.B197]&amp;&quot;','&quot;&amp;[.C197]&amp;&quot;','&quot;&amp;[.D197]&amp;&quot;','&quot;&amp;[.E197]&amp;&quot;','&quot;&amp;[.F197]&amp;&quot;');&quot;" office:value-type="string" office:string-value="('GIRARDOTA (3 DIAS)','','1750000','1650000','','');" calcext:value-type="string">
            <text:p>('GIRARDOTA (3 DIAS)','','1750000','1650000','','');</text:p>
          </table:table-cell>
          <table:table-cell table:formula="of:=[.H197]&amp;[.I197]" office:value-type="string" office:string-value="INSERT INTO tbtarifas (nombre,bus40,buseta2528,buseta1924,micro1611,h110) VALUES ('GIRARDOTA (3 DIAS)','','1750000','1650000','','');" calcext:value-type="string">
            <text:p>INSERT INTO tbtarifas (nombre,bus40,buseta2528,buseta1924,micro1611,h110) VALUES ('GIRARDOTA (3 DIAS)','','1750000','1650000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LA PAILA-VALLE</text:p>
          </table:table-cell>
          <table:table-cell table:style-name="ce6" office:value-type="float" office:value="550000" calcext:value-type="float">
            <text:p><text:s/>$ 550.000 </text:p>
          </table:table-cell>
          <table:table-cell table:style-name="ce6" table:number-columns-repeated="3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8]&amp;&quot;','&quot;&amp;[.B198]&amp;&quot;','&quot;&amp;[.C198]&amp;&quot;','&quot;&amp;[.D198]&amp;&quot;','&quot;&amp;[.E198]&amp;&quot;','&quot;&amp;[.F198]&amp;&quot;');&quot;" office:value-type="string" office:string-value="('LA PAILA-VALLE','550000','','','','');" calcext:value-type="string">
            <text:p>('LA PAILA-VALLE','550000','','','','');</text:p>
          </table:table-cell>
          <table:table-cell table:formula="of:=[.H198]&amp;[.I198]" office:value-type="string" office:string-value="INSERT INTO tbtarifas (nombre,bus40,buseta2528,buseta1924,micro1611,h110) VALUES ('LA PAILA-VALLE','550000','','','','');" calcext:value-type="string">
            <text:p>INSERT INTO tbtarifas (nombre,bus40,buseta2528,buseta1924,micro1611,h110) VALUES ('LA PAILA-VALLE','550000','','','','');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HIA-CUNDINAMARCA (3 DIAS)</text:p>
          </table:table-cell>
          <table:table-cell table:style-name="ce6" office:value-type="float" office:value="3000000" calcext:value-type="float">
            <text:p><text:s/>$ 3.000.000 </text:p>
          </table:table-cell>
          <table:table-cell table:style-name="ce6" table:number-columns-repeated="3"/>
          <table:table-cell table:style-name="ce2"/>
          <table:table-cell/>
          <table:table-cell table:formula="of:=&quot;INSERT INTO tbtarifas (nombre,bus40,buseta2528,buseta1924,micro1611,h110) VALUES &quot;" office:value-type="string" office:string-value="INSERT INTO tbtarifas (nombre,bus40,buseta2528,buseta1924,micro1611,h110) VALUES " calcext:value-type="string">
            <text:p>INSERT INTO tbtarifas (nombre,bus40,buseta2528,buseta1924,micro1611,h110) VALUES </text:p>
          </table:table-cell>
          <table:table-cell table:formula="of:=&quot;('&quot;&amp;[.A199]&amp;&quot;','&quot;&amp;[.B199]&amp;&quot;','&quot;&amp;[.C199]&amp;&quot;','&quot;&amp;[.D199]&amp;&quot;','&quot;&amp;[.E199]&amp;&quot;','&quot;&amp;[.F199]&amp;&quot;');&quot;" office:value-type="string" office:string-value="('CHIA-CUNDINAMARCA (3 DIAS)','3000000','','','','');" calcext:value-type="string">
            <text:p>('CHIA-CUNDINAMARCA (3 DIAS)','3000000','','','','');</text:p>
          </table:table-cell>
          <table:table-cell table:formula="of:=[.H199]&amp;[.I199]" office:value-type="string" office:string-value="INSERT INTO tbtarifas (nombre,bus40,buseta2528,buseta1924,micro1611,h110) VALUES ('CHIA-CUNDINAMARCA (3 DIAS)','3000000','','','','');" calcext:value-type="string">
            <text:p>INSERT INTO tbtarifas (nombre,bus40,buseta2528,buseta1924,micro1611,h110) VALUES ('CHIA-CUNDINAMARCA (3 DIAS)','3000000','','','','');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estras" table:style-name="ta2">
        <office:forms form:automatic-focus="false" form:apply-design-mode="false"/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1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ifas" style:display-name="PageStyle_Tarif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quipo4</meta:initial-creator>
    <meta:print-date>2016-08-06T15:09:51</meta:print-date>
    <meta:creation-date>2016-05-27T14:10:56</meta:creation-date>
    <dc:date>2017-05-29T21:11:19.639000000</dc:date>
    <meta:generator>LibreOffice/5.3.3.2$Windows_X86_64 LibreOffice_project/3d9a8b4b4e538a85e0782bd6c2d430bafe583448</meta:generator>
    <meta:editing-duration>PT5H24M32S</meta:editing-duration>
    <meta:editing-cycles>7</meta:editing-cycles>
    <meta:document-statistic meta:table-count="2" meta:cell-count="15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